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2" style:family="table-cell" style:parent-style-name="Default" style:data-style-name="N109">
      <style:text-properties fo:font-size="16pt" style:font-size-asian="16pt" style:font-size-complex="16pt"/>
    </style:style>
    <style:style style:name="ce2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4" style:family="table-cell" style:parent-style-name="Default" style:data-style-name="N120">
      <style:text-properties fo:font-size="16pt" style:font-size-asian="16pt" style:font-size-complex="16pt"/>
    </style:style>
    <style:style style:name="ce25" style:family="table-cell" style:parent-style-name="Default" style:data-style-name="N119">
      <style:text-properties fo:font-size="16pt" style:font-size-asian="16pt" style:font-size-complex="16pt"/>
    </style:style>
    <style:style style:name="ce26" style:family="table-cell" style:parent-style-name="Default" style:data-style-name="N124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8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9" style:family="table-cell" style:parent-style-name="Default" style:data-style-name="N123">
      <style:text-properties fo:font-size="16pt" style:font-size-asian="16pt" style:font-size-complex="16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1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2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3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4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6" style:family="table-cell" style:parent-style-name="Default" style:data-style-name="N10">
      <style:text-properties fo:font-size="16pt" style:font-size-asian="16pt" style:font-size-complex="16pt"/>
    </style:style>
    <style:style style:name="ce37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8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6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9117.30030635">
            <text:p>￥89,11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63">
            <text:p>6.3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6610">
            <text:p>106,6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6610">
            <text:p>￥106,6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6610">
            <text:p>106610</text:p>
          </table:table-cell>
          <table:table-cell table:style-name="ce24"/>
          <table:table-cell table:style-name="ce28" table:formula="of:=SUM([.I3:.I6])" office:value-type="currency" office:currency="JPY" office:value="5160.8395541159">
            <text:p>￥5,161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09591">
            <text:p>0.0200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24980">
            <text:p>￥724,980</text:p>
          </table:table-cell>
          <table:table-cell table:style-name="ce17" table:formula="of:=[.D3]*[.G3]" office:value-type="currency" office:currency="JPY" office:value="19643.9928318">
            <text:p>￥19,64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09591">
            <text:p>0.02709591</text:p>
          </table:table-cell>
          <table:table-cell table:style-name="ce25" table:formula="of:=[.G3]*[.H$1]" office:value-type="float" office:value="0.00170704233">
            <text:p>0.0017</text:p>
          </table:table-cell>
          <table:table-cell table:style-name="ce29" table:formula="of:=[.H3]*[.D3]" office:value-type="currency" office:currency="JPY" office:value="1237.5715484034">
            <text:p>￥1,237.6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68.1045">
            <text:p>568.1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2.41">
            <text:p>￥22.410</text:p>
          </table:table-cell>
          <table:table-cell table:style-name="ce17" table:formula="of:=[.D4]*([.B4]+[.C4])" office:value-type="currency" office:currency="JPY" office:value="16989.121845">
            <text:p>￥16,98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1045">
            <text:p>758.1045</text:p>
          </table:table-cell>
          <table:table-cell table:style-name="ce26" table:formula="of:=[.G4]*[.H$1]" office:value-type="float" office:value="47.7605835">
            <text:p>47.8</text:p>
          </table:table-cell>
          <table:table-cell table:style-name="ce29" table:formula="of:=[.H4]*[.D4]" office:value-type="currency" office:currency="JPY" office:value="1070.314676235">
            <text:p>￥1,070.3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944">
            <text:p>38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09">
            <text:p>￥309.000</text:p>
          </table:table-cell>
          <table:table-cell table:style-name="ce17" table:formula="of:=[.D5]*[.G5]" office:value-type="currency" office:currency="JPY" office:value="17595.696">
            <text:p>￥17,59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56.944">
            <text:p>56.944</text:p>
          </table:table-cell>
          <table:table-cell table:style-name="ce24" table:formula="of:=[.G5]*[.H$1]" office:value-type="float" office:value="3.587472">
            <text:p>4</text:p>
          </table:table-cell>
          <table:table-cell table:style-name="ce29" table:formula="of:=[.H5]*[.D5]" office:value-type="currency" office:currency="JPY" office:value="1108.528848">
            <text:p>￥1,108.5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56031627">
            <text:p>0.56031627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3665">
            <text:p>￥53,665</text:p>
          </table:table-cell>
          <table:table-cell table:style-name="ce17" table:formula="of:=[.D6]*[.G6]" office:value-type="currency" office:currency="JPY" office:value="34888.48962955">
            <text:p>￥34,88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65011627">
            <text:p>0.65011627</text:p>
          </table:table-cell>
          <table:table-cell table:style-name="ce25" table:formula="of:=[.G6]*[.H$7]" office:value-type="float" office:value="0.0325058135">
            <text:p>0.0325</text:p>
          </table:table-cell>
          <table:table-cell table:style-name="ce29" table:formula="of:=[.H6]*[.D6]" office:value-type="currency" office:currency="JPY" office:value="1744.4244814775">
            <text:p>￥1,744.4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279.3250765875">
            <text:p>￥22,279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131.8691607">
            <text:p>￥96,13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9">
            <text:p>5.9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1273">
            <text:p>101,27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1273">
            <text:p>￥101,27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1273">
            <text:p>101273</text:p>
          </table:table-cell>
          <table:table-cell table:style-name="ce24"/>
          <table:table-cell table:style-name="ce28" table:formula="of:=SUM([.I3:.I6])" office:value-type="currency" office:currency="JPY" office:value="5364.3333713127">
            <text:p>￥5,364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79591">
            <text:p>0.0217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62230">
            <text:p>￥762,230</text:p>
          </table:table-cell>
          <table:table-cell table:style-name="ce17" table:formula="of:=[.D3]*[.G3]" office:value-type="currency" office:currency="JPY" office:value="21949.1064793">
            <text:p>￥21,94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79591">
            <text:p>0.02879591</text:p>
          </table:table-cell>
          <table:table-cell table:style-name="ce25" table:formula="of:=[.G3]*[.H$1]" office:value-type="float" office:value="0.00169895869">
            <text:p>0.0017</text:p>
          </table:table-cell>
          <table:table-cell table:style-name="ce29" table:formula="of:=[.H3]*[.D3]" office:value-type="currency" office:currency="JPY" office:value="1294.9972822787">
            <text:p>￥1,295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5.6045">
            <text:p>615.6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4.488">
            <text:p>￥24.488</text:p>
          </table:table-cell>
          <table:table-cell table:style-name="ce17" table:formula="of:=[.D4]*([.B4]+[.C4])" office:value-type="currency" office:currency="JPY" office:value="19727.642996">
            <text:p>￥19,728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05.6045">
            <text:p>805.6045</text:p>
          </table:table-cell>
          <table:table-cell table:style-name="ce26" table:formula="of:=[.G4]*[.H$1]" office:value-type="float" office:value="47.5306655">
            <text:p>47.5</text:p>
          </table:table-cell>
          <table:table-cell table:style-name="ce29" table:formula="of:=[.H4]*[.D4]" office:value-type="currency" office:currency="JPY" office:value="1163.930936764">
            <text:p>￥1,163.9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944">
            <text:p>42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33">
            <text:p>￥333.000</text:p>
          </table:table-cell>
          <table:table-cell table:style-name="ce17" table:formula="of:=[.D5]*[.G5]" office:value-type="currency" office:currency="JPY" office:value="20294.352">
            <text:p>￥20,294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0.944">
            <text:p>60.944</text:p>
          </table:table-cell>
          <table:table-cell table:style-name="ce24" table:formula="of:=[.G5]*[.H$1]" office:value-type="float" office:value="3.595696">
            <text:p>4</text:p>
          </table:table-cell>
          <table:table-cell table:style-name="ce29" table:formula="of:=[.H5]*[.D5]" office:value-type="currency" office:currency="JPY" office:value="1197.366768">
            <text:p>￥1,197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48173702">
            <text:p>0.48173702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9770">
            <text:p>￥59,770</text:p>
          </table:table-cell>
          <table:table-cell table:style-name="ce17" table:formula="of:=[.D6]*[.G6]" office:value-type="currency" office:currency="JPY" office:value="34160.7676854">
            <text:p>￥34,161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57153702">
            <text:p>0.57153702</text:p>
          </table:table-cell>
          <table:table-cell table:style-name="ce25" table:formula="of:=[.G6]*[.H$7]" office:value-type="float" office:value="0.028576851">
            <text:p>0.0286</text:p>
          </table:table-cell>
          <table:table-cell table:style-name="ce29" table:formula="of:=[.H6]*[.D6]" office:value-type="currency" office:currency="JPY" office:value="1708.03838427">
            <text:p>￥1,708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032.967290175">
            <text:p>￥24,033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937.9915629">
            <text:p>￥93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6">
            <text:p>5.6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0426">
            <text:p>90,42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0426">
            <text:p>￥90,4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0426">
            <text:p>90426</text:p>
          </table:table-cell>
          <table:table-cell table:style-name="ce24"/>
          <table:table-cell table:style-name="ce28" table:formula="of:=SUM([.I3:.I6])" office:value-type="currency" office:currency="JPY" office:value="5087.1375415824">
            <text:p>￥5,087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49591">
            <text:p>0.0234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51440">
            <text:p>￥751,440</text:p>
          </table:table-cell>
          <table:table-cell table:style-name="ce17" table:formula="of:=[.D3]*[.G3]" office:value-type="currency" office:currency="JPY" office:value="22915.8466104">
            <text:p>￥22,91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49591">
            <text:p>0.03049591</text:p>
          </table:table-cell>
          <table:table-cell table:style-name="ce25" table:formula="of:=[.G3]*[.H$1]" office:value-type="float" office:value="0.00170777096">
            <text:p>0.0017</text:p>
          </table:table-cell>
          <table:table-cell table:style-name="ce29" table:formula="of:=[.H3]*[.D3]" office:value-type="currency" office:currency="JPY" office:value="1283.2874101824">
            <text:p>￥1,283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63.4045">
            <text:p>663.4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4.125">
            <text:p>￥24.125</text:p>
          </table:table-cell>
          <table:table-cell table:style-name="ce17" table:formula="of:=[.D4]*([.B4]+[.C4])" office:value-type="currency" office:currency="JPY" office:value="20588.3835625">
            <text:p>￥20,588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53.4045">
            <text:p>853.4045</text:p>
          </table:table-cell>
          <table:table-cell table:style-name="ce26" table:formula="of:=[.G4]*[.H$1]" office:value-type="float" office:value="47.790652">
            <text:p>47.8</text:p>
          </table:table-cell>
          <table:table-cell table:style-name="ce29" table:formula="of:=[.H4]*[.D4]" office:value-type="currency" office:currency="JPY" office:value="1152.9494795">
            <text:p>￥1,152.9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6.944">
            <text:p>46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31.6">
            <text:p>￥331.600</text:p>
          </table:table-cell>
          <table:table-cell table:style-name="ce17" table:formula="of:=[.D5]*[.G5]" office:value-type="currency" office:currency="JPY" office:value="21535.4304">
            <text:p>￥21,535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4.944">
            <text:p>64.944</text:p>
          </table:table-cell>
          <table:table-cell table:style-name="ce24" table:formula="of:=[.G5]*[.H$1]" office:value-type="float" office:value="3.636864">
            <text:p>4</text:p>
          </table:table-cell>
          <table:table-cell table:style-name="ce29" table:formula="of:=[.H5]*[.D5]" office:value-type="currency" office:currency="JPY" office:value="1205.9841024">
            <text:p>￥1,206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975243">
            <text:p>0.3975243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9300">
            <text:p>￥59,300</text:p>
          </table:table-cell>
          <table:table-cell table:style-name="ce17" table:formula="of:=[.D6]*[.G6]" office:value-type="currency" office:currency="JPY" office:value="28898.33099">
            <text:p>￥28,89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4873243">
            <text:p>0.4873243</text:p>
          </table:table-cell>
          <table:table-cell table:style-name="ce25" table:formula="of:=[.G6]*[.H$7]" office:value-type="float" office:value="0.024366215">
            <text:p>0.0244</text:p>
          </table:table-cell>
          <table:table-cell table:style-name="ce29" table:formula="of:=[.H6]*[.D6]" office:value-type="currency" office:currency="JPY" office:value="1444.9165495">
            <text:p>￥1,444.9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84.497890725">
            <text:p>￥23,484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47.993505">
            <text:p>￥97,94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3">
            <text:p>5.3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0426">
            <text:p>90,42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0426">
            <text:p>￥90,4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0426">
            <text:p>90426</text:p>
          </table:table-cell>
          <table:table-cell table:style-name="ce24"/>
          <table:table-cell table:style-name="ce28" table:formula="of:=SUM([.I3:.I6])" office:value-type="currency" office:currency="JPY" office:value="5114.281757015">
            <text:p>￥5,114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519591">
            <text:p>0.0251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96000">
            <text:p>￥796,000</text:p>
          </table:table-cell>
          <table:table-cell table:style-name="ce17" table:formula="of:=[.D3]*[.G3]" office:value-type="currency" office:currency="JPY" office:value="25627.94436">
            <text:p>￥25,62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219591">
            <text:p>0.03219591</text:p>
          </table:table-cell>
          <table:table-cell table:style-name="ce25" table:formula="of:=[.G3]*[.H$1]" office:value-type="float" office:value="0.00170638323">
            <text:p>0.0017</text:p>
          </table:table-cell>
          <table:table-cell table:style-name="ce29" table:formula="of:=[.H3]*[.D3]" office:value-type="currency" office:currency="JPY" office:value="1358.28105108">
            <text:p>￥1,358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711.2045">
            <text:p>711.2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5.71">
            <text:p>￥25.710</text:p>
          </table:table-cell>
          <table:table-cell table:style-name="ce17" table:formula="of:=[.D4]*([.B4]+[.C4])" office:value-type="currency" office:currency="JPY" office:value="23169.967695">
            <text:p>￥23,17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901.2045">
            <text:p>901.2045</text:p>
          </table:table-cell>
          <table:table-cell table:style-name="ce26" table:formula="of:=[.G4]*[.H$1]" office:value-type="float" office:value="47.7638385">
            <text:p>47.8</text:p>
          </table:table-cell>
          <table:table-cell table:style-name="ce29" table:formula="of:=[.H4]*[.D4]" office:value-type="currency" office:currency="JPY" office:value="1228.008287835">
            <text:p>￥1,228.0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0.944">
            <text:p>50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40.8">
            <text:p>￥340.800</text:p>
          </table:table-cell>
          <table:table-cell table:style-name="ce17" table:formula="of:=[.D5]*[.G5]" office:value-type="currency" office:currency="JPY" office:value="23496.1152">
            <text:p>￥23,49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8.944">
            <text:p>68.944</text:p>
          </table:table-cell>
          <table:table-cell table:style-name="ce24" table:formula="of:=[.G5]*[.H$1]" office:value-type="float" office:value="3.654032">
            <text:p>4</text:p>
          </table:table-cell>
          <table:table-cell table:style-name="ce29" table:formula="of:=[.H5]*[.D5]" office:value-type="currency" office:currency="JPY" office:value="1245.2941056">
            <text:p>￥1,245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066346">
            <text:p>0.32066346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62500">
            <text:p>￥62,500</text:p>
          </table:table-cell>
          <table:table-cell table:style-name="ce17" table:formula="of:=[.D6]*[.G6]" office:value-type="currency" office:currency="JPY" office:value="25653.96625">
            <text:p>￥25,65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41046346">
            <text:p>0.41046346</text:p>
          </table:table-cell>
          <table:table-cell table:style-name="ce25" table:formula="of:=[.G6]*[.H$7]" office:value-type="float" office:value="0.020523173">
            <text:p>0.0205</text:p>
          </table:table-cell>
          <table:table-cell table:style-name="ce29" table:formula="of:=[.H6]*[.D6]" office:value-type="currency" office:currency="JPY" office:value="1282.6983125">
            <text:p>￥1,282.7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486.99837625">
            <text:p>￥24,487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186.5872087">
            <text:p>￥104,18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85158">
            <text:p>85,15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158">
            <text:p>￥85,15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158">
            <text:p>85158</text:p>
          </table:table-cell>
          <table:table-cell table:style-name="ce24"/>
          <table:table-cell table:style-name="ce28" table:formula="of:=SUM([.I3:.I6])" office:value-type="currency" office:currency="JPY" office:value="5209.329360435">
            <text:p>￥5,20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2504839">
            <text:p>0.02504839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0900">
            <text:p>￥840,900</text:p>
          </table:table-cell>
          <table:table-cell table:style-name="ce17" table:formula="of:=[.D3]*[.G3]" office:value-type="currency" office:currency="JPY" office:value="26949.491151">
            <text:p>￥26,94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204839">
            <text:p>0.03204839</text:p>
          </table:table-cell>
          <table:table-cell table:style-name="ce25" table:formula="of:=[.G3]*[.H$1]" office:value-type="float" office:value="0.0016024195">
            <text:p>0.0016</text:p>
          </table:table-cell>
          <table:table-cell table:style-name="ce29" table:formula="of:=[.H3]*[.D3]" office:value-type="currency" office:currency="JPY" office:value="1347.47455755">
            <text:p>￥1,347.5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703.5258">
            <text:p>703.5258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8.137">
            <text:p>￥28.137</text:p>
          </table:table-cell>
          <table:table-cell table:style-name="ce17" table:formula="of:=[.D4]*([.B4]+[.C4])" office:value-type="currency" office:currency="JPY" office:value="25141.1354346">
            <text:p>￥25,14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93.5258">
            <text:p>893.5258</text:p>
          </table:table-cell>
          <table:table-cell table:style-name="ce26" table:formula="of:=[.G4]*[.H$1]" office:value-type="float" office:value="44.67629">
            <text:p>44.7</text:p>
          </table:table-cell>
          <table:table-cell table:style-name="ce29" table:formula="of:=[.H4]*[.D4]" office:value-type="currency" office:currency="JPY" office:value="1257.05677173">
            <text:p>￥1,257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50.6801">
            <text:p>50.6801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1.2">
            <text:p>￥361.200</text:p>
          </table:table-cell>
          <table:table-cell table:style-name="ce17" table:formula="of:=[.D5]*[.G5]" office:value-type="currency" office:currency="JPY" office:value="24807.25212">
            <text:p>￥24,8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8.6801">
            <text:p>68.6801</text:p>
          </table:table-cell>
          <table:table-cell table:style-name="ce24" table:formula="of:=[.G5]*[.H$1]" office:value-type="float" office:value="3.434005">
            <text:p>3</text:p>
          </table:table-cell>
          <table:table-cell table:style-name="ce29" table:formula="of:=[.H5]*[.D5]" office:value-type="currency" office:currency="JPY" office:value="1240.362606">
            <text:p>￥1,240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1894418">
            <text:p>0.31894418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795">
            <text:p>￥66,795</text:p>
          </table:table-cell>
          <table:table-cell table:style-name="ce17" table:formula="of:=[.D6]*[.G6]" office:value-type="currency" office:currency="JPY" office:value="27288.7085031">
            <text:p>￥27,28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40854418">
            <text:p>0.40854418</text:p>
          </table:table-cell>
          <table:table-cell table:style-name="ce25" table:formula="of:=[.G6]*[.H$7]" office:value-type="float" office:value="0.020427209">
            <text:p>0.0204</text:p>
          </table:table-cell>
          <table:table-cell table:style-name="ce29" table:formula="of:=[.H6]*[.D6]" office:value-type="currency" office:currency="JPY" office:value="1364.435425155">
            <text:p>￥1,364.4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6046.646802175">
            <text:p>￥26,047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592.0344034">
            <text:p>￥103,5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9537">
            <text:p>79,53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9537">
            <text:p>￥79,53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9537">
            <text:p>79537</text:p>
          </table:table-cell>
          <table:table-cell table:style-name="ce24"/>
          <table:table-cell table:style-name="ce28" table:formula="of:=SUM([.I3:.I6])" office:value-type="currency" office:currency="JPY" office:value="5179.60172017">
            <text:p>￥5,18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2491567">
            <text:p>0.02491567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8000">
            <text:p>￥848,000</text:p>
          </table:table-cell>
          <table:table-cell table:style-name="ce17" table:formula="of:=[.D3]*[.G3]" office:value-type="currency" office:currency="JPY" office:value="27064.48816">
            <text:p>￥27,06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91567">
            <text:p>0.03191567</text:p>
          </table:table-cell>
          <table:table-cell table:style-name="ce25" table:formula="of:=[.G3]*[.H$1]" office:value-type="float" office:value="0.0015957835">
            <text:p>0.0016</text:p>
          </table:table-cell>
          <table:table-cell table:style-name="ce29" table:formula="of:=[.H3]*[.D3]" office:value-type="currency" office:currency="JPY" office:value="1353.224408">
            <text:p>￥1,353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95.4496">
            <text:p>695.4496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9.182">
            <text:p>￥29.182</text:p>
          </table:table-cell>
          <table:table-cell table:style-name="ce17" table:formula="of:=[.D4]*([.B4]+[.C4])" office:value-type="currency" office:currency="JPY" office:value="25839.1902272">
            <text:p>￥25,8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85.4496">
            <text:p>885.4496</text:p>
          </table:table-cell>
          <table:table-cell table:style-name="ce26" table:formula="of:=[.G4]*[.H$1]" office:value-type="float" office:value="44.27248">
            <text:p>44.3</text:p>
          </table:table-cell>
          <table:table-cell table:style-name="ce29" table:formula="of:=[.H4]*[.D4]" office:value-type="currency" office:currency="JPY" office:value="1291.95951136">
            <text:p>￥1,292.0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6.456">
            <text:p>46.456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5.3">
            <text:p>￥365.300</text:p>
          </table:table-cell>
          <table:table-cell table:style-name="ce17" table:formula="of:=[.D5]*[.G5]" office:value-type="currency" office:currency="JPY" office:value="23545.7768">
            <text:p>￥23,54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4.456">
            <text:p>64.456</text:p>
          </table:table-cell>
          <table:table-cell table:style-name="ce24" table:formula="of:=[.G5]*[.H$1]" office:value-type="float" office:value="3.2228">
            <text:p>3</text:p>
          </table:table-cell>
          <table:table-cell table:style-name="ce29" table:formula="of:=[.H5]*[.D5]" office:value-type="currency" office:currency="JPY" office:value="1177.28884">
            <text:p>￥1,177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4" table:formula="of:=0.33867422-0.0214" office:value-type="float" office:value="0.31727422">
            <text:p>0.31727422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710">
            <text:p>￥66,710</text:p>
          </table:table-cell>
          <table:table-cell table:style-name="ce17" table:formula="of:=[.D6]*[.G6]" office:value-type="currency" office:currency="JPY" office:value="27142.5792162">
            <text:p>￥27,14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40687422">
            <text:p>0.40687422</text:p>
          </table:table-cell>
          <table:table-cell table:style-name="ce25" table:formula="of:=[.G6]*[.H$7]" office:value-type="float" office:value="0.020343711">
            <text:p>0.0203</text:p>
          </table:table-cell>
          <table:table-cell table:style-name="ce29" table:formula="of:=[.H6]*[.D6]" office:value-type="currency" office:currency="JPY" office:value="1357.12896081">
            <text:p>￥1,357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5898.00860085">
            <text:p>￥25,898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166.9686428">
            <text:p>￥104,16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4336">
            <text:p>74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336">
            <text:p>￥74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336">
            <text:p>74336</text:p>
          </table:table-cell>
          <table:table-cell table:style-name="ce24"/>
          <table:table-cell table:style-name="ce28" table:formula="of:=SUM([.I3:.I6])" office:value-type="currency" office:currency="JPY" office:value="5208.34843214">
            <text:p>￥5,208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2479043">
            <text:p>0.02479043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8000">
            <text:p>￥848,000</text:p>
          </table:table-cell>
          <table:table-cell table:style-name="ce17" table:formula="of:=[.D3]*[.G3]" office:value-type="currency" office:currency="JPY" office:value="26958.28464">
            <text:p>￥26,9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79043">
            <text:p>0.03179043</text:p>
          </table:table-cell>
          <table:table-cell table:style-name="ce25" table:formula="of:=[.G3]*[.H$1]" office:value-type="float" office:value="0.0015895215">
            <text:p>0.0016</text:p>
          </table:table-cell>
          <table:table-cell table:style-name="ce29" table:formula="of:=[.H3]*[.D3]" office:value-type="currency" office:currency="JPY" office:value="1347.914232">
            <text:p>￥1,347.9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87.5231">
            <text:p>687.5231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9.182">
            <text:p>￥29.182</text:p>
          </table:table-cell>
          <table:table-cell table:style-name="ce17" table:formula="of:=[.D4]*([.B4]+[.C4])" office:value-type="currency" office:currency="JPY" office:value="25607.8791042">
            <text:p>￥25,608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77.5231">
            <text:p>877.5231</text:p>
          </table:table-cell>
          <table:table-cell table:style-name="ce26" table:formula="of:=[.G4]*[.H$1]" office:value-type="float" office:value="43.876155">
            <text:p>43.9</text:p>
          </table:table-cell>
          <table:table-cell table:style-name="ce29" table:formula="of:=[.H4]*[.D4]" office:value-type="currency" office:currency="JPY" office:value="1280.39395521">
            <text:p>￥1,280.4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9.2282">
            <text:p>49.2282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5.3">
            <text:p>￥365.300</text:p>
          </table:table-cell>
          <table:table-cell table:style-name="ce17" table:formula="of:=[.D5]*[.G5]" office:value-type="currency" office:currency="JPY" office:value="24558.46146">
            <text:p>￥24,55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7.2282">
            <text:p>67.2282</text:p>
          </table:table-cell>
          <table:table-cell table:style-name="ce24" table:formula="of:=[.G5]*[.H$1]" office:value-type="float" office:value="3.36141">
            <text:p>3</text:p>
          </table:table-cell>
          <table:table-cell table:style-name="ce29" table:formula="of:=[.H5]*[.D5]" office:value-type="currency" office:currency="JPY" office:value="1227.923073">
            <text:p>￥1,227.9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1577166">
            <text:p>0.31577166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710">
            <text:p>￥66,710</text:p>
          </table:table-cell>
          <table:table-cell table:style-name="ce17" table:formula="of:=[.D6]*[.G6]" office:value-type="currency" office:currency="JPY" office:value="27042.3434386">
            <text:p>￥27,04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537166">
            <text:p>0.40537166</text:p>
          </table:table-cell>
          <table:table-cell table:style-name="ce25" table:formula="of:=[.G6]*[.H$7]" office:value-type="float" office:value="0.020268583">
            <text:p>0.0203</text:p>
          </table:table-cell>
          <table:table-cell table:style-name="ce29" table:formula="of:=[.H6]*[.D6]" office:value-type="currency" office:currency="JPY" office:value="1352.11717193">
            <text:p>￥1,352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6041.7421607">
            <text:p>￥26,042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740.1553222">
            <text:p>￥101,74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8671">
            <text:p>68,67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8671">
            <text:p>￥68,67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8671">
            <text:p>68671</text:p>
          </table:table-cell>
          <table:table-cell table:style-name="ce24"/>
          <table:table-cell table:style-name="ce28" table:formula="of:=SUM([.I3:.I6])" office:value-type="currency" office:currency="JPY" office:value="5087.00776611">
            <text:p>￥5,087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64036">
            <text:p>0.02464036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39000">
            <text:p>￥839,000</text:p>
          </table:table-cell>
          <table:table-cell table:style-name="ce17" table:formula="of:=[.D3]*[.G3]" office:value-type="currency" office:currency="JPY" office:value="26546.26204">
            <text:p>￥26,54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64036">
            <text:p>0.03164036</text:p>
          </table:table-cell>
          <table:table-cell table:style-name="ce25" table:formula="of:=[.G3]*[.H$1]" office:value-type="float" office:value="0.001582018">
            <text:p>0.0016</text:p>
          </table:table-cell>
          <table:table-cell table:style-name="ce29" table:formula="of:=[.H3]*[.D3]" office:value-type="currency" office:currency="JPY" office:value="1327.313102">
            <text:p>￥1,327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77.8128">
            <text:p>677.8128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7.649">
            <text:p>￥27.649</text:p>
          </table:table-cell>
          <table:table-cell table:style-name="ce17" table:formula="of:=[.D4]*([.B4]+[.C4])" office:value-type="currency" office:currency="JPY" office:value="23994.1561072">
            <text:p>￥23,99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67.8128">
            <text:p>867.8128</text:p>
          </table:table-cell>
          <table:table-cell table:style-name="ce26" table:formula="of:=[.G4]*[.H$1]" office:value-type="float" office:value="43.39064">
            <text:p>43.4</text:p>
          </table:table-cell>
          <table:table-cell table:style-name="ce29" table:formula="of:=[.H4]*[.D4]" office:value-type="currency" office:currency="JPY" office:value="1199.70780536">
            <text:p>￥1,199.7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9.0151">
            <text:p>49.0151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3.2">
            <text:p>￥363.200</text:p>
          </table:table-cell>
          <table:table-cell table:style-name="ce17" table:formula="of:=[.D5]*[.G5]" office:value-type="currency" office:currency="JPY" office:value="24339.88432">
            <text:p>￥24,34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7.0151">
            <text:p>67.0151</text:p>
          </table:table-cell>
          <table:table-cell table:style-name="ce24" table:formula="of:=[.G5]*[.H$1]" office:value-type="float" office:value="3.350755">
            <text:p>3</text:p>
          </table:table-cell>
          <table:table-cell table:style-name="ce29" table:formula="of:=[.H5]*[.D5]" office:value-type="currency" office:currency="JPY" office:value="1216.994216">
            <text:p>￥1,217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140041">
            <text:p>0.3140041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550">
            <text:p>￥66,550</text:p>
          </table:table-cell>
          <table:table-cell table:style-name="ce17" table:formula="of:=[.D6]*[.G6]" office:value-type="currency" office:currency="JPY" office:value="26859.852855">
            <text:p>￥26,86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36041">
            <text:p>0.4036041</text:p>
          </table:table-cell>
          <table:table-cell table:style-name="ce25" table:formula="of:=[.G6]*[.H$7]" office:value-type="float" office:value="0.020180205">
            <text:p>0.0202</text:p>
          </table:table-cell>
          <table:table-cell table:style-name="ce29" table:formula="of:=[.H6]*[.D6]" office:value-type="currency" office:currency="JPY" office:value="1342.99264275">
            <text:p>￥1,343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435.03883055">
            <text:p>￥25,435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145.991805">
            <text:p>￥99,14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95">
            <text:p>9.5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3125">
            <text:p>63,125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3125">
            <text:p>￥63,12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3125">
            <text:p>63125</text:p>
          </table:table-cell>
          <table:table-cell table:style-name="ce24"/>
          <table:table-cell table:style-name="ce28" table:formula="of:=SUM([.I3:.I6])" office:value-type="currency" office:currency="JPY" office:value="9418.869221475">
            <text:p>￥9,41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4659">
            <text:p>0.0244659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19655">
            <text:p>￥819,655</text:p>
          </table:table-cell>
          <table:table-cell table:style-name="ce17" table:formula="of:=[.D3]*[.G3]" office:value-type="currency" office:currency="JPY" office:value="25791.1822645">
            <text:p>￥25,79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4659">
            <text:p>0.0314659</text:p>
          </table:table-cell>
          <table:table-cell table:style-name="ce25" table:formula="of:=[.G3]*[.H$1]" office:value-type="float" office:value="0.0029892605">
            <text:p>0.0030</text:p>
          </table:table-cell>
          <table:table-cell table:style-name="ce29" table:formula="of:=[.H3]*[.D3]" office:value-type="currency" office:currency="JPY" office:value="2450.1623151275">
            <text:p>￥2,450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67.3755">
            <text:p>667.375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6.699">
            <text:p>￥26.699</text:p>
          </table:table-cell>
          <table:table-cell table:style-name="ce17" table:formula="of:=[.D4]*([.B4]+[.C4])" office:value-type="currency" office:currency="JPY" office:value="22891.0684745">
            <text:p>￥22,8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57.3755">
            <text:p>857.3755</text:p>
          </table:table-cell>
          <table:table-cell table:style-name="ce26" table:formula="of:=[.G4]*[.H$1]" office:value-type="float" office:value="81.4506725">
            <text:p>81.5</text:p>
          </table:table-cell>
          <table:table-cell table:style-name="ce29" table:formula="of:=[.H4]*[.D4]" office:value-type="currency" office:currency="JPY" office:value="2174.6515050775">
            <text:p>￥2,174.7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8.8128">
            <text:p>48.8128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3">
            <text:p>￥363.000</text:p>
          </table:table-cell>
          <table:table-cell table:style-name="ce17" table:formula="of:=[.D5]*[.G5]" office:value-type="currency" office:currency="JPY" office:value="24253.0464">
            <text:p>￥24,25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6.8128">
            <text:p>66.8128</text:p>
          </table:table-cell>
          <table:table-cell table:style-name="ce24" table:formula="of:=[.G5]*[.H$1]" office:value-type="float" office:value="6.347216">
            <text:p>6</text:p>
          </table:table-cell>
          <table:table-cell table:style-name="ce29" table:formula="of:=[.H5]*[.D5]" office:value-type="currency" office:currency="JPY" office:value="2304.039408">
            <text:p>￥2,304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1163528">
            <text:p>0.31163528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5325">
            <text:p>￥65,325</text:p>
          </table:table-cell>
          <table:table-cell table:style-name="ce17" table:formula="of:=[.D6]*[.G6]" office:value-type="currency" office:currency="JPY" office:value="26210.694666">
            <text:p>￥26,2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123528">
            <text:p>0.40123528</text:p>
          </table:table-cell>
          <table:table-cell table:style-name="ce25" table:formula="of:=[.G6]*[.H$7]" office:value-type="float" office:value="0.0381173516">
            <text:p>0.0381</text:p>
          </table:table-cell>
          <table:table-cell table:style-name="ce29" table:formula="of:=[.H6]*[.D6]" office:value-type="currency" office:currency="JPY" office:value="2490.01599327">
            <text:p>￥2,490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786.49795125">
            <text:p>￥24,786</text:p>
          </table:table-cell>
          <table:table-cell table:style-name="ce20"/>
          <table:table-cell table:style-name="ce22"/>
          <table:table-cell table:style-name="ce27" office:value-type="percentage" office:value="0.095">
            <text:p>9.5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410.99445975">
            <text:p>￥102,41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764">
            <text:p>52,76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764">
            <text:p>￥52,7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764">
            <text:p>52764</text:p>
          </table:table-cell>
          <table:table-cell table:style-name="ce24"/>
          <table:table-cell table:style-name="ce28" table:formula="of:=SUM([.I3:.I6])" office:value-type="currency" office:currency="JPY" office:value="5120.5497229875">
            <text:p>￥5,121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07605">
            <text:p>0.02407605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2395">
            <text:p>￥842,395</text:p>
          </table:table-cell>
          <table:table-cell table:style-name="ce17" table:formula="of:=[.D3]*[.G3]" office:value-type="currency" office:currency="JPY" office:value="26178.30913975">
            <text:p>￥26,17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07605">
            <text:p>0.03107605</text:p>
          </table:table-cell>
          <table:table-cell table:style-name="ce25" table:formula="of:=[.G3]*[.H$1]" office:value-type="float" office:value="0.0015538025">
            <text:p>0.0016</text:p>
          </table:table-cell>
          <table:table-cell table:style-name="ce29" table:formula="of:=[.H3]*[.D3]" office:value-type="currency" office:currency="JPY" office:value="1308.9154569875">
            <text:p>￥1,308.9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1.4344">
            <text:p>651.4344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9.57">
            <text:p>￥29.570</text:p>
          </table:table-cell>
          <table:table-cell table:style-name="ce17" table:formula="of:=[.D4]*([.B4]+[.C4])" office:value-type="currency" office:currency="JPY" office:value="24881.215208">
            <text:p>￥24,88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41.4344">
            <text:p>841.4344</text:p>
          </table:table-cell>
          <table:table-cell table:style-name="ce26" table:formula="of:=[.G4]*[.H$1]" office:value-type="float" office:value="42.07172">
            <text:p>42.1</text:p>
          </table:table-cell>
          <table:table-cell table:style-name="ce29" table:formula="of:=[.H4]*[.D4]" office:value-type="currency" office:currency="JPY" office:value="1244.0607604">
            <text:p>￥1,244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7.5431">
            <text:p>47.5431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75.3">
            <text:p>￥375.300</text:p>
          </table:table-cell>
          <table:table-cell table:style-name="ce17" table:formula="of:=[.D5]*[.G5]" office:value-type="currency" office:currency="JPY" office:value="24598.32543">
            <text:p>￥24,5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5.5431">
            <text:p>65.5431</text:p>
          </table:table-cell>
          <table:table-cell table:style-name="ce24" table:formula="of:=[.G5]*[.H$1]" office:value-type="float" office:value="3.277155">
            <text:p>3</text:p>
          </table:table-cell>
          <table:table-cell table:style-name="ce29" table:formula="of:=[.H5]*[.D5]" office:value-type="currency" office:currency="JPY" office:value="1229.9162715">
            <text:p>￥1,229.9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733093">
            <text:p>0.30733093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7400">
            <text:p>￥67,400</text:p>
          </table:table-cell>
          <table:table-cell table:style-name="ce17" table:formula="of:=[.D6]*[.G6]" office:value-type="currency" office:currency="JPY" office:value="26753.144682">
            <text:p>￥26,7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693093">
            <text:p>0.39693093</text:p>
          </table:table-cell>
          <table:table-cell table:style-name="ce25" table:formula="of:=[.G6]*[.H$7]" office:value-type="float" office:value="0.0198465465">
            <text:p>0.0198</text:p>
          </table:table-cell>
          <table:table-cell table:style-name="ce29" table:formula="of:=[.H6]*[.D6]" office:value-type="currency" office:currency="JPY" office:value="1337.6572341">
            <text:p>￥1,337.7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02.7486149375">
            <text:p>￥25,603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745.181837">
            <text:p>￥96,74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2594">
            <text:p>42,59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2594">
            <text:p>￥42,59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2594">
            <text:p>42594</text:p>
          </table:table-cell>
          <table:table-cell table:style-name="ce24"/>
          <table:table-cell table:style-name="ce28" table:formula="of:=SUM([.I3:.I6])" office:value-type="currency" office:currency="JPY" office:value="4837.25909185">
            <text:p>￥4,837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79865">
            <text:p>0.0237986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7560">
            <text:p>￥827,560</text:p>
          </table:table-cell>
          <table:table-cell table:style-name="ce17" table:formula="of:=[.D3]*[.G3]" office:value-type="currency" office:currency="JPY" office:value="25239.462794">
            <text:p>￥25,2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49865">
            <text:p>0.03049865</text:p>
          </table:table-cell>
          <table:table-cell table:style-name="ce25" table:formula="of:=[.G3]*[.H$1]" office:value-type="float" office:value="0.0015249325">
            <text:p>0.0015</text:p>
          </table:table-cell>
          <table:table-cell table:style-name="ce29" table:formula="of:=[.H3]*[.D3]" office:value-type="currency" office:currency="JPY" office:value="1261.9731397">
            <text:p>￥1,262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3.6801">
            <text:p>633.680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27">
            <text:p>￥28.270</text:p>
          </table:table-cell>
          <table:table-cell table:style-name="ce17" table:formula="of:=[.D4]*([.B4]+[.C4])" office:value-type="currency" office:currency="JPY" office:value="23081.892427">
            <text:p>￥23,08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16.4801">
            <text:p>816.4801</text:p>
          </table:table-cell>
          <table:table-cell table:style-name="ce26" table:formula="of:=[.G4]*[.H$1]" office:value-type="float" office:value="40.824005">
            <text:p>40.8</text:p>
          </table:table-cell>
          <table:table-cell table:style-name="ce29" table:formula="of:=[.H4]*[.D4]" office:value-type="currency" office:currency="JPY" office:value="1154.09462135">
            <text:p>￥1,154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3.1574">
            <text:p>53.157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9">
            <text:p>￥369.000</text:p>
          </table:table-cell>
          <table:table-cell table:style-name="ce17" table:formula="of:=[.D5]*[.G5]" office:value-type="currency" office:currency="JPY" office:value="23305.0806">
            <text:p>￥23,30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3.1574">
            <text:p>63.1574</text:p>
          </table:table-cell>
          <table:table-cell table:style-name="ce24" table:formula="of:=[.G5]*[.H$1]" office:value-type="float" office:value="3.15787">
            <text:p>3</text:p>
          </table:table-cell>
          <table:table-cell table:style-name="ce29" table:formula="of:=[.H5]*[.D5]" office:value-type="currency" office:currency="JPY" office:value="1165.25403">
            <text:p>￥1,165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714264">
            <text:p>0.3071426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4400">
            <text:p>￥64,400</text:p>
          </table:table-cell>
          <table:table-cell table:style-name="ce17" table:formula="of:=[.D6]*[.G6]" office:value-type="currency" office:currency="JPY" office:value="25118.746016">
            <text:p>￥25,11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004264">
            <text:p>0.39004264</text:p>
          </table:table-cell>
          <table:table-cell table:style-name="ce25" table:formula="of:=[.G6]*[.H$7]" office:value-type="float" office:value="0.019502132">
            <text:p>0.0195</text:p>
          </table:table-cell>
          <table:table-cell table:style-name="ce29" table:formula="of:=[.H6]*[.D6]" office:value-type="currency" office:currency="JPY" office:value="1255.9373008">
            <text:p>￥1,255.9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186.29545925">
            <text:p>￥24,186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3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07.1710573">
            <text:p>￥93,4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7641">
            <text:p>37,64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7641">
            <text:p>￥37,64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7641">
            <text:p>37641</text:p>
          </table:table-cell>
          <table:table-cell table:style-name="ce24"/>
          <table:table-cell table:style-name="ce28" table:formula="of:=SUM([.I3:.I6])" office:value-type="currency" office:currency="JPY" office:value="4670.358552865">
            <text:p>￥4,67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47498">
            <text:p>0.0234749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4845">
            <text:p>￥824,845</text:p>
          </table:table-cell>
          <table:table-cell table:style-name="ce17" table:formula="of:=[.D3]*[.G3]" office:value-type="currency" office:currency="JPY" office:value="24889.6813781">
            <text:p>￥24,8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17498">
            <text:p>0.03017498</text:p>
          </table:table-cell>
          <table:table-cell table:style-name="ce25" table:formula="of:=[.G3]*[.H$1]" office:value-type="float" office:value="0.001508749">
            <text:p>0.0015</text:p>
          </table:table-cell>
          <table:table-cell table:style-name="ce29" table:formula="of:=[.H3]*[.D3]" office:value-type="currency" office:currency="JPY" office:value="1244.484068905">
            <text:p>￥1,244.5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7.798">
            <text:p>617.798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75">
            <text:p>￥26.750</text:p>
          </table:table-cell>
          <table:table-cell table:style-name="ce17" table:formula="of:=[.D4]*([.B4]+[.C4])" office:value-type="currency" office:currency="JPY" office:value="21415.9965">
            <text:p>￥21,41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00.598">
            <text:p>800.598</text:p>
          </table:table-cell>
          <table:table-cell table:style-name="ce26" table:formula="of:=[.G4]*[.H$1]" office:value-type="float" office:value="40.0299">
            <text:p>40.0</text:p>
          </table:table-cell>
          <table:table-cell table:style-name="ce29" table:formula="of:=[.H4]*[.D4]" office:value-type="currency" office:currency="JPY" office:value="1070.799825">
            <text:p>￥1,070.8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1.929">
            <text:p>51.9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7.1">
            <text:p>￥367.100</text:p>
          </table:table-cell>
          <table:table-cell table:style-name="ce17" table:formula="of:=[.D5]*[.G5]" office:value-type="currency" office:currency="JPY" office:value="22734.1359">
            <text:p>￥22,73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1.929">
            <text:p>61.929</text:p>
          </table:table-cell>
          <table:table-cell table:style-name="ce24" table:formula="of:=[.G5]*[.H$1]" office:value-type="float" office:value="3.09645">
            <text:p>3</text:p>
          </table:table-cell>
          <table:table-cell table:style-name="ce29" table:formula="of:=[.H5]*[.D5]" office:value-type="currency" office:currency="JPY" office:value="1136.706795">
            <text:p>￥1,136.7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241558">
            <text:p>0.3024155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3240">
            <text:p>￥63,240</text:p>
          </table:table-cell>
          <table:table-cell table:style-name="ce17" table:formula="of:=[.D6]*[.G6]" office:value-type="currency" office:currency="JPY" office:value="24367.3572792">
            <text:p>￥24,3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531558">
            <text:p>0.38531558</text:p>
          </table:table-cell>
          <table:table-cell table:style-name="ce25" table:formula="of:=[.G6]*[.H$7]" office:value-type="float" office:value="0.019265779">
            <text:p>0.0193</text:p>
          </table:table-cell>
          <table:table-cell table:style-name="ce29" table:formula="of:=[.H6]*[.D6]" office:value-type="currency" office:currency="JPY" office:value="1218.36786396">
            <text:p>￥1,218.4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51.792764325">
            <text:p>￥23,352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3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781.3126675">
            <text:p>￥91,78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2811">
            <text:p>32,8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2811">
            <text:p>￥32,8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2811">
            <text:p>32811</text:p>
          </table:table-cell>
          <table:table-cell table:style-name="ce24"/>
          <table:table-cell table:style-name="ce28" table:formula="of:=SUM([.I3:.I6])" office:value-type="currency" office:currency="JPY" office:value="4589.065633375">
            <text:p>￥4,58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17835">
            <text:p>0.023178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0770">
            <text:p>￥820,770</text:p>
          </table:table-cell>
          <table:table-cell table:style-name="ce17" table:formula="of:=[.D3]*[.G3]" office:value-type="currency" office:currency="JPY" office:value="24523.2533295">
            <text:p>￥24,52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87835">
            <text:p>0.02987835</text:p>
          </table:table-cell>
          <table:table-cell table:style-name="ce25" table:formula="of:=[.G3]*[.H$1]" office:value-type="float" office:value="0.0014939175">
            <text:p>0.0015</text:p>
          </table:table-cell>
          <table:table-cell table:style-name="ce29" table:formula="of:=[.H3]*[.D3]" office:value-type="currency" office:currency="JPY" office:value="1226.162666475">
            <text:p>￥1,226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00.7808">
            <text:p>600.7808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88">
            <text:p>￥26.880</text:p>
          </table:table-cell>
          <table:table-cell table:style-name="ce17" table:formula="of:=[.D4]*([.B4]+[.C4])" office:value-type="currency" office:currency="JPY" office:value="21062.651904">
            <text:p>￥21,06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3.5808">
            <text:p>783.5808</text:p>
          </table:table-cell>
          <table:table-cell table:style-name="ce26" table:formula="of:=[.G4]*[.H$1]" office:value-type="float" office:value="39.17904">
            <text:p>39.2</text:p>
          </table:table-cell>
          <table:table-cell table:style-name="ce29" table:formula="of:=[.H4]*[.D4]" office:value-type="currency" office:currency="JPY" office:value="1053.1325952">
            <text:p>￥1,053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0.7664">
            <text:p>50.76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0.7">
            <text:p>￥370.700</text:p>
          </table:table-cell>
          <table:table-cell table:style-name="ce17" table:formula="of:=[.D5]*[.G5]" office:value-type="currency" office:currency="JPY" office:value="22526.10448">
            <text:p>￥22,52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0.7664">
            <text:p>60.7664</text:p>
          </table:table-cell>
          <table:table-cell table:style-name="ce24" table:formula="of:=[.G5]*[.H$1]" office:value-type="float" office:value="3.03832">
            <text:p>3</text:p>
          </table:table-cell>
          <table:table-cell table:style-name="ce29" table:formula="of:=[.H5]*[.D5]" office:value-type="currency" office:currency="JPY" office:value="1126.305224">
            <text:p>￥1,126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794156">
            <text:p>0.2979415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2150">
            <text:p>￥62,150</text:p>
          </table:table-cell>
          <table:table-cell table:style-name="ce17" table:formula="of:=[.D6]*[.G6]" office:value-type="currency" office:currency="JPY" office:value="23669.302954">
            <text:p>￥23,66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084156">
            <text:p>0.38084156</text:p>
          </table:table-cell>
          <table:table-cell table:style-name="ce25" table:formula="of:=[.G6]*[.H$7]" office:value-type="float" office:value="0.019042078">
            <text:p>0.0190</text:p>
          </table:table-cell>
          <table:table-cell table:style-name="ce29" table:formula="of:=[.H6]*[.D6]" office:value-type="currency" office:currency="JPY" office:value="1183.4651477">
            <text:p>￥1,183.5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945.328166875">
            <text:p>￥22,945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072.09767">
            <text:p>￥94,07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3354">
            <text:p>23,3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3354">
            <text:p>￥23,3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3354">
            <text:p>23354</text:p>
          </table:table-cell>
          <table:table-cell table:style-name="ce24"/>
          <table:table-cell table:style-name="ce28" table:formula="of:=SUM([.I3:.I6])" office:value-type="currency" office:currency="JPY" office:value="4703.6048835">
            <text:p>￥4,704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29201">
            <text:p>0.0242920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7000">
            <text:p>￥817,000</text:p>
          </table:table-cell>
          <table:table-cell table:style-name="ce17" table:formula="of:=[.D3]*[.G3]" office:value-type="currency" office:currency="JPY" office:value="25320.47217">
            <text:p>￥25,32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99201">
            <text:p>0.03099201</text:p>
          </table:table-cell>
          <table:table-cell table:style-name="ce25" table:formula="of:=[.G3]*[.H$1]" office:value-type="float" office:value="0.0015496005">
            <text:p>0.0015</text:p>
          </table:table-cell>
          <table:table-cell table:style-name="ce29" table:formula="of:=[.H3]*[.D3]" office:value-type="currency" office:currency="JPY" office:value="1266.0236085">
            <text:p>￥1,266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1.1631">
            <text:p>621.16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7">
            <text:p>￥27.000</text:p>
          </table:table-cell>
          <table:table-cell table:style-name="ce17" table:formula="of:=[.D4]*([.B4]+[.C4])" office:value-type="currency" office:currency="JPY" office:value="21707.0037">
            <text:p>￥21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03.9631">
            <text:p>803.9631</text:p>
          </table:table-cell>
          <table:table-cell table:style-name="ce26" table:formula="of:=[.G4]*[.H$1]" office:value-type="float" office:value="40.198155">
            <text:p>40.2</text:p>
          </table:table-cell>
          <table:table-cell table:style-name="ce29" table:formula="of:=[.H4]*[.D4]" office:value-type="currency" office:currency="JPY" office:value="1085.350185">
            <text:p>￥1,085.4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2.6445">
            <text:p>52.644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4">
            <text:p>￥374.000</text:p>
          </table:table-cell>
          <table:table-cell table:style-name="ce17" table:formula="of:=[.D5]*[.G5]" office:value-type="currency" office:currency="JPY" office:value="23429.043">
            <text:p>￥23,42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2.6445">
            <text:p>62.6445</text:p>
          </table:table-cell>
          <table:table-cell table:style-name="ce24" table:formula="of:=[.G5]*[.H$1]" office:value-type="float" office:value="3.132225">
            <text:p>3</text:p>
          </table:table-cell>
          <table:table-cell table:style-name="ce29" table:formula="of:=[.H5]*[.D5]" office:value-type="currency" office:currency="JPY" office:value="1171.45215">
            <text:p>￥1,171.5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1069298">
            <text:p>0.3106929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0000">
            <text:p>￥60,000</text:p>
          </table:table-cell>
          <table:table-cell table:style-name="ce17" table:formula="of:=[.D6]*[.G6]" office:value-type="currency" office:currency="JPY" office:value="23615.5788">
            <text:p>￥23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359298">
            <text:p>0.39359298</text:p>
          </table:table-cell>
          <table:table-cell table:style-name="ce25" table:formula="of:=[.G6]*[.H$1]" office:value-type="float" office:value="0.019679649">
            <text:p>0.0197</text:p>
          </table:table-cell>
          <table:table-cell table:style-name="ce29" table:formula="of:=[.H6]*[.D6]" office:value-type="currency" office:currency="JPY" office:value="1180.77894">
            <text:p>￥1,180.8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518.0244175">
            <text:p>￥23,518</text:p>
          </table:table-cell>
          <table:table-cell table:style-name="ce20"/>
          <table:table-cell table:style-name="ce22"/>
          <table:table-cell office:value-type="string">
            <text:p>29日注文通らず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284269.372611">
            <text:p>￥284,26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3354">
            <text:p>23,3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3354">
            <text:p>￥23,3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3354">
            <text:p>23354</text:p>
          </table:table-cell>
          <table:table-cell table:style-name="ce24"/>
          <table:table-cell table:style-name="ce28" table:formula="of:=SUM([.I3:.I6])" office:value-type="currency" office:currency="JPY" office:value="14213.46863055">
            <text:p>￥14,213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238367">
            <text:p>0.0223836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799500">
            <text:p>￥799,500</text:p>
          </table:table-cell>
          <table:table-cell table:style-name="ce17" table:formula="of:=[.D3]*[.G3]" office:value-type="currency" office:currency="JPY" office:value="23252.394165">
            <text:p>￥23,25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08367">
            <text:p>0.02908367</text:p>
          </table:table-cell>
          <table:table-cell table:style-name="ce25" table:formula="of:=[.G3]*[.H$1]" office:value-type="float" office:value="0.0014541835">
            <text:p>0.0015</text:p>
          </table:table-cell>
          <table:table-cell table:style-name="ce29" table:formula="of:=[.H3]*[.D3]" office:value-type="currency" office:currency="JPY" office:value="1162.61970825">
            <text:p>￥1,162.6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66.4364">
            <text:p>566.436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515">
            <text:p>￥26.515</text:p>
          </table:table-cell>
          <table:table-cell table:style-name="ce17" table:formula="of:=[.D4]*([.B4]+[.C4])" office:value-type="currency" office:currency="JPY" office:value="19866.003146">
            <text:p>￥19,8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49.2364">
            <text:p>749.2364</text:p>
          </table:table-cell>
          <table:table-cell table:style-name="ce26" table:formula="of:=[.G4]*[.H$1]" office:value-type="float" office:value="37.46182">
            <text:p>37.5</text:p>
          </table:table-cell>
          <table:table-cell table:style-name="ce29" table:formula="of:=[.H4]*[.D4]" office:value-type="currency" office:currency="JPY" office:value="993.3001573">
            <text:p>￥993.3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9.5348">
            <text:p>49.534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22527.96832">
            <text:p>￥22,52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9.5348">
            <text:p>59.5348</text:p>
          </table:table-cell>
          <table:table-cell table:style-name="ce24" table:formula="of:=[.G5]*[.H$1]" office:value-type="float" office:value="2.97674">
            <text:p>3</text:p>
          </table:table-cell>
          <table:table-cell table:style-name="ce29" table:formula="of:=[.H5]*[.D5]" office:value-type="currency" office:currency="JPY" office:value="1126.398416">
            <text:p>￥1,126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862709">
            <text:p>0.2862709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592200">
            <text:p>￥592,200</text:p>
          </table:table-cell>
          <table:table-cell table:style-name="ce17" table:formula="of:=[.D6]*[.G6]" office:value-type="currency" office:currency="JPY" office:value="218623.00698">
            <text:p>￥218,62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1709">
            <text:p>0.3691709</text:p>
          </table:table-cell>
          <table:table-cell table:style-name="ce25" table:formula="of:=[.G6]*[.H$1]" office:value-type="float" office:value="0.018458545">
            <text:p>0.0185</text:p>
          </table:table-cell>
          <table:table-cell table:style-name="ce29" table:formula="of:=[.H6]*[.D6]" office:value-type="currency" office:currency="JPY" office:value="10931.150349">
            <text:p>￥10,931.2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71067.34315275">
            <text:p>￥71,067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8236.0527792">
            <text:p>￥88,23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8827">
            <text:p>18,8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8827">
            <text:p>￥18,8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8827">
            <text:p>18827</text:p>
          </table:table-cell>
          <table:table-cell table:style-name="ce24"/>
          <table:table-cell table:style-name="ce28" table:formula="of:=SUM([.I3:.I6])" office:value-type="currency" office:currency="JPY" office:value="4411.80263896">
            <text:p>￥4,412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9634">
            <text:p>0.0219634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05405">
            <text:p>￥805,405</text:p>
          </table:table-cell>
          <table:table-cell table:style-name="ce17" table:formula="of:=[.D3]*[.G3]" office:value-type="currency" office:currency="JPY" office:value="23085.645677">
            <text:p>￥23,08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6634">
            <text:p>0.0286634</text:p>
          </table:table-cell>
          <table:table-cell table:style-name="ce25" table:formula="of:=[.G3]*[.H$1]" office:value-type="float" office:value="0.00143317">
            <text:p>0.0014</text:p>
          </table:table-cell>
          <table:table-cell table:style-name="ce29" table:formula="of:=[.H3]*[.D3]" office:value-type="currency" office:currency="JPY" office:value="1154.28228385">
            <text:p>￥1,154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51.6383">
            <text:p>551.638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251">
            <text:p>￥28.251</text:p>
          </table:table-cell>
          <table:table-cell table:style-name="ce17" table:formula="of:=[.D4]*([.B4]+[.C4])" office:value-type="currency" office:currency="JPY" office:value="20748.6164133">
            <text:p>￥20,7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34.4383">
            <text:p>734.4383</text:p>
          </table:table-cell>
          <table:table-cell table:style-name="ce26" table:formula="of:=[.G4]*[.H$1]" office:value-type="float" office:value="36.721915">
            <text:p>36.7</text:p>
          </table:table-cell>
          <table:table-cell table:style-name="ce29" table:formula="of:=[.H4]*[.D4]" office:value-type="currency" office:currency="JPY" office:value="1037.430820665">
            <text:p>￥1,037.4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7.3906">
            <text:p>47.390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0.1">
            <text:p>￥370.100</text:p>
          </table:table-cell>
          <table:table-cell table:style-name="ce17" table:formula="of:=[.D5]*[.G5]" office:value-type="currency" office:currency="JPY" office:value="21240.26106">
            <text:p>￥21,24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7.3906">
            <text:p>57.3906</text:p>
          </table:table-cell>
          <table:table-cell table:style-name="ce24" table:formula="of:=[.G5]*[.H$1]" office:value-type="float" office:value="2.86953">
            <text:p>3</text:p>
          </table:table-cell>
          <table:table-cell table:style-name="ce29" table:formula="of:=[.H5]*[.D5]" office:value-type="currency" office:currency="JPY" office:value="1062.013053">
            <text:p>￥1,062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8181978">
            <text:p>0.281819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3505">
            <text:p>￥63,505</text:p>
          </table:table-cell>
          <table:table-cell table:style-name="ce17" table:formula="of:=[.D6]*[.G6]" office:value-type="currency" office:currency="JPY" office:value="23161.5296289">
            <text:p>￥23,1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471978">
            <text:p>0.36471978</text:p>
          </table:table-cell>
          <table:table-cell table:style-name="ce25" table:formula="of:=[.G6]*[.H$1]" office:value-type="float" office:value="0.018235989">
            <text:p>0.0182</text:p>
          </table:table-cell>
          <table:table-cell table:style-name="ce29" table:formula="of:=[.H6]*[.D6]" office:value-type="currency" office:currency="JPY" office:value="1158.076481445">
            <text:p>￥1,158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059.0131948">
            <text:p>￥22,059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993.6473562">
            <text:p>￥90,99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834">
            <text:p>13,8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834">
            <text:p>￥13,8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834">
            <text:p>13834</text:p>
          </table:table-cell>
          <table:table-cell table:style-name="ce24"/>
          <table:table-cell table:style-name="ce28" table:formula="of:=SUM([.I3:.I6])" office:value-type="currency" office:currency="JPY" office:value="4549.68236781">
            <text:p>￥4,55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07807">
            <text:p>0.0230780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30025">
            <text:p>￥830,025</text:p>
          </table:table-cell>
          <table:table-cell table:style-name="ce17" table:formula="of:=[.D3]*[.G3]" office:value-type="currency" office:currency="JPY" office:value="24716.54255175">
            <text:p>￥24,71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77807">
            <text:p>0.02977807</text:p>
          </table:table-cell>
          <table:table-cell table:style-name="ce25" table:formula="of:=[.G3]*[.H$1]" office:value-type="float" office:value="0.0014889035">
            <text:p>0.0015</text:p>
          </table:table-cell>
          <table:table-cell table:style-name="ce29" table:formula="of:=[.H3]*[.D3]" office:value-type="currency" office:currency="JPY" office:value="1235.8271275875">
            <text:p>￥1,235.8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7.0529">
            <text:p>537.052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9.222">
            <text:p>￥29.222</text:p>
          </table:table-cell>
          <table:table-cell table:style-name="ce17" table:formula="of:=[.D4]*([.B4]+[.C4])" office:value-type="currency" office:currency="JPY" office:value="21035.5414438">
            <text:p>￥21,03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19.8529">
            <text:p>719.8529</text:p>
          </table:table-cell>
          <table:table-cell table:style-name="ce26" table:formula="of:=[.G4]*[.H$1]" office:value-type="float" office:value="35.992645">
            <text:p>36.0</text:p>
          </table:table-cell>
          <table:table-cell table:style-name="ce29" table:formula="of:=[.H4]*[.D4]" office:value-type="currency" office:currency="JPY" office:value="1051.77707219">
            <text:p>￥1,051.8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7.2155">
            <text:p>47.215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5.4">
            <text:p>￥375.400</text:p>
          </table:table-cell>
          <table:table-cell table:style-name="ce17" table:formula="of:=[.D5]*[.G5]" office:value-type="currency" office:currency="JPY" office:value="21478.6987">
            <text:p>￥21,47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7.2155">
            <text:p>57.2155</text:p>
          </table:table-cell>
          <table:table-cell table:style-name="ce24" table:formula="of:=[.G5]*[.H$1]" office:value-type="float" office:value="2.860775">
            <text:p>3</text:p>
          </table:table-cell>
          <table:table-cell table:style-name="ce29" table:formula="of:=[.H5]*[.D5]" office:value-type="currency" office:currency="JPY" office:value="1073.934935">
            <text:p>￥1,073.9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711613">
            <text:p>0.27711613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6005">
            <text:p>￥66,005</text:p>
          </table:table-cell>
          <table:table-cell table:style-name="ce17" table:formula="of:=[.D6]*[.G6]" office:value-type="currency" office:currency="JPY" office:value="23762.86466065">
            <text:p>￥23,76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01613">
            <text:p>0.36001613</text:p>
          </table:table-cell>
          <table:table-cell table:style-name="ce25" table:formula="of:=[.G6]*[.H$1]" office:value-type="float" office:value="0.0180008065">
            <text:p>0.0180</text:p>
          </table:table-cell>
          <table:table-cell table:style-name="ce29" table:formula="of:=[.H6]*[.D6]" office:value-type="currency" office:currency="JPY" office:value="1188.1432330325">
            <text:p>￥1,188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748.41183905">
            <text:p>￥22,748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6832.749015">
            <text:p>￥86,8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01">
            <text:p>9,1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01">
            <text:p>￥9,10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01">
            <text:p>9101</text:p>
          </table:table-cell>
          <table:table-cell table:style-name="ce24"/>
          <table:table-cell table:style-name="ce28" table:formula="of:=SUM([.I3:.I6])" office:value-type="currency" office:currency="JPY" office:value="4341.63745075">
            <text:p>￥4,342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2195">
            <text:p>0.021219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3300">
            <text:p>￥813,300</text:p>
          </table:table-cell>
          <table:table-cell table:style-name="ce17" table:formula="of:=[.D3]*[.G3]" office:value-type="currency" office:currency="JPY" office:value="22706.92935">
            <text:p>￥22,7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9195">
            <text:p>0.0279195</text:p>
          </table:table-cell>
          <table:table-cell table:style-name="ce25" table:formula="of:=[.G3]*[.H$1]" office:value-type="float" office:value="0.001395975">
            <text:p>0.0014</text:p>
          </table:table-cell>
          <table:table-cell table:style-name="ce29" table:formula="of:=[.H3]*[.D3]" office:value-type="currency" office:currency="JPY" office:value="1135.3464675">
            <text:p>￥1,135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3.1941">
            <text:p>523.194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899">
            <text:p>￥28.899</text:p>
          </table:table-cell>
          <table:table-cell table:style-name="ce17" table:formula="of:=[.D4]*([.B4]+[.C4])" office:value-type="currency" office:currency="JPY" office:value="20402.5234959">
            <text:p>￥20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941">
            <text:p>705.9941</text:p>
          </table:table-cell>
          <table:table-cell table:style-name="ce26" table:formula="of:=[.G4]*[.H$1]" office:value-type="float" office:value="35.299705">
            <text:p>35.3</text:p>
          </table:table-cell>
          <table:table-cell table:style-name="ce29" table:formula="of:=[.H4]*[.D4]" office:value-type="currency" office:currency="JPY" office:value="1020.126174795">
            <text:p>￥1,020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6.1157">
            <text:p>46.115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6.6">
            <text:p>￥366.600</text:p>
          </table:table-cell>
          <table:table-cell table:style-name="ce17" table:formula="of:=[.D5]*[.G5]" office:value-type="currency" office:currency="JPY" office:value="20572.01562">
            <text:p>￥20,57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6.1157">
            <text:p>56.1157</text:p>
          </table:table-cell>
          <table:table-cell table:style-name="ce24" table:formula="of:=[.G5]*[.H$1]" office:value-type="float" office:value="2.805785">
            <text:p>3</text:p>
          </table:table-cell>
          <table:table-cell table:style-name="ce29" table:formula="of:=[.H5]*[.D5]" office:value-type="currency" office:currency="JPY" office:value="1028.600781">
            <text:p>￥1,028.6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267181">
            <text:p>0.2726718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5110">
            <text:p>￥65,110</text:p>
          </table:table-cell>
          <table:table-cell table:style-name="ce17" table:formula="of:=[.D6]*[.G6]" office:value-type="currency" office:currency="JPY" office:value="23151.2805491">
            <text:p>￥23,15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557181">
            <text:p>0.35557181</text:p>
          </table:table-cell>
          <table:table-cell table:style-name="ce25" table:formula="of:=[.G6]*[.H$1]" office:value-type="float" office:value="0.0177785905">
            <text:p>0.0178</text:p>
          </table:table-cell>
          <table:table-cell table:style-name="ce29" table:formula="of:=[.H6]*[.D6]" office:value-type="currency" office:currency="JPY" office:value="1157.564027455">
            <text:p>￥1,157.6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1708.18725375">
            <text:p>￥21,708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4396.3492392">
            <text:p>￥84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510">
            <text:p>4,5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510">
            <text:p>￥4,5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510">
            <text:p>4510</text:p>
          </table:table-cell>
          <table:table-cell table:style-name="ce24"/>
          <table:table-cell table:style-name="ce28" table:formula="of:=SUM([.I3:.I6])" office:value-type="currency" office:currency="JPY" office:value="4219.81746196">
            <text:p>￥4,22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87358">
            <text:p>0.020873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5040">
            <text:p>￥815,040</text:p>
          </table:table-cell>
          <table:table-cell table:style-name="ce17" table:formula="of:=[.D3]*[.G3]" office:value-type="currency" office:currency="JPY" office:value="22473.5706432">
            <text:p>￥22,47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57358">
            <text:p>0.02757358</text:p>
          </table:table-cell>
          <table:table-cell table:style-name="ce25" table:formula="of:=[.G3]*[.H$1]" office:value-type="float" office:value="0.001378679">
            <text:p>0.0014</text:p>
          </table:table-cell>
          <table:table-cell table:style-name="ce29" table:formula="of:=[.H3]*[.D3]" office:value-type="currency" office:currency="JPY" office:value="1123.67853216">
            <text:p>￥1,123.7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7.7549">
            <text:p>507.754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4">
            <text:p>￥28.400</text:p>
          </table:table-cell>
          <table:table-cell table:style-name="ce17" table:formula="of:=[.D4]*([.B4]+[.C4])" office:value-type="currency" office:currency="JPY" office:value="19611.75916">
            <text:p>￥19,61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0.5549">
            <text:p>690.5549</text:p>
          </table:table-cell>
          <table:table-cell table:style-name="ce26" table:formula="of:=[.G4]*[.H$1]" office:value-type="float" office:value="34.527745">
            <text:p>34.5</text:p>
          </table:table-cell>
          <table:table-cell table:style-name="ce29" table:formula="of:=[.H4]*[.D4]" office:value-type="currency" office:currency="JPY" office:value="980.587958">
            <text:p>￥980.6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4.9674">
            <text:p>44.967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8.4">
            <text:p>￥368.400</text:p>
          </table:table-cell>
          <table:table-cell table:style-name="ce17" table:formula="of:=[.D5]*[.G5]" office:value-type="currency" office:currency="JPY" office:value="20249.99016">
            <text:p>￥20,2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9674">
            <text:p>54.9674</text:p>
          </table:table-cell>
          <table:table-cell table:style-name="ce24" table:formula="of:=[.G5]*[.H$1]" office:value-type="float" office:value="2.74837">
            <text:p>3</text:p>
          </table:table-cell>
          <table:table-cell table:style-name="ce29" table:formula="of:=[.H5]*[.D5]" office:value-type="currency" office:currency="JPY" office:value="1012.499508">
            <text:p>￥1,012.5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7203">
            <text:p>0.2677203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2920">
            <text:p>￥62,920</text:p>
          </table:table-cell>
          <table:table-cell table:style-name="ce17" table:formula="of:=[.D6]*[.G6]" office:value-type="currency" office:currency="JPY" office:value="22061.029276">
            <text:p>￥22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6203">
            <text:p>0.3506203</text:p>
          </table:table-cell>
          <table:table-cell table:style-name="ce25" table:formula="of:=[.G6]*[.H$1]" office:value-type="float" office:value="0.017531015">
            <text:p>0.0175</text:p>
          </table:table-cell>
          <table:table-cell table:style-name="ce29" table:formula="of:=[.H6]*[.D6]" office:value-type="currency" office:currency="JPY" office:value="1103.0514638">
            <text:p>￥1,103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1099.0873098">
            <text:p>￥21,099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8578.69755">
            <text:p>￥88,57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6797">
            <text:p>176,79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6797">
            <text:p>￥176,7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6797">
            <text:p>176797</text:p>
          </table:table-cell>
          <table:table-cell table:style-name="ce24"/>
          <table:table-cell table:style-name="ce28" table:formula="of:=SUM([.I3:.I6])" office:value-type="currency" office:currency="JPY" office:value="4428.9348775">
            <text:p>￥4,42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141">
            <text:p>0.0206314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73000">
            <text:p>￥873,000</text:p>
          </table:table-cell>
          <table:table-cell table:style-name="ce17" table:formula="of:=[.D3]*[.G3]" office:value-type="currency" office:currency="JPY" office:value="23860.32093">
            <text:p>￥23,86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33141">
            <text:p>0.02733141</text:p>
          </table:table-cell>
          <table:table-cell table:style-name="ce25" table:formula="of:=[.G3]*[.H$1]" office:value-type="float" office:value="0.0013665705">
            <text:p>0.0014</text:p>
          </table:table-cell>
          <table:table-cell table:style-name="ce29" table:formula="of:=[.H3]*[.D3]" office:value-type="currency" office:currency="JPY" office:value="1193.0160465">
            <text:p>￥1,193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95.2751">
            <text:p>495.275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0.1">
            <text:p>￥30.100</text:p>
          </table:table-cell>
          <table:table-cell table:style-name="ce17" table:formula="of:=[.D4]*([.B4]+[.C4])" office:value-type="currency" office:currency="JPY" office:value="20410.06051">
            <text:p>￥20,41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8.0751">
            <text:p>678.0751</text:p>
          </table:table-cell>
          <table:table-cell table:style-name="ce26" table:formula="of:=[.G4]*[.H$1]" office:value-type="float" office:value="33.903755">
            <text:p>33.9</text:p>
          </table:table-cell>
          <table:table-cell table:style-name="ce29" table:formula="of:=[.H4]*[.D4]" office:value-type="currency" office:currency="JPY" office:value="1020.5030255">
            <text:p>￥1,020.5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8804">
            <text:p>43.880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2.1">
            <text:p>￥372.100</text:p>
          </table:table-cell>
          <table:table-cell table:style-name="ce17" table:formula="of:=[.D5]*[.G5]" office:value-type="currency" office:currency="JPY" office:value="20048.89684">
            <text:p>￥20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804">
            <text:p>53.8804</text:p>
          </table:table-cell>
          <table:table-cell table:style-name="ce24" table:formula="of:=[.G5]*[.H$1]" office:value-type="float" office:value="2.69402">
            <text:p>3</text:p>
          </table:table-cell>
          <table:table-cell table:style-name="ce29" table:formula="of:=[.H5]*[.D5]" office:value-type="currency" office:currency="JPY" office:value="1002.444842">
            <text:p>￥1,002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465615">
            <text:p>0.2646561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9800">
            <text:p>￥69,800</text:p>
          </table:table-cell>
          <table:table-cell table:style-name="ce17" table:formula="of:=[.D6]*[.G6]" office:value-type="currency" office:currency="JPY" office:value="24259.41927">
            <text:p>￥24,2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55615">
            <text:p>0.34755615</text:p>
          </table:table-cell>
          <table:table-cell table:style-name="ce25" table:formula="of:=[.G6]*[.H$1]" office:value-type="float" office:value="0.0173778075">
            <text:p>0.0174</text:p>
          </table:table-cell>
          <table:table-cell table:style-name="ce29" table:formula="of:=[.H6]*[.D6]" office:value-type="currency" office:currency="JPY" office:value="1212.9709635">
            <text:p>￥1,213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144.6743875">
            <text:p>￥22,145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474.827156">
            <text:p>￥97,4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2114">
            <text:p>172,11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2114">
            <text:p>￥172,11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2114">
            <text:p>172114</text:p>
          </table:table-cell>
          <table:table-cell table:style-name="ce24"/>
          <table:table-cell table:style-name="ce28" table:formula="of:=SUM([.I3:.I6])" office:value-type="currency" office:currency="JPY" office:value="4873.7413578">
            <text:p>￥4,874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6441">
            <text:p>0.0203644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736.87074">
            <text:p>￥24,73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06441">
            <text:p>0.02706441</text:p>
          </table:table-cell>
          <table:table-cell table:style-name="ce25" table:formula="of:=[.G3]*[.H$1]" office:value-type="float" office:value="0.0013532205">
            <text:p>0.0014</text:p>
          </table:table-cell>
          <table:table-cell table:style-name="ce29" table:formula="of:=[.H3]*[.D3]" office:value-type="currency" office:currency="JPY" office:value="1236.843537">
            <text:p>￥1,236.8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6.0291">
            <text:p>586.029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3.58">
            <text:p>￥33.580</text:p>
          </table:table-cell>
          <table:table-cell table:style-name="ce17" table:formula="of:=[.D4]*([.B4]+[.C4])" office:value-type="currency" office:currency="JPY" office:value="25817.281178">
            <text:p>￥25,8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8.8291">
            <text:p>768.8291</text:p>
          </table:table-cell>
          <table:table-cell table:style-name="ce26" table:formula="of:=[.G4]*[.H$1]" office:value-type="float" office:value="38.441455">
            <text:p>38.4</text:p>
          </table:table-cell>
          <table:table-cell table:style-name="ce29" table:formula="of:=[.H4]*[.D4]" office:value-type="currency" office:currency="JPY" office:value="1290.8640589">
            <text:p>￥1,290.9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9727">
            <text:p>42.97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87.5">
            <text:p>￥387.500</text:p>
          </table:table-cell>
          <table:table-cell table:style-name="ce17" table:formula="of:=[.D5]*[.G5]" office:value-type="currency" office:currency="JPY" office:value="20526.92125">
            <text:p>￥20,52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27">
            <text:p>52.9727</text:p>
          </table:table-cell>
          <table:table-cell table:style-name="ce24" table:formula="of:=[.G5]*[.H$1]" office:value-type="float" office:value="2.648635">
            <text:p>3</text:p>
          </table:table-cell>
          <table:table-cell table:style-name="ce29" table:formula="of:=[.H5]*[.D5]" office:value-type="currency" office:currency="JPY" office:value="1026.3460625">
            <text:p>￥1,026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302076">
            <text:p>0.2630207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6300">
            <text:p>￥76,300</text:p>
          </table:table-cell>
          <table:table-cell table:style-name="ce17" table:formula="of:=[.D6]*[.G6]" office:value-type="currency" office:currency="JPY" office:value="26393.753988">
            <text:p>￥26,39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92076">
            <text:p>0.34592076</text:p>
          </table:table-cell>
          <table:table-cell table:style-name="ce25" table:formula="of:=[.G6]*[.H$1]" office:value-type="float" office:value="0.017296038">
            <text:p>0.0173</text:p>
          </table:table-cell>
          <table:table-cell table:style-name="ce29" table:formula="of:=[.H6]*[.D6]" office:value-type="currency" office:currency="JPY" office:value="1319.6876994">
            <text:p>￥1,319.7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68.706789">
            <text:p>￥24,369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905.37555645">
            <text:p>￥96,90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7120">
            <text:p>167,12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7120">
            <text:p>￥167,12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20">
            <text:p>167120</text:p>
          </table:table-cell>
          <table:table-cell table:style-name="ce24"/>
          <table:table-cell table:style-name="ce28" table:formula="of:=SUM([.I3:.I6])" office:value-type="currency" office:currency="JPY" office:value="4845.2687778225">
            <text:p>￥4,845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11991">
            <text:p>0.0201199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45345">
            <text:p>￥945,345</text:p>
          </table:table-cell>
          <table:table-cell table:style-name="ce17" table:formula="of:=[.D3]*[.G3]" office:value-type="currency" office:currency="JPY" office:value="25354.06781895">
            <text:p>￥25,35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81991">
            <text:p>0.02681991</text:p>
          </table:table-cell>
          <table:table-cell table:style-name="ce25" table:formula="of:=[.G3]*[.H$1]" office:value-type="float" office:value="0.0013409955">
            <text:p>0.0013</text:p>
          </table:table-cell>
          <table:table-cell table:style-name="ce29" table:formula="of:=[.H3]*[.D3]" office:value-type="currency" office:currency="JPY" office:value="1267.7033909475">
            <text:p>￥1,267.7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77.7295">
            <text:p>477.72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249">
            <text:p>￥35.249</text:p>
          </table:table-cell>
          <table:table-cell table:style-name="ce17" table:formula="of:=[.D4]*([.B4]+[.C4])" office:value-type="currency" office:currency="JPY" office:value="23283.0043455">
            <text:p>￥23,2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0.5295">
            <text:p>660.5295</text:p>
          </table:table-cell>
          <table:table-cell table:style-name="ce26" table:formula="of:=[.G4]*[.H$1]" office:value-type="float" office:value="33.026475">
            <text:p>33.0</text:p>
          </table:table-cell>
          <table:table-cell table:style-name="ce29" table:formula="of:=[.H4]*[.D4]" office:value-type="currency" office:currency="JPY" office:value="1164.150217275">
            <text:p>￥1,164.2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1699">
            <text:p>42.169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02">
            <text:p>￥402.000</text:p>
          </table:table-cell>
          <table:table-cell table:style-name="ce17" table:formula="of:=[.D5]*[.G5]" office:value-type="currency" office:currency="JPY" office:value="20972.2998">
            <text:p>￥20,97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699">
            <text:p>52.1699</text:p>
          </table:table-cell>
          <table:table-cell table:style-name="ce24" table:formula="of:=[.G5]*[.H$1]" office:value-type="float" office:value="2.608495">
            <text:p>3</text:p>
          </table:table-cell>
          <table:table-cell table:style-name="ce29" table:formula="of:=[.H5]*[.D5]" office:value-type="currency" office:currency="JPY" office:value="1048.61499">
            <text:p>￥1,048.6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174651">
            <text:p>0.2617465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9200">
            <text:p>￥79,200</text:p>
          </table:table-cell>
          <table:table-cell table:style-name="ce17" table:formula="of:=[.D6]*[.G6]" office:value-type="currency" office:currency="JPY" office:value="27296.003592">
            <text:p>￥27,29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64651">
            <text:p>0.34464651</text:p>
          </table:table-cell>
          <table:table-cell table:style-name="ce25" table:formula="of:=[.G6]*[.H$1]" office:value-type="float" office:value="0.0172323255">
            <text:p>0.0172</text:p>
          </table:table-cell>
          <table:table-cell table:style-name="ce29" table:formula="of:=[.H6]*[.D6]" office:value-type="currency" office:currency="JPY" office:value="1364.8001796">
            <text:p>￥1,364.8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226.3438891125">
            <text:p>￥24,226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099.37161025">
            <text:p>￥97,09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1936">
            <text:p>161,9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1936">
            <text:p>￥161,9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936">
            <text:p>161936</text:p>
          </table:table-cell>
          <table:table-cell table:style-name="ce24"/>
          <table:table-cell table:style-name="ce28" table:formula="of:=SUM([.I3:.I6])" office:value-type="currency" office:currency="JPY" office:value="4854.9685805125">
            <text:p>￥4,855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22094">
            <text:p>0.02122094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3960">
            <text:p>￥923,960</text:p>
          </table:table-cell>
          <table:table-cell table:style-name="ce17" table:formula="of:=[.D3]*[.G3]" office:value-type="currency" office:currency="JPY" office:value="25797.8317224">
            <text:p>￥25,79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92094">
            <text:p>0.02792094</text:p>
          </table:table-cell>
          <table:table-cell table:style-name="ce25" table:formula="of:=[.G3]*[.H$1]" office:value-type="float" office:value="0.001396047">
            <text:p>0.0014</text:p>
          </table:table-cell>
          <table:table-cell table:style-name="ce29" table:formula="of:=[.H3]*[.D3]" office:value-type="currency" office:currency="JPY" office:value="1289.89158612">
            <text:p>￥1,289.9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1.2533">
            <text:p>501.253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.869">
            <text:p>￥34.869</text:p>
          </table:table-cell>
          <table:table-cell table:style-name="ce17" table:formula="of:=[.D4]*([.B4]+[.C4])" office:value-type="currency" office:currency="JPY" office:value="23852.2545177">
            <text:p>￥23,85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4.0533">
            <text:p>684.0533</text:p>
          </table:table-cell>
          <table:table-cell table:style-name="ce26" table:formula="of:=[.G4]*[.H$1]" office:value-type="float" office:value="34.202665">
            <text:p>34.2</text:p>
          </table:table-cell>
          <table:table-cell table:style-name="ce29" table:formula="of:=[.H4]*[.D4]" office:value-type="currency" office:currency="JPY" office:value="1192.612725885">
            <text:p>￥1,192.6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3065">
            <text:p>41.306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00">
            <text:p>￥400.000</text:p>
          </table:table-cell>
          <table:table-cell table:style-name="ce17" table:formula="of:=[.D5]*[.G5]" office:value-type="currency" office:currency="JPY" office:value="20522.6">
            <text:p>￥20,5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065">
            <text:p>51.3065</text:p>
          </table:table-cell>
          <table:table-cell table:style-name="ce24" table:formula="of:=[.G5]*[.H$1]" office:value-type="float" office:value="2.565325">
            <text:p>3</text:p>
          </table:table-cell>
          <table:table-cell table:style-name="ce29" table:formula="of:=[.H5]*[.D5]" office:value-type="currency" office:currency="JPY" office:value="1026.13">
            <text:p>￥1,026.1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5983131">
            <text:p>0.2598313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565">
            <text:p>￥78,565</text:p>
          </table:table-cell>
          <table:table-cell table:style-name="ce17" table:formula="of:=[.D6]*[.G6]" office:value-type="currency" office:currency="JPY" office:value="26926.68537015">
            <text:p>￥26,9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273131">
            <text:p>0.34273131</text:p>
          </table:table-cell>
          <table:table-cell table:style-name="ce25" table:formula="of:=[.G6]*[.H$1]" office:value-type="float" office:value="0.0171365655">
            <text:p>0.0171</text:p>
          </table:table-cell>
          <table:table-cell table:style-name="ce29" table:formula="of:=[.H6]*[.D6]" office:value-type="currency" office:currency="JPY" office:value="1346.3342685075">
            <text:p>￥1,346.3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274.8429025625">
            <text:p>￥24,275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815.112718">
            <text:p>￥93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6854">
            <text:p>156,8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6854">
            <text:p>￥156,8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6854">
            <text:p>156854</text:p>
          </table:table-cell>
          <table:table-cell table:style-name="ce24"/>
          <table:table-cell table:style-name="ce28" table:formula="of:=SUM([.I3:.I6])" office:value-type="currency" office:currency="JPY" office:value="4690.7556359">
            <text:p>￥4,691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2559">
            <text:p>0.0195255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2000">
            <text:p>￥922,000</text:p>
          </table:table-cell>
          <table:table-cell table:style-name="ce17" table:formula="of:=[.D3]*[.G3]" office:value-type="currency" office:currency="JPY" office:value="24179.99398">
            <text:p>￥24,1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2559">
            <text:p>0.02622559</text:p>
          </table:table-cell>
          <table:table-cell table:style-name="ce25" table:formula="of:=[.G3]*[.H$1]" office:value-type="float" office:value="0.0013112795">
            <text:p>0.0013</text:p>
          </table:table-cell>
          <table:table-cell table:style-name="ce29" table:formula="of:=[.H3]*[.D3]" office:value-type="currency" office:currency="JPY" office:value="1208.999699">
            <text:p>￥1,209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6.5623">
            <text:p>456.56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.6">
            <text:p>￥34.600</text:p>
          </table:table-cell>
          <table:table-cell table:style-name="ce17" table:formula="of:=[.D4]*([.B4]+[.C4])" office:value-type="currency" office:currency="JPY" office:value="22121.93558">
            <text:p>￥22,1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623">
            <text:p>639.3623</text:p>
          </table:table-cell>
          <table:table-cell table:style-name="ce26" table:formula="of:=[.G4]*[.H$1]" office:value-type="float" office:value="31.968115">
            <text:p>32.0</text:p>
          </table:table-cell>
          <table:table-cell table:style-name="ce29" table:formula="of:=[.H4]*[.D4]" office:value-type="currency" office:currency="JPY" office:value="1106.096779">
            <text:p>￥1,106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645">
            <text:p>40.564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.5">
            <text:p>￥411.500</text:p>
          </table:table-cell>
          <table:table-cell table:style-name="ce17" table:formula="of:=[.D5]*[.G5]" office:value-type="currency" office:currency="JPY" office:value="20807.29175">
            <text:p>￥20,8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645">
            <text:p>50.5645</text:p>
          </table:table-cell>
          <table:table-cell table:style-name="ce24" table:formula="of:=[.G5]*[.H$1]" office:value-type="float" office:value="2.528225">
            <text:p>3</text:p>
          </table:table-cell>
          <table:table-cell table:style-name="ce29" table:formula="of:=[.H5]*[.D5]" office:value-type="currency" office:currency="JPY" office:value="1040.3645875">
            <text:p>￥1,040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5773637">
            <text:p>0.2577363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6705.891408">
            <text:p>￥26,70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063637">
            <text:p>0.34063637</text:p>
          </table:table-cell>
          <table:table-cell table:style-name="ce25" table:formula="of:=[.G6]*[.H$1]" office:value-type="float" office:value="0.0170318185">
            <text:p>0.0170</text:p>
          </table:table-cell>
          <table:table-cell table:style-name="ce29" table:formula="of:=[.H6]*[.D6]" office:value-type="currency" office:currency="JPY" office:value="1335.2945704">
            <text:p>￥1,335.3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53.7781795">
            <text:p>￥23,454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057.15172295">
            <text:p>￥105,0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1771">
            <text:p>151,77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1771">
            <text:p>￥151,77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1771">
            <text:p>151771</text:p>
          </table:table-cell>
          <table:table-cell table:style-name="ce24"/>
          <table:table-cell table:style-name="ce28" table:formula="of:=SUM([.I3:.I6])" office:value-type="currency" office:currency="JPY" office:value="5252.8575861475">
            <text:p>￥5,253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515">
            <text:p>0.0218851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03375">
            <text:p>￥903,375</text:p>
          </table:table-cell>
          <table:table-cell table:style-name="ce17" table:formula="of:=[.D3]*[.G3]" office:value-type="currency" office:currency="JPY" office:value="25823.10988125">
            <text:p>￥25,82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58515">
            <text:p>0.02858515</text:p>
          </table:table-cell>
          <table:table-cell table:style-name="ce25" table:formula="of:=[.G3]*[.H$1]" office:value-type="float" office:value="0.0014292575">
            <text:p>0.0014</text:p>
          </table:table-cell>
          <table:table-cell table:style-name="ce29" table:formula="of:=[.H3]*[.D3]" office:value-type="currency" office:currency="JPY" office:value="1291.1554940625">
            <text:p>￥1,291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9.5631">
            <text:p>509.56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3.9">
            <text:p>￥33.900</text:p>
          </table:table-cell>
          <table:table-cell table:style-name="ce17" table:formula="of:=[.D4]*([.B4]+[.C4])" office:value-type="currency" office:currency="JPY" office:value="23471.10909">
            <text:p>￥23,47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2.3631">
            <text:p>692.3631</text:p>
          </table:table-cell>
          <table:table-cell table:style-name="ce26" table:formula="of:=[.G4]*[.H$1]" office:value-type="float" office:value="34.618155">
            <text:p>34.6</text:p>
          </table:table-cell>
          <table:table-cell table:style-name="ce29" table:formula="of:=[.H4]*[.D4]" office:value-type="currency" office:currency="JPY" office:value="1173.5554545">
            <text:p>￥1,173.6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6.4738">
            <text:p>56.473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">
            <text:p>￥411.000</text:p>
          </table:table-cell>
          <table:table-cell table:style-name="ce17" table:formula="of:=[.D5]*[.G5]" office:value-type="currency" office:currency="JPY" office:value="27320.7318">
            <text:p>￥27,32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6.4738">
            <text:p>66.4738</text:p>
          </table:table-cell>
          <table:table-cell table:style-name="ce24" table:formula="of:=[.G5]*[.H$1]" office:value-type="float" office:value="3.32369">
            <text:p>3</text:p>
          </table:table-cell>
          <table:table-cell table:style-name="ce29" table:formula="of:=[.H5]*[.D5]" office:value-type="currency" office:currency="JPY" office:value="1366.03659">
            <text:p>￥1,366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033274">
            <text:p>0.2903327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6205">
            <text:p>￥76,205</text:p>
          </table:table-cell>
          <table:table-cell table:style-name="ce17" table:formula="of:=[.D6]*[.G6]" office:value-type="currency" office:currency="JPY" office:value="28442.2009517">
            <text:p>￥28,44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323274">
            <text:p>0.37323274</text:p>
          </table:table-cell>
          <table:table-cell table:style-name="ce25" table:formula="of:=[.G6]*[.H$1]" office:value-type="float" office:value="0.018661637">
            <text:p>0.0187</text:p>
          </table:table-cell>
          <table:table-cell table:style-name="ce29" table:formula="of:=[.H6]*[.D6]" office:value-type="currency" office:currency="JPY" office:value="1422.110047585">
            <text:p>￥1,422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264.2879307375">
            <text:p>￥26,264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8184.4519482">
            <text:p>￥98,18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1923">
            <text:p>141,92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41923">
            <text:p>￥141,92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1923">
            <text:p>141923</text:p>
          </table:table-cell>
          <table:table-cell table:style-name="ce24"/>
          <table:table-cell table:style-name="ce28" table:formula="of:=SUM([.I3:.I6])" office:value-type="currency" office:currency="JPY" office:value="4909.22259741">
            <text:p>￥4,90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60558">
            <text:p>0.021605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0770">
            <text:p>￥920,770</text:p>
          </table:table-cell>
          <table:table-cell table:style-name="ce17" table:formula="of:=[.D3]*[.G3]" office:value-type="currency" office:currency="JPY" office:value="26062.9288966">
            <text:p>￥26,06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30558">
            <text:p>0.02830558</text:p>
          </table:table-cell>
          <table:table-cell table:style-name="ce25" table:formula="of:=[.G3]*[.H$1]" office:value-type="float" office:value="0.001415279">
            <text:p>0.0014</text:p>
          </table:table-cell>
          <table:table-cell table:style-name="ce29" table:formula="of:=[.H3]*[.D3]" office:value-type="currency" office:currency="JPY" office:value="1303.14644483">
            <text:p>￥1,303.1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66.4607">
            <text:p>466.460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488">
            <text:p>￥35.488</text:p>
          </table:table-cell>
          <table:table-cell table:style-name="ce17" table:formula="of:=[.D4]*([.B4]+[.C4])" office:value-type="currency" office:currency="JPY" office:value="23040.9637216">
            <text:p>￥23,04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49.2607">
            <text:p>649.2607</text:p>
          </table:table-cell>
          <table:table-cell table:style-name="ce26" table:formula="of:=[.G4]*[.H$1]" office:value-type="float" office:value="32.463035">
            <text:p>32.5</text:p>
          </table:table-cell>
          <table:table-cell table:style-name="ce29" table:formula="of:=[.H4]*[.D4]" office:value-type="currency" office:currency="JPY" office:value="1152.04818608">
            <text:p>￥1,152.0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7801">
            <text:p>41.780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5.3">
            <text:p>￥415.300</text:p>
          </table:table-cell>
          <table:table-cell table:style-name="ce17" table:formula="of:=[.D5]*[.G5]" office:value-type="currency" office:currency="JPY" office:value="21504.27553">
            <text:p>￥21,50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7801">
            <text:p>51.7801</text:p>
          </table:table-cell>
          <table:table-cell table:style-name="ce24" table:formula="of:=[.G5]*[.H$1]" office:value-type="float" office:value="2.589005">
            <text:p>3</text:p>
          </table:table-cell>
          <table:table-cell table:style-name="ce29" table:formula="of:=[.H5]*[.D5]" office:value-type="currency" office:currency="JPY" office:value="1075.2137765">
            <text:p>￥1,075.2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06421">
            <text:p>0.270642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000">
            <text:p>￥78,000</text:p>
          </table:table-cell>
          <table:table-cell table:style-name="ce17" table:formula="of:=[.D6]*[.G6]" office:value-type="currency" office:currency="JPY" office:value="27576.2838">
            <text:p>￥27,57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35421">
            <text:p>0.3535421</text:p>
          </table:table-cell>
          <table:table-cell table:style-name="ce25" table:formula="of:=[.G6]*0.05" office:value-type="float" office:value="0.017677105">
            <text:p>0.0177</text:p>
          </table:table-cell>
          <table:table-cell table:style-name="ce29" table:formula="of:=[.H6]*[.D6]" office:value-type="currency" office:currency="JPY" office:value="1378.81419">
            <text:p>￥1,378.8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546.11298705">
            <text:p>￥24,546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453.3078178">
            <text:p>￥102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17">
            <text:p>131,51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1517">
            <text:p>￥131,51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17">
            <text:p>131517</text:p>
          </table:table-cell>
          <table:table-cell table:style-name="ce24"/>
          <table:table-cell table:style-name="ce28" table:formula="of:=SUM([.I3:.I6])" office:value-type="currency" office:currency="JPY" office:value="5122.66539089">
            <text:p>￥5,123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72696">
            <text:p>0.0197269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63620">
            <text:p>￥963,620</text:p>
          </table:table-cell>
          <table:table-cell table:style-name="ce17" table:formula="of:=[.D3]*[.G3]" office:value-type="currency" office:currency="JPY" office:value="25465.5471952">
            <text:p>￥25,46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696">
            <text:p>0.02642696</text:p>
          </table:table-cell>
          <table:table-cell table:style-name="ce25" table:formula="of:=[.G3]*[.H$1]" office:value-type="float" office:value="0.001321348">
            <text:p>0.0013</text:p>
          </table:table-cell>
          <table:table-cell table:style-name="ce29" table:formula="of:=[.H3]*[.D3]" office:value-type="currency" office:currency="JPY" office:value="1273.27735976">
            <text:p>￥1,273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3.3654">
            <text:p>453.365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09">
            <text:p>￥40.090</text:p>
          </table:table-cell>
          <table:table-cell table:style-name="ce17" table:formula="of:=[.D4]*([.B4]+[.C4])" office:value-type="currency" office:currency="JPY" office:value="25503.870886">
            <text:p>￥25,50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654">
            <text:p>636.1654</text:p>
          </table:table-cell>
          <table:table-cell table:style-name="ce26" table:formula="of:=[.G4]*[.H$1]" office:value-type="float" office:value="31.80827">
            <text:p>31.8</text:p>
          </table:table-cell>
          <table:table-cell table:style-name="ce29" table:formula="of:=[.H4]*[.D4]" office:value-type="currency" office:currency="JPY" office:value="1275.1935443">
            <text:p>￥1,275.2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8402">
            <text:p>40.840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7">
            <text:p>￥457.000</text:p>
          </table:table-cell>
          <table:table-cell table:style-name="ce17" table:formula="of:=[.D5]*[.G5]" office:value-type="currency" office:currency="JPY" office:value="23233.9714">
            <text:p>￥23,23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8402">
            <text:p>50.8402</text:p>
          </table:table-cell>
          <table:table-cell table:style-name="ce24" table:formula="of:=[.G5]*[.H$1]" office:value-type="float" office:value="2.54201">
            <text:p>3</text:p>
          </table:table-cell>
          <table:table-cell table:style-name="ce29" table:formula="of:=[.H5]*[.D5]" office:value-type="currency" office:currency="JPY" office:value="1161.69857">
            <text:p>￥1,161.7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855457">
            <text:p>0.2685545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380">
            <text:p>￥80,380</text:p>
          </table:table-cell>
          <table:table-cell table:style-name="ce17" table:formula="of:=[.D6]*[.G6]" office:value-type="currency" office:currency="JPY" office:value="28249.9183366">
            <text:p>￥28,2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145457">
            <text:p>0.35145457</text:p>
          </table:table-cell>
          <table:table-cell table:style-name="ce25" table:formula="of:=[.G6]*0.05" office:value-type="float" office:value="0.0175727285">
            <text:p>0.0176</text:p>
          </table:table-cell>
          <table:table-cell table:style-name="ce29" table:formula="of:=[.H6]*[.D6]" office:value-type="currency" office:currency="JPY" office:value="1412.49591683">
            <text:p>￥1,412.5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13.32695445">
            <text:p>￥25,613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721.983303">
            <text:p>￥99,7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84">
            <text:p>125,98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5984">
            <text:p>￥125,98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84">
            <text:p>125984</text:p>
          </table:table-cell>
          <table:table-cell table:style-name="ce24"/>
          <table:table-cell table:style-name="ce28" table:formula="of:=SUM([.I3:.I6])" office:value-type="currency" office:currency="JPY" office:value="4986.09916515">
            <text:p>￥4,986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0608">
            <text:p>0.0195060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6500">
            <text:p>￥926,500</text:p>
          </table:table-cell>
          <table:table-cell table:style-name="ce17" table:formula="of:=[.D3]*[.G3]" office:value-type="currency" office:currency="JPY" office:value="24279.93312">
            <text:p>￥24,2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0608">
            <text:p>0.02620608</text:p>
          </table:table-cell>
          <table:table-cell table:style-name="ce25" table:formula="of:=[.G3]*[.H$1]" office:value-type="float" office:value="0.001310304">
            <text:p>0.0013</text:p>
          </table:table-cell>
          <table:table-cell table:style-name="ce29" table:formula="of:=[.H3]*[.D3]" office:value-type="currency" office:currency="JPY" office:value="1213.996656">
            <text:p>￥1,214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47.2723">
            <text:p>447.27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9.81">
            <text:p>￥39.810</text:p>
          </table:table-cell>
          <table:table-cell table:style-name="ce17" table:formula="of:=[.D4]*([.B4]+[.C4])" office:value-type="currency" office:currency="JPY" office:value="25083.178263">
            <text:p>￥25,0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0.0723">
            <text:p>630.0723</text:p>
          </table:table-cell>
          <table:table-cell table:style-name="ce26" table:formula="of:=[.G4]*[.H$1]" office:value-type="float" office:value="31.503615">
            <text:p>31.5</text:p>
          </table:table-cell>
          <table:table-cell table:style-name="ce29" table:formula="of:=[.H4]*[.D4]" office:value-type="currency" office:currency="JPY" office:value="1254.15891315">
            <text:p>￥1,254.2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288">
            <text:p>40.528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2.4">
            <text:p>￥452.400</text:p>
          </table:table-cell>
          <table:table-cell table:style-name="ce17" table:formula="of:=[.D5]*[.G5]" office:value-type="currency" office:currency="JPY" office:value="22859.22912">
            <text:p>￥22,85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288">
            <text:p>50.5288</text:p>
          </table:table-cell>
          <table:table-cell table:style-name="ce24" table:formula="of:=[.G5]*[.H$1]" office:value-type="float" office:value="2.52644">
            <text:p>3</text:p>
          </table:table-cell>
          <table:table-cell table:style-name="ce29" table:formula="of:=[.H5]*[.D5]" office:value-type="currency" office:currency="JPY" office:value="1142.961456">
            <text:p>￥1,143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86075">
            <text:p>0.267860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7499.6428">
            <text:p>￥27,50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76075">
            <text:p>0.35076075</text:p>
          </table:table-cell>
          <table:table-cell table:style-name="ce25" table:formula="of:=[.G6]*0.05" office:value-type="float" office:value="0.0175380375">
            <text:p>0.0175</text:p>
          </table:table-cell>
          <table:table-cell table:style-name="ce29" table:formula="of:=[.H6]*[.D6]" office:value-type="currency" office:currency="JPY" office:value="1374.98214">
            <text:p>￥1,375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930.49582575">
            <text:p>￥24,930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462.9802203">
            <text:p>￥95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4"/>
          <table:table-cell table:style-name="ce28" table:formula="of:=SUM([.I3:.I6])" office:value-type="currency" office:currency="JPY" office:value="4773.149011015">
            <text:p>￥4,773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366">
            <text:p>0.019236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565">
            <text:p>￥936,565</text:p>
          </table:table-cell>
          <table:table-cell table:style-name="ce17" table:formula="of:=[.D3]*[.G3]" office:value-type="currency" office:currency="JPY" office:value="24291.311779">
            <text:p>￥24,29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66">
            <text:p>0.0259366</text:p>
          </table:table-cell>
          <table:table-cell table:style-name="ce25" table:formula="of:=[.G3]*[.H$1]" office:value-type="float" office:value="0.00129683">
            <text:p>0.0013</text:p>
          </table:table-cell>
          <table:table-cell table:style-name="ce29" table:formula="of:=[.H3]*[.D3]" office:value-type="currency" office:currency="JPY" office:value="1214.56558895">
            <text:p>￥1,214.6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37.6636">
            <text:p>437.66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54">
            <text:p>￥36.540</text:p>
          </table:table-cell>
          <table:table-cell table:style-name="ce17" table:formula="of:=[.D4]*([.B4]+[.C4])" office:value-type="currency" office:currency="JPY" office:value="22671.739944">
            <text:p>￥22,67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20.4636">
            <text:p>620.4636</text:p>
          </table:table-cell>
          <table:table-cell table:style-name="ce26" table:formula="of:=[.G4]*[.H$1]" office:value-type="float" office:value="31.02318">
            <text:p>31.0</text:p>
          </table:table-cell>
          <table:table-cell table:style-name="ce29" table:formula="of:=[.H4]*[.D4]" office:value-type="currency" office:currency="JPY" office:value="1133.5869972">
            <text:p>￥1,133.6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006">
            <text:p>40.00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1.4">
            <text:p>￥441.400</text:p>
          </table:table-cell>
          <table:table-cell table:style-name="ce17" table:formula="of:=[.D5]*[.G5]" office:value-type="currency" office:currency="JPY" office:value="22072.6484">
            <text:p>￥22,07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06">
            <text:p>50.006</text:p>
          </table:table-cell>
          <table:table-cell table:style-name="ce24" table:formula="of:=[.G5]*[.H$1]" office:value-type="float" office:value="2.5003">
            <text:p>3</text:p>
          </table:table-cell>
          <table:table-cell table:style-name="ce29" table:formula="of:=[.H5]*[.D5]" office:value-type="currency" office:currency="JPY" office:value="1103.63242">
            <text:p>￥1,103.6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572186">
            <text:p>0.2657218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805">
            <text:p>￥75,805</text:p>
          </table:table-cell>
          <table:table-cell table:style-name="ce17" table:formula="of:=[.D6]*[.G6]" office:value-type="currency" office:currency="JPY" office:value="26427.2800973">
            <text:p>￥26,4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862186">
            <text:p>0.34862186</text:p>
          </table:table-cell>
          <table:table-cell table:style-name="ce25" table:formula="of:=[.G6]*0.05" office:value-type="float" office:value="0.017431093">
            <text:p>0.0174</text:p>
          </table:table-cell>
          <table:table-cell table:style-name="ce29" table:formula="of:=[.H6]*[.D6]" office:value-type="currency" office:currency="JPY" office:value="1321.364004865">
            <text:p>￥1,321.4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65.745055075">
            <text:p>￥23,866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921.57847295">
            <text:p>￥93,9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4"/>
          <table:table-cell table:style-name="ce28" table:formula="of:=SUM([.I3:.I6])" office:value-type="currency" office:currency="JPY" office:value="4696.0789236475">
            <text:p>￥4,69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4763">
            <text:p>0.018947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315">
            <text:p>￥936,315</text:p>
          </table:table-cell>
          <table:table-cell table:style-name="ce17" table:formula="of:=[.D3]*[.G3]" office:value-type="currency" office:currency="JPY" office:value="24014.26068345">
            <text:p>￥24,01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4763">
            <text:p>0.02564763</text:p>
          </table:table-cell>
          <table:table-cell table:style-name="ce25" table:formula="of:=[.G3]*[.H$1]" office:value-type="float" office:value="0.0012823815">
            <text:p>0.0013</text:p>
          </table:table-cell>
          <table:table-cell table:style-name="ce29" table:formula="of:=[.H3]*[.D3]" office:value-type="currency" office:currency="JPY" office:value="1200.7130341725">
            <text:p>￥1,200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6.1681">
            <text:p>426.168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67">
            <text:p>￥36.670</text:p>
          </table:table-cell>
          <table:table-cell table:style-name="ce17" table:formula="of:=[.D4]*([.B4]+[.C4])" office:value-type="currency" office:currency="JPY" office:value="22330.860227">
            <text:p>￥22,33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8.9681">
            <text:p>608.9681</text:p>
          </table:table-cell>
          <table:table-cell table:style-name="ce26" table:formula="of:=[.G4]*[.H$1]" office:value-type="float" office:value="30.448405">
            <text:p>30.4</text:p>
          </table:table-cell>
          <table:table-cell table:style-name="ce29" table:formula="of:=[.H4]*[.D4]" office:value-type="currency" office:currency="JPY" office:value="1116.54301135">
            <text:p>￥1,11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825">
            <text:p>38.3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6.8">
            <text:p>￥446.800</text:p>
          </table:table-cell>
          <table:table-cell table:style-name="ce17" table:formula="of:=[.D5]*[.G5]" office:value-type="currency" office:currency="JPY" office:value="21617.301">
            <text:p>￥21,61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825">
            <text:p>48.3825</text:p>
          </table:table-cell>
          <table:table-cell table:style-name="ce24" table:formula="of:=[.G5]*[.H$1]" office:value-type="float" office:value="2.419125">
            <text:p>2</text:p>
          </table:table-cell>
          <table:table-cell table:style-name="ce29" table:formula="of:=[.H5]*[.D5]" office:value-type="currency" office:currency="JPY" office:value="1080.86505">
            <text:p>￥1,08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33375">
            <text:p>0.26333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4975">
            <text:p>￥74,975</text:p>
          </table:table-cell>
          <table:table-cell table:style-name="ce17" table:formula="of:=[.D6]*[.G6]" office:value-type="currency" office:currency="JPY" office:value="25959.1565625">
            <text:p>￥25,9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62375">
            <text:p>0.3462375</text:p>
          </table:table-cell>
          <table:table-cell table:style-name="ce25" table:formula="of:=[.G6]*0.05" office:value-type="float" office:value="0.017311875">
            <text:p>0.0173</text:p>
          </table:table-cell>
          <table:table-cell table:style-name="ce29" table:formula="of:=[.H6]*[.D6]" office:value-type="currency" office:currency="JPY" office:value="1297.957828125">
            <text:p>￥1,298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80.3946182375">
            <text:p>￥23,480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951.053444">
            <text:p>￥91,95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612">
            <text:p>110,61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612">
            <text:p>￥110,61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612">
            <text:p>110612</text:p>
          </table:table-cell>
          <table:table-cell table:style-name="ce24"/>
          <table:table-cell table:style-name="ce28" table:formula="of:=SUM([.I3:.I6])" office:value-type="currency" office:currency="JPY" office:value="4597.5526722">
            <text:p>￥4,5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66083">
            <text:p>0.0186608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53000">
            <text:p>￥953,000</text:p>
          </table:table-cell>
          <table:table-cell table:style-name="ce17" table:formula="of:=[.D3]*[.G3]" office:value-type="currency" office:currency="JPY" office:value="24168.87099">
            <text:p>￥24,16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6083">
            <text:p>0.02536083</text:p>
          </table:table-cell>
          <table:table-cell table:style-name="ce25" table:formula="of:=[.G3]*[.H$1]" office:value-type="float" office:value="0.0012680415">
            <text:p>0.0013</text:p>
          </table:table-cell>
          <table:table-cell table:style-name="ce29" table:formula="of:=[.H3]*[.D3]" office:value-type="currency" office:currency="JPY" office:value="1208.4435495">
            <text:p>￥1,208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7.5945">
            <text:p>417.594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">
            <text:p>￥34.000</text:p>
          </table:table-cell>
          <table:table-cell table:style-name="ce17" table:formula="of:=[.D4]*([.B4]+[.C4])" office:value-type="currency" office:currency="JPY" office:value="20413.413">
            <text:p>￥20,41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0.3945">
            <text:p>600.3945</text:p>
          </table:table-cell>
          <table:table-cell table:style-name="ce26" table:formula="of:=[.G4]*[.H$1]" office:value-type="float" office:value="30.019725">
            <text:p>30.0</text:p>
          </table:table-cell>
          <table:table-cell table:style-name="ce29" table:formula="of:=[.H4]*[.D4]" office:value-type="currency" office:currency="JPY" office:value="1020.67065">
            <text:p>￥1,02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281">
            <text:p>38.128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3.5">
            <text:p>￥443.500</text:p>
          </table:table-cell>
          <table:table-cell table:style-name="ce17" table:formula="of:=[.D5]*[.G5]" office:value-type="currency" office:currency="JPY" office:value="21344.81235">
            <text:p>￥21,34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1281">
            <text:p>48.1281</text:p>
          </table:table-cell>
          <table:table-cell table:style-name="ce24" table:formula="of:=[.G5]*[.H$1]" office:value-type="float" office:value="2.406405">
            <text:p>2</text:p>
          </table:table-cell>
          <table:table-cell table:style-name="ce29" table:formula="of:=[.H5]*[.D5]" office:value-type="currency" office:currency="JPY" office:value="1067.2406175">
            <text:p>￥1,067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70368">
            <text:p>0.2627036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300">
            <text:p>￥75,300</text:p>
          </table:table-cell>
          <table:table-cell table:style-name="ce17" table:formula="of:=[.D6]*[.G6]" office:value-type="currency" office:currency="JPY" office:value="26023.957104">
            <text:p>￥26,02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60368">
            <text:p>0.34560368</text:p>
          </table:table-cell>
          <table:table-cell table:style-name="ce25" table:formula="of:=[.G6]*0.05" office:value-type="float" office:value="0.017280184">
            <text:p>0.0173</text:p>
          </table:table-cell>
          <table:table-cell table:style-name="ce29" table:formula="of:=[.H6]*[.D6]" office:value-type="currency" office:currency="JPY" office:value="1301.1978552">
            <text:p>￥1,301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987.763361">
            <text:p>￥22,98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192.8248107">
            <text:p>￥101,19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6028">
            <text:p>106,0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6028">
            <text:p>￥106,0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6028">
            <text:p>106028</text:p>
          </table:table-cell>
          <table:table-cell table:style-name="ce24"/>
          <table:table-cell table:style-name="ce28" table:formula="of:=SUM([.I3:.I6])" office:value-type="currency" office:currency="JPY" office:value="5059.641240535">
            <text:p>￥5,0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3731">
            <text:p>0.0184373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00">
            <text:p>￥1,011,600</text:p>
          </table:table-cell>
          <table:table-cell table:style-name="ce17" table:formula="of:=[.D3]*[.G3]" office:value-type="currency" office:currency="JPY" office:value="25428.902796">
            <text:p>￥25,42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3731">
            <text:p>0.02513731</text:p>
          </table:table-cell>
          <table:table-cell table:style-name="ce25" table:formula="of:=[.G3]*[.H$1]" office:value-type="float" office:value="0.0012568655">
            <text:p>0.0013</text:p>
          </table:table-cell>
          <table:table-cell table:style-name="ce29" table:formula="of:=[.H3]*[.D3]" office:value-type="currency" office:currency="JPY" office:value="1271.4451398">
            <text:p>￥1,271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0655">
            <text:p>412.065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835">
            <text:p>￥40.835</text:p>
          </table:table-cell>
          <table:table-cell table:style-name="ce17" table:formula="of:=[.D4]*([.B4]+[.C4])" office:value-type="currency" office:currency="JPY" office:value="24291.3326925">
            <text:p>￥24,2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4.8655">
            <text:p>594.8655</text:p>
          </table:table-cell>
          <table:table-cell table:style-name="ce26" table:formula="of:=[.G4]*[.H$1]" office:value-type="float" office:value="29.743275">
            <text:p>29.7</text:p>
          </table:table-cell>
          <table:table-cell table:style-name="ce29" table:formula="of:=[.H4]*[.D4]" office:value-type="currency" office:currency="JPY" office:value="1214.566634625">
            <text:p>￥1,214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0452">
            <text:p>37.045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0.5">
            <text:p>￥490.500</text:p>
          </table:table-cell>
          <table:table-cell table:style-name="ce17" table:formula="of:=[.D5]*[.G5]" office:value-type="currency" office:currency="JPY" office:value="23075.6706">
            <text:p>￥23,07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0452">
            <text:p>47.0452</text:p>
          </table:table-cell>
          <table:table-cell table:style-name="ce24" table:formula="of:=[.G5]*[.H$1]" office:value-type="float" office:value="2.35226">
            <text:p>2</text:p>
          </table:table-cell>
          <table:table-cell table:style-name="ce29" table:formula="of:=[.H5]*[.D5]" office:value-type="currency" office:currency="JPY" office:value="1153.78353">
            <text:p>￥1,153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09962">
            <text:p>0.26209962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2310">
            <text:p>￥82,310</text:p>
          </table:table-cell>
          <table:table-cell table:style-name="ce17" table:formula="of:=[.D6]*[.G6]" office:value-type="currency" office:currency="JPY" office:value="28396.9187222">
            <text:p>￥28,39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99962">
            <text:p>0.34499962</text:p>
          </table:table-cell>
          <table:table-cell table:style-name="ce25" table:formula="of:=[.G6]*0.05" office:value-type="float" office:value="0.017249981">
            <text:p>0.0172</text:p>
          </table:table-cell>
          <table:table-cell table:style-name="ce29" table:formula="of:=[.H6]*[.D6]" office:value-type="currency" office:currency="JPY" office:value="1419.84593611">
            <text:p>￥1,419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298.206202675">
            <text:p>￥25,29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968.33976635">
            <text:p>￥101,96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0469">
            <text:p>100,46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0469">
            <text:p>￥100,4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0469">
            <text:p>100469</text:p>
          </table:table-cell>
          <table:table-cell table:style-name="ce24"/>
          <table:table-cell table:style-name="ce28" table:formula="of:=SUM([.I3:.I6])" office:value-type="currency" office:currency="JPY" office:value="5098.4169883175">
            <text:p>￥5,0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655">
            <text:p>0.018465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10">
            <text:p>￥1,011,610</text:p>
          </table:table-cell>
          <table:table-cell table:style-name="ce17" table:formula="of:=[.D3]*[.G3]" office:value-type="currency" office:currency="JPY" office:value="25457.671455">
            <text:p>￥25,4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655">
            <text:p>0.0251655</text:p>
          </table:table-cell>
          <table:table-cell table:style-name="ce25" table:formula="of:=[.G3]*[.H$1]" office:value-type="float" office:value="0.001258275">
            <text:p>0.0013</text:p>
          </table:table-cell>
          <table:table-cell table:style-name="ce29" table:formula="of:=[.H3]*[.D3]" office:value-type="currency" office:currency="JPY" office:value="1272.88357275">
            <text:p>￥1,27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2085">
            <text:p>412.208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167">
            <text:p>￥41.167</text:p>
          </table:table-cell>
          <table:table-cell table:style-name="ce17" table:formula="of:=[.D4]*([.B4]+[.C4])" office:value-type="currency" office:currency="JPY" office:value="24494.7149195">
            <text:p>￥24,49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5.0085">
            <text:p>595.0085</text:p>
          </table:table-cell>
          <table:table-cell table:style-name="ce26" table:formula="of:=[.G4]*[.H$1]" office:value-type="float" office:value="29.750425">
            <text:p>29.8</text:p>
          </table:table-cell>
          <table:table-cell table:style-name="ce29" table:formula="of:=[.H4]*[.D4]" office:value-type="currency" office:currency="JPY" office:value="1224.735745975">
            <text:p>￥1,224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127">
            <text:p>37.51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8.1">
            <text:p>￥498.100</text:p>
          </table:table-cell>
          <table:table-cell table:style-name="ce17" table:formula="of:=[.D5]*[.G5]" office:value-type="currency" office:currency="JPY" office:value="23666.07587">
            <text:p>￥23,66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5127">
            <text:p>47.5127</text:p>
          </table:table-cell>
          <table:table-cell table:style-name="ce24" table:formula="of:=[.G5]*[.H$1]" office:value-type="float" office:value="2.375635">
            <text:p>2</text:p>
          </table:table-cell>
          <table:table-cell table:style-name="ce29" table:formula="of:=[.H5]*[.D5]" office:value-type="currency" office:currency="JPY" office:value="1183.3037935">
            <text:p>￥1,18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471667">
            <text:p>0.2647166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1555">
            <text:p>￥81,555</text:p>
          </table:table-cell>
          <table:table-cell table:style-name="ce17" table:formula="of:=[.D6]*[.G6]" office:value-type="currency" office:currency="JPY" office:value="28349.87752185">
            <text:p>￥28,3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61667">
            <text:p>0.34761667</text:p>
          </table:table-cell>
          <table:table-cell table:style-name="ce25" table:formula="of:=[.G6]*[.H$1]" office:value-type="float" office:value="0.0173808335">
            <text:p>0.0174</text:p>
          </table:table-cell>
          <table:table-cell table:style-name="ce29" table:formula="of:=[.H6]*[.D6]" office:value-type="currency" office:currency="JPY" office:value="1417.4938760925">
            <text:p>￥1,417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492.0849415875">
            <text:p>￥25,492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555.2157899">
            <text:p>￥102,55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4890">
            <text:p>94,89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4890">
            <text:p>￥94,8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4890">
            <text:p>94890</text:p>
          </table:table-cell>
          <table:table-cell table:style-name="ce24"/>
          <table:table-cell table:style-name="ce28" table:formula="of:=SUM([.I3:.I6])" office:value-type="currency" office:currency="JPY" office:value="5127.760789495">
            <text:p>￥5,12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52118">
            <text:p>0.0185211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205">
            <text:p>￥1,003,205</text:p>
          </table:table-cell>
          <table:table-cell table:style-name="ce17" table:formula="of:=[.D3]*[.G3]" office:value-type="currency" office:currency="JPY" office:value="25302.0138819">
            <text:p>￥25,30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22118">
            <text:p>0.02522118</text:p>
          </table:table-cell>
          <table:table-cell table:style-name="ce25" table:formula="of:=[.G3]*[.H$1]" office:value-type="float" office:value="0.001261059">
            <text:p>0.0013</text:p>
          </table:table-cell>
          <table:table-cell table:style-name="ce29" table:formula="of:=[.H3]*[.D3]" office:value-type="currency" office:currency="JPY" office:value="1265.100694095">
            <text:p>￥1,265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3.7936">
            <text:p>413.79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2">
            <text:p>￥41.200</text:p>
          </table:table-cell>
          <table:table-cell table:style-name="ce17" table:formula="of:=[.D4]*([.B4]+[.C4])" office:value-type="currency" office:currency="JPY" office:value="24579.65632">
            <text:p>￥24,58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6.5936">
            <text:p>596.5936</text:p>
          </table:table-cell>
          <table:table-cell table:style-name="ce26" table:formula="of:=[.G4]*[.H$1]" office:value-type="float" office:value="29.82968">
            <text:p>29.8</text:p>
          </table:table-cell>
          <table:table-cell table:style-name="ce29" table:formula="of:=[.H4]*[.D4]" office:value-type="currency" office:currency="JPY" office:value="1228.982816">
            <text:p>￥1,229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9914">
            <text:p>37.991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8.8">
            <text:p>￥508.800</text:p>
          </table:table-cell>
          <table:table-cell table:style-name="ce17" table:formula="of:=[.D5]*[.G5]" office:value-type="currency" office:currency="JPY" office:value="24418.02432">
            <text:p>￥24,4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9914">
            <text:p>47.9914</text:p>
          </table:table-cell>
          <table:table-cell table:style-name="ce24" table:formula="of:=[.G5]*[.H$1]" office:value-type="float" office:value="2.39957">
            <text:p>2</text:p>
          </table:table-cell>
          <table:table-cell table:style-name="ce29" table:formula="of:=[.H5]*[.D5]" office:value-type="currency" office:currency="JPY" office:value="1220.901216">
            <text:p>￥1,22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66478">
            <text:p>0.267664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600">
            <text:p>￥80,600</text:p>
          </table:table-cell>
          <table:table-cell table:style-name="ce17" table:formula="of:=[.D6]*[.G6]" office:value-type="currency" office:currency="JPY" office:value="28255.521268">
            <text:p>￥28,2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56478">
            <text:p>0.35056478</text:p>
          </table:table-cell>
          <table:table-cell table:style-name="ce25" table:formula="of:=[.G6]*[.H$1]" office:value-type="float" office:value="0.017528239">
            <text:p>0.0175</text:p>
          </table:table-cell>
          <table:table-cell table:style-name="ce29" table:formula="of:=[.H6]*[.D6]" office:value-type="currency" office:currency="JPY" office:value="1412.7760634">
            <text:p>￥1,412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38.803947475">
            <text:p>￥25,63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3188.959487">
            <text:p>￥113,18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761">
            <text:p>83,76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3761">
            <text:p>￥83,7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761">
            <text:p>83761</text:p>
          </table:table-cell>
          <table:table-cell table:style-name="ce24"/>
          <table:table-cell table:style-name="ce28" table:formula="of:=SUM([.I3:.I6])" office:value-type="currency" office:currency="JPY" office:value="5659.44797435">
            <text:p>￥5,65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1972">
            <text:p>0.0189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2000">
            <text:p>￥1,062,000</text:p>
          </table:table-cell>
          <table:table-cell table:style-name="ce17" table:formula="of:=[.D3]*[.G3]" office:value-type="currency" office:currency="JPY" office:value="27208.14264">
            <text:p>￥27,20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1972">
            <text:p>0.02561972</text:p>
          </table:table-cell>
          <table:table-cell table:style-name="ce25" table:formula="of:=[.G3]*0.05" office:value-type="float" office:value="0.001280986">
            <text:p>0.0013</text:p>
          </table:table-cell>
          <table:table-cell table:style-name="ce29" table:formula="of:=[.H3]*[.D3]" office:value-type="currency" office:currency="JPY" office:value="1360.407132">
            <text:p>￥1,360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4.5195">
            <text:p>424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5.15">
            <text:p>￥45.150</text:p>
          </table:table-cell>
          <table:table-cell table:style-name="ce17" table:formula="of:=[.D4]*([.B4]+[.C4])" office:value-type="currency" office:currency="JPY" office:value="27420.475425">
            <text:p>￥27,4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7.3195">
            <text:p>607.3195</text:p>
          </table:table-cell>
          <table:table-cell table:style-name="ce26" table:formula="of:=[.G4]*0.05" office:value-type="float" office:value="30.365975">
            <text:p>30.4</text:p>
          </table:table-cell>
          <table:table-cell table:style-name="ce29" table:formula="of:=[.H4]*[.D4]" office:value-type="currency" office:currency="JPY" office:value="1371.02377125">
            <text:p>￥1,37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689">
            <text:p>38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0">
            <text:p>￥560.000</text:p>
          </table:table-cell>
          <table:table-cell table:style-name="ce17" table:formula="of:=[.D5]*[.G5]" office:value-type="currency" office:currency="JPY" office:value="27086.584">
            <text:p>￥27,08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689">
            <text:p>48.3689</text:p>
          </table:table-cell>
          <table:table-cell table:style-name="ce24" table:formula="of:=[.G5]*0.05" office:value-type="float" office:value="2.418445">
            <text:p>2</text:p>
          </table:table-cell>
          <table:table-cell table:style-name="ce29" table:formula="of:=[.H5]*[.D5]" office:value-type="currency" office:currency="JPY" office:value="1354.3292">
            <text:p>￥1,354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762414">
            <text:p>0.277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300">
            <text:p>￥87,300</text:p>
          </table:table-cell>
          <table:table-cell table:style-name="ce17" table:formula="of:=[.D6]*[.G6]" office:value-type="currency" office:currency="JPY" office:value="31473.757422">
            <text:p>￥31,47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52414">
            <text:p>0.36052414</text:p>
          </table:table-cell>
          <table:table-cell table:style-name="ce25" table:formula="of:=[.G6]*0.05" office:value-type="float" office:value="0.018026207">
            <text:p>0.0180</text:p>
          </table:table-cell>
          <table:table-cell table:style-name="ce29" table:formula="of:=[.H6]*[.D6]" office:value-type="currency" office:currency="JPY" office:value="1573.6878711">
            <text:p>￥1,573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97.23987175">
            <text:p>￥28,29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9989.5318926">
            <text:p>￥119,99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8144">
            <text:p>78,14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8144">
            <text:p>￥78,14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8144">
            <text:p>78144</text:p>
          </table:table-cell>
          <table:table-cell table:style-name="ce24"/>
          <table:table-cell table:style-name="ce28" table:formula="of:=SUM([.I3:.I6])" office:value-type="currency" office:currency="JPY" office:value="5999.47659463">
            <text:p>￥5,99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71972">
            <text:p>0.0197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7000">
            <text:p>￥1,067,000</text:p>
          </table:table-cell>
          <table:table-cell table:style-name="ce17" table:formula="of:=[.D3]*[.G3]" office:value-type="currency" office:currency="JPY" office:value="28189.84124">
            <text:p>￥28,1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1972">
            <text:p>0.02641972</text:p>
          </table:table-cell>
          <table:table-cell table:style-name="ce25" table:formula="of:=[.G3]*0.05" office:value-type="float" office:value="0.001320986">
            <text:p>0.0013</text:p>
          </table:table-cell>
          <table:table-cell table:style-name="ce29" table:formula="of:=[.H3]*[.D3]" office:value-type="currency" office:currency="JPY" office:value="1409.492062">
            <text:p>￥1,409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56.5195">
            <text:p>456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6.598">
            <text:p>￥46.598</text:p>
          </table:table-cell>
          <table:table-cell table:style-name="ce17" table:formula="of:=[.D4]*([.B4]+[.C4])" office:value-type="currency" office:currency="JPY" office:value="29791.010061">
            <text:p>￥29,7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195">
            <text:p>639.3195</text:p>
          </table:table-cell>
          <table:table-cell table:style-name="ce26" table:formula="of:=[.G4]*0.05" office:value-type="float" office:value="31.965975">
            <text:p>32.0</text:p>
          </table:table-cell>
          <table:table-cell table:style-name="ce29" table:formula="of:=[.H4]*[.D4]" office:value-type="currency" office:currency="JPY" office:value="1489.55050305">
            <text:p>￥1,489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3689">
            <text:p>41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1.1">
            <text:p>￥561.100</text:p>
          </table:table-cell>
          <table:table-cell table:style-name="ce17" table:formula="of:=[.D5]*[.G5]" office:value-type="currency" office:currency="JPY" office:value="28823.08979">
            <text:p>￥28,8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689">
            <text:p>51.3689</text:p>
          </table:table-cell>
          <table:table-cell table:style-name="ce24" table:formula="of:=[.G5]*0.05" office:value-type="float" office:value="2.568445">
            <text:p>3</text:p>
          </table:table-cell>
          <table:table-cell table:style-name="ce29" table:formula="of:=[.H5]*[.D5]" office:value-type="currency" office:currency="JPY" office:value="1441.1544895">
            <text:p>￥1,441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662414">
            <text:p>0.296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440">
            <text:p>￥87,440</text:p>
          </table:table-cell>
          <table:table-cell table:style-name="ce17" table:formula="of:=[.D6]*[.G6]" office:value-type="currency" office:currency="JPY" office:value="33185.5908016">
            <text:p>￥33,18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952414">
            <text:p>0.37952414</text:p>
          </table:table-cell>
          <table:table-cell table:style-name="ce25" table:formula="of:=[.G6]*0.05" office:value-type="float" office:value="0.018976207">
            <text:p>0.0190</text:p>
          </table:table-cell>
          <table:table-cell table:style-name="ce29" table:formula="of:=[.H6]*[.D6]" office:value-type="currency" office:currency="JPY" office:value="1659.27954008">
            <text:p>￥1,659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997.38297315">
            <text:p>￥29,99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396.4646476">
            <text:p>￥116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1752">
            <text:p>71,75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1752">
            <text:p>￥71,7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1752">
            <text:p>71752</text:p>
          </table:table-cell>
          <table:table-cell table:style-name="ce24"/>
          <table:table-cell table:style-name="ce28" table:formula="of:=SUM([.I3:.I6])" office:value-type="currency" office:currency="JPY" office:value="5819.82323238">
            <text:p>￥5,8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62072">
            <text:p>0.018620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55000">
            <text:p>￥1,055,000</text:p>
          </table:table-cell>
          <table:table-cell table:style-name="ce17" table:formula="of:=[.D3]*[.G3]" office:value-type="currency" office:currency="JPY" office:value="26713.3596">
            <text:p>￥26,71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2072">
            <text:p>0.02532072</text:p>
          </table:table-cell>
          <table:table-cell table:style-name="ce25" table:formula="of:=[.G3]*0.05" office:value-type="float" office:value="0.001266036">
            <text:p>0.0013</text:p>
          </table:table-cell>
          <table:table-cell table:style-name="ce29" table:formula="of:=[.H3]*[.D3]" office:value-type="currency" office:currency="JPY" office:value="1335.66798">
            <text:p>￥1,335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36.4012">
            <text:p>436.4012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7.248">
            <text:p>￥47.248</text:p>
          </table:table-cell>
          <table:table-cell table:style-name="ce17" table:formula="of:=[.D4]*([.B4]+[.C4])" office:value-type="currency" office:currency="JPY" office:value="29256.0182976">
            <text:p>￥29,25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19.2012">
            <text:p>619.2012</text:p>
          </table:table-cell>
          <table:table-cell table:style-name="ce26" table:formula="of:=[.G4]*0.05" office:value-type="float" office:value="30.96006">
            <text:p>31.0</text:p>
          </table:table-cell>
          <table:table-cell table:style-name="ce29" table:formula="of:=[.H4]*[.D4]" office:value-type="currency" office:currency="JPY" office:value="1462.80091488">
            <text:p>￥1,462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9.915">
            <text:p>39.91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.1">
            <text:p>￥563.100</text:p>
          </table:table-cell>
          <table:table-cell table:style-name="ce17" table:formula="of:=[.D5]*[.G5]" office:value-type="currency" office:currency="JPY" office:value="28107.1365">
            <text:p>￥28,1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915">
            <text:p>49.915</text:p>
          </table:table-cell>
          <table:table-cell table:style-name="ce24" table:formula="of:=[.G5]*0.05" office:value-type="float" office:value="2.49575">
            <text:p>2</text:p>
          </table:table-cell>
          <table:table-cell table:style-name="ce29" table:formula="of:=[.H5]*[.D5]" office:value-type="currency" office:currency="JPY" office:value="1405.356825">
            <text:p>￥1,405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8107086">
            <text:p>0.28107086</text:p>
          </table:table-cell>
          <table:table-cell table:style-name="ce8" office:value-type="float" office:value="0.0883">
            <text:p>0.0883</text:p>
          </table:table-cell>
          <table:table-cell table:style-name="ce14" office:value-type="currency" office:currency="JPY" office:value="87500">
            <text:p>￥87,500</text:p>
          </table:table-cell>
          <table:table-cell table:style-name="ce17" table:formula="of:=[.D6]*[.G6]" office:value-type="currency" office:currency="JPY" office:value="32319.95025">
            <text:p>￥32,32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37086">
            <text:p>0.36937086</text:p>
          </table:table-cell>
          <table:table-cell table:style-name="ce25" table:formula="of:=[.G6]*0.05" office:value-type="float" office:value="0.018468543">
            <text:p>0.0185</text:p>
          </table:table-cell>
          <table:table-cell table:style-name="ce29" table:formula="of:=[.H6]*[.D6]" office:value-type="currency" office:currency="JPY" office:value="1615.9975125">
            <text:p>￥1,616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099.1161619">
            <text:p>￥29,09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48.7456273">
            <text:p>￥110,34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9410">
            <text:p>59,4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9410">
            <text:p>￥59,4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9410">
            <text:p>59410</text:p>
          </table:table-cell>
          <table:table-cell table:style-name="ce24"/>
          <table:table-cell table:style-name="ce28" table:formula="of:=SUM([.I3:.I6])" office:value-type="currency" office:currency="JPY" office:value="5517.437281365">
            <text:p>￥5,51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88958">
            <text:p>0.018889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1405">
            <text:p>￥1,001,405</text:p>
          </table:table-cell>
          <table:table-cell table:style-name="ce17" table:formula="of:=[.D3]*[.G3]" office:value-type="currency" office:currency="JPY" office:value="25625.5333599">
            <text:p>￥25,6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8958">
            <text:p>0.02558958</text:p>
          </table:table-cell>
          <table:table-cell table:style-name="ce25" table:formula="of:=[.G3]*0.05" office:value-type="float" office:value="0.001279479">
            <text:p>0.0013</text:p>
          </table:table-cell>
          <table:table-cell table:style-name="ce29" table:formula="of:=[.H3]*[.D3]" office:value-type="currency" office:currency="JPY" office:value="1281.276667995">
            <text:p>￥1,281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48.8616">
            <text:p>448.861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489">
            <text:p>￥44.489</text:p>
          </table:table-cell>
          <table:table-cell table:style-name="ce17" table:formula="of:=[.D4]*([.B4]+[.C4])" office:value-type="currency" office:currency="JPY" office:value="28101.9929224">
            <text:p>￥28,10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1.6616">
            <text:p>631.6616</text:p>
          </table:table-cell>
          <table:table-cell table:style-name="ce26" table:formula="of:=[.G4]*0.05" office:value-type="float" office:value="31.58308">
            <text:p>31.6</text:p>
          </table:table-cell>
          <table:table-cell table:style-name="ce29" table:formula="of:=[.H4]*[.D4]" office:value-type="currency" office:currency="JPY" office:value="1405.09964612">
            <text:p>￥1,405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0.4228">
            <text:p>40.422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8.5">
            <text:p>￥568.500</text:p>
          </table:table-cell>
          <table:table-cell table:style-name="ce17" table:formula="of:=[.D5]*[.G5]" office:value-type="currency" office:currency="JPY" office:value="28665.3618">
            <text:p>￥28,66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4228">
            <text:p>50.4228</text:p>
          </table:table-cell>
          <table:table-cell table:style-name="ce24" table:formula="of:=[.G5]*0.05" office:value-type="float" office:value="2.52114">
            <text:p>3</text:p>
          </table:table-cell>
          <table:table-cell table:style-name="ce29" table:formula="of:=[.H5]*[.D5]" office:value-type="currency" office:currency="JPY" office:value="1433.26809">
            <text:p>￥1,43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6654641">
            <text:p>0.2665464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500">
            <text:p>￥74,500</text:p>
          </table:table-cell>
          <table:table-cell table:style-name="ce17" table:formula="of:=[.D6]*[.G6]" office:value-type="currency" office:currency="JPY" office:value="27955.857545">
            <text:p>￥27,9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524641">
            <text:p>0.37524641</text:p>
          </table:table-cell>
          <table:table-cell table:style-name="ce25" table:formula="of:=[.G6]*0.05" office:value-type="float" office:value="0.0187623205">
            <text:p>0.0188</text:p>
          </table:table-cell>
          <table:table-cell table:style-name="ce29" table:formula="of:=[.H6]*[.D6]" office:value-type="currency" office:currency="JPY" office:value="1397.79287725">
            <text:p>￥1,397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587.186406825">
            <text:p>￥27,58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8029.7807922">
            <text:p>￥108,03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2691">
            <text:p>52,6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691">
            <text:p>￥52,6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691">
            <text:p>52691</text:p>
          </table:table-cell>
          <table:table-cell table:style-name="ce24"/>
          <table:table-cell table:style-name="ce28" table:formula="of:=SUM([.I3:.I6])" office:value-type="currency" office:currency="JPY" office:value="5401.48903961">
            <text:p>￥5,40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9229">
            <text:p>0.018922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80000">
            <text:p>￥980,000</text:p>
          </table:table-cell>
          <table:table-cell table:style-name="ce17" table:formula="of:=[.D3]*[.G3]" office:value-type="currency" office:currency="JPY" office:value="25110.442">
            <text:p>￥25,11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229">
            <text:p>0.0256229</text:p>
          </table:table-cell>
          <table:table-cell table:style-name="ce25" table:formula="of:=[.G3]*0.05" office:value-type="float" office:value="0.001281145">
            <text:p>0.0013</text:p>
          </table:table-cell>
          <table:table-cell table:style-name="ce29" table:formula="of:=[.H3]*[.D3]" office:value-type="currency" office:currency="JPY" office:value="1255.5221">
            <text:p>￥1,255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53.3471">
            <text:p>453.347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882">
            <text:p>￥42.882</text:p>
          </table:table-cell>
          <table:table-cell table:style-name="ce17" table:formula="of:=[.D4]*([.B4]+[.C4])" office:value-type="currency" office:currency="JPY" office:value="27279.2599422">
            <text:p>￥27,27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471">
            <text:p>636.1471</text:p>
          </table:table-cell>
          <table:table-cell table:style-name="ce26" table:formula="of:=[.G4]*0.05" office:value-type="float" office:value="31.807355">
            <text:p>31.8</text:p>
          </table:table-cell>
          <table:table-cell table:style-name="ce29" table:formula="of:=[.H4]*[.D4]" office:value-type="currency" office:currency="JPY" office:value="1363.96299711">
            <text:p>￥1,364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186">
            <text:p>41.18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">
            <text:p>￥545.000</text:p>
          </table:table-cell>
          <table:table-cell table:style-name="ce17" table:formula="of:=[.D5]*[.G5]" office:value-type="currency" office:currency="JPY" office:value="27896.37">
            <text:p>￥27,89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186">
            <text:p>51.186</text:p>
          </table:table-cell>
          <table:table-cell table:style-name="ce24" table:formula="of:=[.G5]*0.05" office:value-type="float" office:value="2.5593">
            <text:p>3</text:p>
          </table:table-cell>
          <table:table-cell table:style-name="ce29" table:formula="of:=[.H5]*[.D5]" office:value-type="currency" office:currency="JPY" office:value="1394.8185">
            <text:p>￥1,394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793239">
            <text:p>0.2793239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1500">
            <text:p>￥71,500</text:p>
          </table:table-cell>
          <table:table-cell table:style-name="ce17" table:formula="of:=[.D6]*[.G6]" office:value-type="currency" office:currency="JPY" office:value="27743.70885">
            <text:p>￥27,74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80239">
            <text:p>0.3880239</text:p>
          </table:table-cell>
          <table:table-cell table:style-name="ce25" table:formula="of:=[.G6]*0.05" office:value-type="float" office:value="0.019401195">
            <text:p>0.0194</text:p>
          </table:table-cell>
          <table:table-cell table:style-name="ce29" table:formula="of:=[.H6]*[.D6]" office:value-type="currency" office:currency="JPY" office:value="1387.1854425">
            <text:p>￥1,38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007.44519805">
            <text:p>￥27,00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4463.2221201">
            <text:p>￥114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03">
            <text:p>40,60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03">
            <text:p>￥40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03">
            <text:p>40603</text:p>
          </table:table-cell>
          <table:table-cell table:style-name="ce24"/>
          <table:table-cell table:style-name="ce28" table:formula="of:=SUM([.I3:.I6])" office:value-type="currency" office:currency="JPY" office:value="5723.161106005">
            <text:p>￥5,72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258">
            <text:p>0.01922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8425">
            <text:p>￥1,008,425</text:p>
          </table:table-cell>
          <table:table-cell table:style-name="ce17" table:formula="of:=[.D3]*[.G3]" office:value-type="currency" office:currency="JPY" office:value="26144.224865">
            <text:p>￥26,14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258">
            <text:p>0.0259258</text:p>
          </table:table-cell>
          <table:table-cell table:style-name="ce25" table:formula="of:=[.G3]*0.05" office:value-type="float" office:value="0.00129629">
            <text:p>0.0013</text:p>
          </table:table-cell>
          <table:table-cell table:style-name="ce29" table:formula="of:=[.H3]*[.D3]" office:value-type="currency" office:currency="JPY" office:value="1307.21124325">
            <text:p>￥1,307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68.9677">
            <text:p>468.967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9">
            <text:p>￥44.900</text:p>
          </table:table-cell>
          <table:table-cell table:style-name="ce17" table:formula="of:=[.D4]*([.B4]+[.C4])" office:value-type="currency" office:currency="JPY" office:value="29264.36973">
            <text:p>￥29,26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1.7677">
            <text:p>651.7677</text:p>
          </table:table-cell>
          <table:table-cell table:style-name="ce26" table:formula="of:=[.G4]*0.05" office:value-type="float" office:value="32.588385">
            <text:p>32.6</text:p>
          </table:table-cell>
          <table:table-cell table:style-name="ce29" table:formula="of:=[.H4]*[.D4]" office:value-type="currency" office:currency="JPY" office:value="1463.2184865">
            <text:p>￥1,463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2.8987">
            <text:p>42.898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">
            <text:p>￥563.000</text:p>
          </table:table-cell>
          <table:table-cell table:style-name="ce17" table:formula="of:=[.D5]*[.G5]" office:value-type="currency" office:currency="JPY" office:value="29781.9681">
            <text:p>￥29,78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987">
            <text:p>52.8987</text:p>
          </table:table-cell>
          <table:table-cell table:style-name="ce24" table:formula="of:=[.G5]*0.05" office:value-type="float" office:value="2.644935">
            <text:p>3</text:p>
          </table:table-cell>
          <table:table-cell table:style-name="ce29" table:formula="of:=[.H5]*[.D5]" office:value-type="currency" office:currency="JPY" office:value="1489.098405">
            <text:p>￥1,489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8843281">
            <text:p>0.2884328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710">
            <text:p>￥73,710</text:p>
          </table:table-cell>
          <table:table-cell table:style-name="ce17" table:formula="of:=[.D6]*[.G6]" office:value-type="currency" office:currency="JPY" office:value="29272.6594251">
            <text:p>￥29,27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713281">
            <text:p>0.39713281</text:p>
          </table:table-cell>
          <table:table-cell table:style-name="ce25" table:formula="of:=[.G6]*0.05" office:value-type="float" office:value="0.0198566405">
            <text:p>0.0199</text:p>
          </table:table-cell>
          <table:table-cell table:style-name="ce29" table:formula="of:=[.H6]*[.D6]" office:value-type="currency" office:currency="JPY" office:value="1463.632971255">
            <text:p>￥1,463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8615.805530025">
            <text:p>￥28,616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573.6905415">
            <text:p>￥116,57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34428">
            <text:p>34,4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4428">
            <text:p>￥34,4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4428">
            <text:p>34428</text:p>
          </table:table-cell>
          <table:table-cell table:style-name="ce24"/>
          <table:table-cell table:style-name="ce28" table:formula="of:=SUM([.I3:.I6])" office:value-type="currency" office:currency="JPY" office:value="5828.684527075">
            <text:p>￥5,82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897">
            <text:p>0.0193389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7000">
            <text:p>￥1,017,000</text:p>
          </table:table-cell>
          <table:table-cell table:style-name="ce17" table:formula="of:=[.D3]*[.G3]" office:value-type="currency" office:currency="JPY" office:value="26481.63249">
            <text:p>￥26,48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03897">
            <text:p>0.02603897</text:p>
          </table:table-cell>
          <table:table-cell table:style-name="ce25" table:formula="of:=[.G3]*0.05" office:value-type="float" office:value="0.0013019485">
            <text:p>0.0013</text:p>
          </table:table-cell>
          <table:table-cell table:style-name="ce29" table:formula="of:=[.H3]*[.D3]" office:value-type="currency" office:currency="JPY" office:value="1324.0816245">
            <text:p>￥1,324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73.4531">
            <text:p>473.45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503">
            <text:p>￥43.503</text:p>
          </table:table-cell>
          <table:table-cell table:style-name="ce17" table:formula="of:=[.D4]*([.B4]+[.C4])" office:value-type="currency" office:currency="JPY" office:value="28548.9786093">
            <text:p>￥28,5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6.2531">
            <text:p>656.2531</text:p>
          </table:table-cell>
          <table:table-cell table:style-name="ce26" table:formula="of:=[.G4]*0.05" office:value-type="float" office:value="32.812655">
            <text:p>32.8</text:p>
          </table:table-cell>
          <table:table-cell table:style-name="ce29" table:formula="of:=[.H4]*[.D4]" office:value-type="currency" office:currency="JPY" office:value="1427.448930465">
            <text:p>￥1,42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3.8364">
            <text:p>43.83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87">
            <text:p>￥587.000</text:p>
          </table:table-cell>
          <table:table-cell table:style-name="ce17" table:formula="of:=[.D5]*[.G5]" office:value-type="currency" office:currency="JPY" office:value="31601.9668">
            <text:p>￥31,60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364">
            <text:p>53.8364</text:p>
          </table:table-cell>
          <table:table-cell table:style-name="ce24" table:formula="of:=[.G5]*0.05" office:value-type="float" office:value="2.69182">
            <text:p>3</text:p>
          </table:table-cell>
          <table:table-cell table:style-name="ce29" table:formula="of:=[.H5]*[.D5]" office:value-type="currency" office:currency="JPY" office:value="1580.09834">
            <text:p>￥1,580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174286">
            <text:p>0.29174286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770">
            <text:p>￥74,770</text:p>
          </table:table-cell>
          <table:table-cell table:style-name="ce17" table:formula="of:=[.D6]*[.G6]" office:value-type="currency" office:currency="JPY" office:value="29941.1126422">
            <text:p>￥2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044286">
            <text:p>0.40044286</text:p>
          </table:table-cell>
          <table:table-cell table:style-name="ce25" table:formula="of:=[.G6]*0.05" office:value-type="float" office:value="0.020022143">
            <text:p>0.0200</text:p>
          </table:table-cell>
          <table:table-cell table:style-name="ce29" table:formula="of:=[.H6]*[.D6]" office:value-type="currency" office:currency="JPY" office:value="1497.05563211">
            <text:p>￥1,4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143.422635375">
            <text:p>￥29,143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7388.11126995">
            <text:p>￥117,38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8202">
            <text:p>28,20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8202">
            <text:p>￥28,2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8202">
            <text:p>28202</text:p>
          </table:table-cell>
          <table:table-cell table:style-name="ce24"/>
          <table:table-cell table:style-name="ce28" table:formula="of:=SUM([.I3:.I6])" office:value-type="currency" office:currency="JPY" office:value="5869.4055634975">
            <text:p>￥5,86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47963">
            <text:p>0.019479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365">
            <text:p>￥1,003,365</text:p>
          </table:table-cell>
          <table:table-cell table:style-name="ce17" table:formula="of:=[.D3]*[.G3]" office:value-type="currency" office:currency="JPY" office:value="26267.72445495">
            <text:p>￥26,2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7963">
            <text:p>0.02617963</text:p>
          </table:table-cell>
          <table:table-cell table:style-name="ce25" table:formula="of:=[.G3]*0.05" office:value-type="float" office:value="0.0013089815">
            <text:p>0.0013</text:p>
          </table:table-cell>
          <table:table-cell table:style-name="ce29" table:formula="of:=[.H3]*[.D3]" office:value-type="currency" office:currency="JPY" office:value="1313.3862227475">
            <text:p>￥1,31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78.9719">
            <text:p>478.971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4">
            <text:p>￥43.400</text:p>
          </table:table-cell>
          <table:table-cell table:style-name="ce17" table:formula="of:=[.D4]*([.B4]+[.C4])" office:value-type="currency" office:currency="JPY" office:value="28720.90046">
            <text:p>￥28,72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1.7719">
            <text:p>661.7719</text:p>
          </table:table-cell>
          <table:table-cell table:style-name="ce26" table:formula="of:=[.G4]*0.05" office:value-type="float" office:value="33.088595">
            <text:p>33.1</text:p>
          </table:table-cell>
          <table:table-cell table:style-name="ce29" table:formula="of:=[.H4]*[.D4]" office:value-type="currency" office:currency="JPY" office:value="1436.045023">
            <text:p>￥1,43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4.6391">
            <text:p>44.639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600">
            <text:p>￥600.000</text:p>
          </table:table-cell>
          <table:table-cell table:style-name="ce17" table:formula="of:=[.D5]*[.G5]" office:value-type="currency" office:currency="JPY" office:value="32783.46">
            <text:p>￥32,78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6391">
            <text:p>54.6391</text:p>
          </table:table-cell>
          <table:table-cell table:style-name="ce24" table:formula="of:=[.G5]*0.05" office:value-type="float" office:value="2.731955">
            <text:p>3</text:p>
          </table:table-cell>
          <table:table-cell table:style-name="ce29" table:formula="of:=[.H5]*[.D5]" office:value-type="currency" office:currency="JPY" office:value="1639.173">
            <text:p>￥1,6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5311">
            <text:p>0.29531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305">
            <text:p>￥73,305</text:p>
          </table:table-cell>
          <table:table-cell table:style-name="ce17" table:formula="of:=[.D6]*[.G6]" office:value-type="currency" office:currency="JPY" office:value="29616.026355">
            <text:p>￥29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4011">
            <text:p>0.404011</text:p>
          </table:table-cell>
          <table:table-cell table:style-name="ce25" table:formula="of:=[.G6]*0.05" office:value-type="float" office:value="0.02020055">
            <text:p>0.0202</text:p>
          </table:table-cell>
          <table:table-cell table:style-name="ce29" table:formula="of:=[.H6]*[.D6]" office:value-type="currency" office:currency="JPY" office:value="1480.80131775">
            <text:p>￥1,4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347.0278174875">
            <text:p>￥29,34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809.4701982">
            <text:p>￥110,80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2570">
            <text:p>22,57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2570">
            <text:p>￥22,57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2570">
            <text:p>22570</text:p>
          </table:table-cell>
          <table:table-cell table:style-name="ce24"/>
          <table:table-cell table:style-name="ce28" table:formula="of:=SUM([.I3:.I6])" office:value-type="currency" office:currency="JPY" office:value="5540.47350991">
            <text:p>￥5,54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46535">
            <text:p>0.019465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70120">
            <text:p>￥970,120</text:p>
          </table:table-cell>
          <table:table-cell table:style-name="ce17" table:formula="of:=[.D3]*[.G3]" office:value-type="currency" office:currency="JPY" office:value="25383.529342">
            <text:p>￥25,38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6535">
            <text:p>0.02616535</text:p>
          </table:table-cell>
          <table:table-cell table:style-name="ce25" table:formula="of:=[.G3]*0.05" office:value-type="float" office:value="0.0013082675">
            <text:p>0.0013</text:p>
          </table:table-cell>
          <table:table-cell table:style-name="ce29" table:formula="of:=[.H3]*[.D3]" office:value-type="currency" office:currency="JPY" office:value="1269.1764671">
            <text:p>￥1,269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82.9206">
            <text:p>482.920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659">
            <text:p>￥41.659</text:p>
          </table:table-cell>
          <table:table-cell table:style-name="ce17" table:formula="of:=[.D4]*([.B4]+[.C4])" office:value-type="currency" office:currency="JPY" office:value="27733.2544754">
            <text:p>￥27,73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5.7206">
            <text:p>665.7206</text:p>
          </table:table-cell>
          <table:table-cell table:style-name="ce26" table:formula="of:=[.G4]*0.05" office:value-type="float" office:value="33.28603">
            <text:p>33.3</text:p>
          </table:table-cell>
          <table:table-cell table:style-name="ce29" table:formula="of:=[.H4]*[.D4]" office:value-type="currency" office:currency="JPY" office:value="1386.66272377">
            <text:p>￥1,386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3.9825">
            <text:p>43.9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.5">
            <text:p>￥545.500</text:p>
          </table:table-cell>
          <table:table-cell table:style-name="ce17" table:formula="of:=[.D5]*[.G5]" office:value-type="currency" office:currency="JPY" office:value="29447.45375">
            <text:p>￥29,44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9825">
            <text:p>53.9825</text:p>
          </table:table-cell>
          <table:table-cell table:style-name="ce24" table:formula="of:=[.G5]*0.05" office:value-type="float" office:value="2.699125">
            <text:p>3</text:p>
          </table:table-cell>
          <table:table-cell table:style-name="ce29" table:formula="of:=[.H5]*[.D5]" office:value-type="currency" office:currency="JPY" office:value="1472.3726875">
            <text:p>￥1,47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782321">
            <text:p>0.2978232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480">
            <text:p>￥69,480</text:p>
          </table:table-cell>
          <table:table-cell table:style-name="ce17" table:formula="of:=[.D6]*[.G6]" office:value-type="currency" office:currency="JPY" office:value="28245.2326308">
            <text:p>￥28,2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652321">
            <text:p>0.40652321</text:p>
          </table:table-cell>
          <table:table-cell table:style-name="ce25" table:formula="of:=[.G6]*0.05" office:value-type="float" office:value="0.0203261605">
            <text:p>0.0203</text:p>
          </table:table-cell>
          <table:table-cell table:style-name="ce29" table:formula="of:=[.H6]*[.D6]" office:value-type="currency" office:currency="JPY" office:value="1412.26163154">
            <text:p>￥1,412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702.36754955">
            <text:p>￥27,702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91.984471">
            <text:p>￥110,3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142">
            <text:p>17,14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142">
            <text:p>￥17,14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142">
            <text:p>17142</text:p>
          </table:table-cell>
          <table:table-cell table:style-name="ce24"/>
          <table:table-cell table:style-name="ce28" table:formula="of:=SUM([.I3:.I6])" office:value-type="currency" office:currency="JPY" office:value="5519.59922355">
            <text:p>￥5,5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68236">
            <text:p>0.0196823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0800">
            <text:p>￥1,010,800</text:p>
          </table:table-cell>
          <table:table-cell table:style-name="ce17" table:formula="of:=[.D3]*[.G3]" office:value-type="currency" office:currency="JPY" office:value="26667.289488">
            <text:p>￥26,66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8236">
            <text:p>0.02638236</text:p>
          </table:table-cell>
          <table:table-cell table:style-name="ce25" table:formula="of:=[.G3]*0.05" office:value-type="float" office:value="0.001319118">
            <text:p>0.0013</text:p>
          </table:table-cell>
          <table:table-cell table:style-name="ce29" table:formula="of:=[.H3]*[.D3]" office:value-type="currency" office:currency="JPY" office:value="1333.3644744">
            <text:p>￥1,33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91.4224">
            <text:p>491.422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3">
            <text:p>￥42.300</text:p>
          </table:table-cell>
          <table:table-cell table:style-name="ce17" table:formula="of:=[.D4]*([.B4]+[.C4])" office:value-type="currency" office:currency="JPY" office:value="28519.60752">
            <text:p>￥28,5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4.2224">
            <text:p>674.2224</text:p>
          </table:table-cell>
          <table:table-cell table:style-name="ce26" table:formula="of:=[.G4]*0.05" office:value-type="float" office:value="33.71112">
            <text:p>33.7</text:p>
          </table:table-cell>
          <table:table-cell table:style-name="ce29" table:formula="of:=[.H4]*[.D4]" office:value-type="currency" office:currency="JPY" office:value="1425.980376">
            <text:p>￥1,42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3889">
            <text:p>43.38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0">
            <text:p>￥500.000</text:p>
          </table:table-cell>
          <table:table-cell table:style-name="ce17" table:formula="of:=[.D5]*[.G5]" office:value-type="currency" office:currency="JPY" office:value="26694.45">
            <text:p>￥26,69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3889">
            <text:p>53.3889</text:p>
          </table:table-cell>
          <table:table-cell table:style-name="ce24" table:formula="of:=[.G5]*0.05" office:value-type="float" office:value="2.669445">
            <text:p>3</text:p>
          </table:table-cell>
          <table:table-cell table:style-name="ce29" table:formula="of:=[.H5]*[.D5]" office:value-type="currency" office:currency="JPY" office:value="1334.7225">
            <text:p>￥1,334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270891">
            <text:p>0.3027089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300">
            <text:p>￥69,300</text:p>
          </table:table-cell>
          <table:table-cell table:style-name="ce17" table:formula="of:=[.D6]*[.G6]" office:value-type="currency" office:currency="JPY" office:value="28510.637463">
            <text:p>￥28,5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140891">
            <text:p>0.41140891</text:p>
          </table:table-cell>
          <table:table-cell table:style-name="ce25" table:formula="of:=[.G6]*0.05" office:value-type="float" office:value="0.0205704455">
            <text:p>0.0206</text:p>
          </table:table-cell>
          <table:table-cell table:style-name="ce29" table:formula="of:=[.H6]*[.D6]" office:value-type="currency" office:currency="JPY" office:value="1425.53187315">
            <text:p>￥1,425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7597.99611775">
            <text:p>￥27,59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2812.389174">
            <text:p>￥112,8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660">
            <text:p>11,6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660">
            <text:p>￥11,6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660">
            <text:p>11660</text:p>
          </table:table-cell>
          <table:table-cell table:style-name="ce24"/>
          <table:table-cell table:style-name="ce28" table:formula="of:=SUM([.I3:.I6])" office:value-type="currency" office:currency="JPY" office:value="5640.6194587">
            <text:p>￥5,64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236">
            <text:p>0.02188236</text:p>
          </table:table-cell>
          <table:table-cell table:style-name="ce8" office:value-type="float" office:value="0.0046">
            <text:p>0.0046</text:p>
          </table:table-cell>
          <table:table-cell table:style-name="ce12" office:value-type="currency" office:currency="JPY" office:value="1019525">
            <text:p>￥1,019,525</text:p>
          </table:table-cell>
          <table:table-cell table:style-name="ce17" table:formula="of:=[.D3]*[.G3]" office:value-type="currency" office:currency="JPY" office:value="26999.428079">
            <text:p>￥26,99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236">
            <text:p>0.02648236</text:p>
          </table:table-cell>
          <table:table-cell table:style-name="ce25" table:formula="of:=[.G3]*0.05" office:value-type="float" office:value="0.001324118">
            <text:p>0.0013</text:p>
          </table:table-cell>
          <table:table-cell table:style-name="ce29" table:formula="of:=[.H3]*[.D3]" office:value-type="currency" office:currency="JPY" office:value="1349.97140395">
            <text:p>￥1,350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51.1267">
            <text:p>551.1267</text:p>
          </table:table-cell>
          <table:table-cell table:style-name="ce9" office:value-type="float" office:value="129.2">
            <text:p>129.2</text:p>
          </table:table-cell>
          <table:table-cell table:style-name="ce13" office:value-type="currency" office:currency="JPY" office:value="44.91">
            <text:p>￥44.910</text:p>
          </table:table-cell>
          <table:table-cell table:style-name="ce17" table:formula="of:=[.D4]*([.B4]+[.C4])" office:value-type="currency" office:currency="JPY" office:value="30553.472097">
            <text:p>￥30,55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0.3267">
            <text:p>680.3267</text:p>
          </table:table-cell>
          <table:table-cell table:style-name="ce26" table:formula="of:=[.G4]*0.05" office:value-type="float" office:value="34.016335">
            <text:p>34.0</text:p>
          </table:table-cell>
          <table:table-cell table:style-name="ce29" table:formula="of:=[.H4]*[.D4]" office:value-type="currency" office:currency="JPY" office:value="1527.67360485">
            <text:p>￥1,527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314">
            <text:p>40.531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50.1">
            <text:p>￥450.100</text:p>
          </table:table-cell>
          <table:table-cell table:style-name="ce17" table:formula="of:=[.D5]*[.G5]" office:value-type="currency" office:currency="JPY" office:value="23644.38314">
            <text:p>￥23,64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5314">
            <text:p>52.5314</text:p>
          </table:table-cell>
          <table:table-cell table:style-name="ce24" table:formula="of:=[.G5]*0.05" office:value-type="float" office:value="2.62657">
            <text:p>3</text:p>
          </table:table-cell>
          <table:table-cell table:style-name="ce29" table:formula="of:=[.H5]*[.D5]" office:value-type="currency" office:currency="JPY" office:value="1182.219157">
            <text:p>￥1,182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398962">
            <text:p>0.3398962</text:p>
          </table:table-cell>
          <table:table-cell table:style-name="ce8" office:value-type="float" office:value="0.0756">
            <text:p>0.0756</text:p>
          </table:table-cell>
          <table:table-cell table:style-name="ce14" office:value-type="currency" office:currency="JPY" office:value="76090">
            <text:p>￥76,090</text:p>
          </table:table-cell>
          <table:table-cell table:style-name="ce17" table:formula="of:=[.D6]*[.G6]" office:value-type="currency" office:currency="JPY" office:value="31615.105858">
            <text:p>￥31,61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54962">
            <text:p>0.4154962</text:p>
          </table:table-cell>
          <table:table-cell table:style-name="ce25" table:formula="of:=[.G6]*0.05" office:value-type="float" office:value="0.02077481">
            <text:p>0.0208</text:p>
          </table:table-cell>
          <table:table-cell table:style-name="ce29" table:formula="of:=[.H6]*[.D6]" office:value-type="currency" office:currency="JPY" office:value="1580.7552929">
            <text:p>￥1,5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03.0972935">
            <text:p>￥28,203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6306.6690143">
            <text:p>￥106,3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62">
            <text:p>5,86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862">
            <text:p>￥5,86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62">
            <text:p>5862</text:p>
          </table:table-cell>
          <table:table-cell table:style-name="ce24"/>
          <table:table-cell table:style-name="ce28" table:formula="of:=SUM([.I3:.I6])" office:value-type="currency" office:currency="JPY" office:value="5315.333450715">
            <text:p>￥5,31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5438">
            <text:p>0.02055438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6810">
            <text:p>￥966,810</text:p>
          </table:table-cell>
          <table:table-cell table:style-name="ce17" table:formula="of:=[.D3]*[.G3]" office:value-type="currency" office:currency="JPY" office:value="25576.3591278">
            <text:p>￥25,57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5438">
            <text:p>0.02645438</text:p>
          </table:table-cell>
          <table:table-cell table:style-name="ce25" table:formula="of:=[.G3]*0.05" office:value-type="float" office:value="0.001322719">
            <text:p>0.0013</text:p>
          </table:table-cell>
          <table:table-cell table:style-name="ce29" table:formula="of:=[.H3]*[.D3]" office:value-type="currency" office:currency="JPY" office:value="1278.81795639">
            <text:p>￥1,278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0.5111">
            <text:p>520.5111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84">
            <text:p>￥41.840</text:p>
          </table:table-cell>
          <table:table-cell table:style-name="ce17" table:formula="of:=[.D4]*([.B4]+[.C4])" office:value-type="currency" office:currency="JPY" office:value="28706.888424">
            <text:p>￥28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6.1111">
            <text:p>686.1111</text:p>
          </table:table-cell>
          <table:table-cell table:style-name="ce26" table:formula="of:=[.G4]*0.05" office:value-type="float" office:value="34.305555">
            <text:p>34.3</text:p>
          </table:table-cell>
          <table:table-cell table:style-name="ce29" table:formula="of:=[.H4]*[.D4]" office:value-type="currency" office:currency="JPY" office:value="1435.3444212">
            <text:p>￥1,435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229">
            <text:p>42.62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8">
            <text:p>￥438.000</text:p>
          </table:table-cell>
          <table:table-cell table:style-name="ce17" table:formula="of:=[.D5]*[.G5]" office:value-type="currency" office:currency="JPY" office:value="23048.8302">
            <text:p>￥23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229">
            <text:p>52.6229</text:p>
          </table:table-cell>
          <table:table-cell table:style-name="ce24" table:formula="of:=[.G5]*0.05" office:value-type="float" office:value="2.631145">
            <text:p>3</text:p>
          </table:table-cell>
          <table:table-cell table:style-name="ce29" table:formula="of:=[.H5]*[.D5]" office:value-type="currency" office:currency="JPY" office:value="1152.44151">
            <text:p>￥1,15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130565">
            <text:p>0.32130565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9250">
            <text:p>￥69,250</text:p>
          </table:table-cell>
          <table:table-cell table:style-name="ce17" table:formula="of:=[.D6]*[.G6]" office:value-type="currency" office:currency="JPY" office:value="28974.5912625">
            <text:p>￥28,97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840565">
            <text:p>0.41840565</text:p>
          </table:table-cell>
          <table:table-cell table:style-name="ce25" table:formula="of:=[.G6]*0.05" office:value-type="float" office:value="0.0209202825">
            <text:p>0.0209</text:p>
          </table:table-cell>
          <table:table-cell table:style-name="ce29" table:formula="of:=[.H6]*[.D6]" office:value-type="currency" office:currency="JPY" office:value="1448.729563125">
            <text:p>￥1,448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576.667253575">
            <text:p>￥26,57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205.6973419">
            <text:p>￥105,20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611">
            <text:p>121,6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1611">
            <text:p>￥121,6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611">
            <text:p>121611</text:p>
          </table:table-cell>
          <table:table-cell table:style-name="ce24"/>
          <table:table-cell table:style-name="ce28" table:formula="of:=SUM([.I3:.I6])" office:value-type="currency" office:currency="JPY" office:value="5260.284867095">
            <text:p>￥5,2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2959">
            <text:p>0.0205295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1300">
            <text:p>￥961,300</text:p>
          </table:table-cell>
          <table:table-cell table:style-name="ce17" table:formula="of:=[.D3]*[.G3]" office:value-type="currency" office:currency="JPY" office:value="25406.764867">
            <text:p>￥25,4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959">
            <text:p>0.02642959</text:p>
          </table:table-cell>
          <table:table-cell table:style-name="ce25" table:formula="of:=[.G3]*0.05" office:value-type="float" office:value="0.0013214795">
            <text:p>0.0013</text:p>
          </table:table-cell>
          <table:table-cell table:style-name="ce29" table:formula="of:=[.H3]*[.D3]" office:value-type="currency" office:currency="JPY" office:value="1270.33824335">
            <text:p>￥1,270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6.2337">
            <text:p>526.233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798">
            <text:p>￥41.798</text:p>
          </table:table-cell>
          <table:table-cell table:style-name="ce17" table:formula="of:=[.D4]*([.B4]+[.C4])" office:value-type="currency" office:currency="JPY" office:value="28917.2649926">
            <text:p>￥28,9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1.8337">
            <text:p>691.8337</text:p>
          </table:table-cell>
          <table:table-cell table:style-name="ce26" table:formula="of:=[.G4]*0.05" office:value-type="float" office:value="34.591685">
            <text:p>34.6</text:p>
          </table:table-cell>
          <table:table-cell table:style-name="ce29" table:formula="of:=[.H4]*[.D4]" office:value-type="currency" office:currency="JPY" office:value="1445.86324963">
            <text:p>￥1,445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69">
            <text:p>42.66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3.8">
            <text:p>￥433.800</text:p>
          </table:table-cell>
          <table:table-cell table:style-name="ce17" table:formula="of:=[.D5]*[.G5]" office:value-type="currency" office:currency="JPY" office:value="22847.8122">
            <text:p>￥22,84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69">
            <text:p>52.669</text:p>
          </table:table-cell>
          <table:table-cell table:style-name="ce24" table:formula="of:=[.G5]*0.05" office:value-type="float" office:value="2.63345">
            <text:p>3</text:p>
          </table:table-cell>
          <table:table-cell table:style-name="ce29" table:formula="of:=[.H5]*[.D5]" office:value-type="currency" office:currency="JPY" office:value="1142.39061">
            <text:p>￥1,14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389197">
            <text:p>0.32389197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6590">
            <text:p>￥66,590</text:p>
          </table:table-cell>
          <table:table-cell table:style-name="ce17" table:formula="of:=[.D6]*[.G6]" office:value-type="currency" office:currency="JPY" office:value="28033.8552823">
            <text:p>￥28,03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099197">
            <text:p>0.42099197</text:p>
          </table:table-cell>
          <table:table-cell table:style-name="ce25" table:formula="of:=[.G6]*0.05" office:value-type="float" office:value="0.0210495985">
            <text:p>0.0210</text:p>
          </table:table-cell>
          <table:table-cell table:style-name="ce29" table:formula="of:=[.H6]*[.D6]" office:value-type="currency" office:currency="JPY" office:value="1401.692764115">
            <text:p>￥1,401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301.424335475">
            <text:p>￥26,301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315.27993">
            <text:p>￥104,3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960">
            <text:p>115,9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960">
            <text:p>￥115,9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960">
            <text:p>115960</text:p>
          </table:table-cell>
          <table:table-cell table:style-name="ce24"/>
          <table:table-cell table:style-name="ce28" table:formula="of:=SUM([.I3:.I6])" office:value-type="currency" office:currency="JPY" office:value="5215.7639965">
            <text:p>￥5,21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012">
            <text:p>0.0206012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50050">
            <text:p>￥950,050</text:p>
          </table:table-cell>
          <table:table-cell table:style-name="ce17" table:formula="of:=[.D3]*[.G3]" office:value-type="currency" office:currency="JPY" office:value="25177.46506">
            <text:p>￥25,17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5012">
            <text:p>0.0265012</text:p>
          </table:table-cell>
          <table:table-cell table:style-name="ce25" table:formula="of:=[.G3]*0.05" office:value-type="float" office:value="0.00132506">
            <text:p>0.0013</text:p>
          </table:table-cell>
          <table:table-cell table:style-name="ce29" table:formula="of:=[.H3]*[.D3]" office:value-type="currency" office:currency="JPY" office:value="1258.873253">
            <text:p>￥1,258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3.6403">
            <text:p>533.6403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4">
            <text:p>￥41.400</text:p>
          </table:table-cell>
          <table:table-cell table:style-name="ce17" table:formula="of:=[.D4]*([.B4]+[.C4])" office:value-type="currency" office:currency="JPY" office:value="28948.54842">
            <text:p>￥28,9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9.2403">
            <text:p>699.2403</text:p>
          </table:table-cell>
          <table:table-cell table:style-name="ce26" table:formula="of:=[.G4]*0.05" office:value-type="float" office:value="34.962015">
            <text:p>35.0</text:p>
          </table:table-cell>
          <table:table-cell table:style-name="ce29" table:formula="of:=[.H4]*[.D4]" office:value-type="currency" office:currency="JPY" office:value="1447.427421">
            <text:p>￥1,44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8547">
            <text:p>42.854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28">
            <text:p>￥428.000</text:p>
          </table:table-cell>
          <table:table-cell table:style-name="ce17" table:formula="of:=[.D5]*[.G5]" office:value-type="currency" office:currency="JPY" office:value="22621.8116">
            <text:p>￥22,6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547">
            <text:p>52.8547</text:p>
          </table:table-cell>
          <table:table-cell table:style-name="ce24" table:formula="of:=[.G5]*0.05" office:value-type="float" office:value="2.642735">
            <text:p>3</text:p>
          </table:table-cell>
          <table:table-cell table:style-name="ce29" table:formula="of:=[.H5]*[.D5]" office:value-type="currency" office:currency="JPY" office:value="1131.09058">
            <text:p>￥1,131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701469">
            <text:p>0.32701469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5000">
            <text:p>￥65,000</text:p>
          </table:table-cell>
          <table:table-cell table:style-name="ce17" table:formula="of:=[.D6]*[.G6]" office:value-type="currency" office:currency="JPY" office:value="27567.45485">
            <text:p>￥27,5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411469">
            <text:p>0.42411469</text:p>
          </table:table-cell>
          <table:table-cell table:style-name="ce25" table:formula="of:=[.G6]*0.05" office:value-type="float" office:value="0.0212057345">
            <text:p>0.0212</text:p>
          </table:table-cell>
          <table:table-cell table:style-name="ce29" table:formula="of:=[.H6]*[.D6]" office:value-type="currency" office:currency="JPY" office:value="1378.3727425">
            <text:p>￥1,378.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078.8199825">
            <text:p>￥26,07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674.738167">
            <text:p>￥103,6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336">
            <text:p>110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336">
            <text:p>￥110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336">
            <text:p>110336</text:p>
          </table:table-cell>
          <table:table-cell table:style-name="ce24"/>
          <table:table-cell table:style-name="ce28" table:formula="of:=SUM([.I3:.I6])" office:value-type="currency" office:currency="JPY" office:value="5183.73690835">
            <text:p>￥5,184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8866">
            <text:p>0.02058866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210.63524">
            <text:p>￥24,2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866">
            <text:p>0.02648866</text:p>
          </table:table-cell>
          <table:table-cell table:style-name="ce25" table:formula="of:=[.G3]*0.05" office:value-type="float" office:value="0.001324433">
            <text:p>0.0013</text:p>
          </table:table-cell>
          <table:table-cell table:style-name="ce29" table:formula="of:=[.H3]*[.D3]" office:value-type="currency" office:currency="JPY" office:value="1210.531762">
            <text:p>￥1,210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0.3417">
            <text:p>540.341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95">
            <text:p>￥41.950</text:p>
          </table:table-cell>
          <table:table-cell table:style-name="ce17" table:formula="of:=[.D4]*([.B4]+[.C4])" office:value-type="currency" office:currency="JPY" office:value="29614.254315">
            <text:p>￥29,6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417">
            <text:p>705.9417</text:p>
          </table:table-cell>
          <table:table-cell table:style-name="ce26" table:formula="of:=[.G4]*0.05" office:value-type="float" office:value="35.297085">
            <text:p>35.3</text:p>
          </table:table-cell>
          <table:table-cell table:style-name="ce29" table:formula="of:=[.H4]*[.D4]" office:value-type="currency" office:currency="JPY" office:value="1480.71271575">
            <text:p>￥1,48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9735">
            <text:p>41.973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31">
            <text:p>￥431.000</text:p>
          </table:table-cell>
          <table:table-cell table:style-name="ce17" table:formula="of:=[.D5]*[.G5]" office:value-type="currency" office:currency="JPY" office:value="22831.5785">
            <text:p>￥22,83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35">
            <text:p>52.9735</text:p>
          </table:table-cell>
          <table:table-cell table:style-name="ce24" table:formula="of:=[.G5]*0.05" office:value-type="float" office:value="2.648675">
            <text:p>3</text:p>
          </table:table-cell>
          <table:table-cell table:style-name="ce29" table:formula="of:=[.H5]*[.D5]" office:value-type="currency" office:currency="JPY" office:value="1141.578925">
            <text:p>￥1,141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table:formula="of:=0.32905568" office:value-type="float" office:value="0.32905568">
            <text:p>0.32905568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3400">
            <text:p>￥63,400</text:p>
          </table:table-cell>
          <table:table-cell table:style-name="ce17" table:formula="of:=[.D6]*[.G6]" office:value-type="currency" office:currency="JPY" office:value="27018.270112">
            <text:p>￥27,018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615568">
            <text:p>0.42615568</text:p>
          </table:table-cell>
          <table:table-cell table:style-name="ce25" table:formula="of:=[.G6]*0.05" office:value-type="float" office:value="0.021307784">
            <text:p>0.0213</text:p>
          </table:table-cell>
          <table:table-cell table:style-name="ce29" table:formula="of:=[.H6]*[.D6]" office:value-type="currency" office:currency="JPY" office:value="1350.9135056">
            <text:p>￥1,350.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918.68454175">
            <text:p>￥25,91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452.6148954">
            <text:p>￥99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3279">
            <text:p>103,27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3279">
            <text:p>￥103,2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279">
            <text:p>103279</text:p>
          </table:table-cell>
          <table:table-cell table:style-name="ce24"/>
          <table:table-cell table:style-name="ce28" table:formula="of:=SUM([.I3:.I6])" office:value-type="currency" office:currency="JPY" office:value="4972.63074477">
            <text:p>￥4,9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185">
            <text:p>0.02054185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81600">
            <text:p>￥881,600</text:p>
          </table:table-cell>
          <table:table-cell table:style-name="ce17" table:formula="of:=[.D3]*[.G3]" office:value-type="currency" office:currency="JPY" office:value="23311.13496">
            <text:p>￥23,3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4185">
            <text:p>0.02644185</text:p>
          </table:table-cell>
          <table:table-cell table:style-name="ce25" table:formula="of:=[.G3]*0.05" office:value-type="float" office:value="0.0013220925">
            <text:p>0.0013</text:p>
          </table:table-cell>
          <table:table-cell table:style-name="ce29" table:formula="of:=[.H3]*[.D3]" office:value-type="currency" office:currency="JPY" office:value="1165.556748">
            <text:p>￥1,165.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6.6586">
            <text:p>546.6586</text:p>
          </table:table-cell>
          <table:table-cell table:style-name="ce9" office:value-type="float" office:value="134.9">
            <text:p>134.9</text:p>
          </table:table-cell>
          <table:table-cell table:style-name="ce13" office:value-type="currency" office:currency="JPY" office:value="41.23">
            <text:p>￥41.230</text:p>
          </table:table-cell>
          <table:table-cell table:style-name="ce17" table:formula="of:=[.D4]*([.B4]+[.C4])" office:value-type="currency" office:currency="JPY" office:value="28100.661078">
            <text:p>￥28,10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1.5586">
            <text:p>681.5586</text:p>
          </table:table-cell>
          <table:table-cell table:style-name="ce26" table:formula="of:=[.G4]*0.05" office:value-type="float" office:value="34.07793">
            <text:p>34.1</text:p>
          </table:table-cell>
          <table:table-cell table:style-name="ce29" table:formula="of:=[.H4]*[.D4]" office:value-type="currency" office:currency="JPY" office:value="1405.0330539">
            <text:p>￥1,40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8345">
            <text:p>41.834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19.7">
            <text:p>￥419.700</text:p>
          </table:table-cell>
          <table:table-cell table:style-name="ce17" table:formula="of:=[.D5]*[.G5]" office:value-type="currency" office:currency="JPY" office:value="22174.63965">
            <text:p>￥22,17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345">
            <text:p>52.8345</text:p>
          </table:table-cell>
          <table:table-cell table:style-name="ce24" table:formula="of:=[.G5]*0.05" office:value-type="float" office:value="2.641725">
            <text:p>3</text:p>
          </table:table-cell>
          <table:table-cell table:style-name="ce29" table:formula="of:=[.H5]*[.D5]" office:value-type="currency" office:currency="JPY" office:value="1108.7319825">
            <text:p>￥1,108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768142">
            <text:p>0.34768142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7470">
            <text:p>￥57,470</text:p>
          </table:table-cell>
          <table:table-cell table:style-name="ce17" table:formula="of:=[.D6]*[.G6]" office:value-type="currency" office:currency="JPY" office:value="25866.1792074">
            <text:p>￥25,86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08142">
            <text:p>0.45008142</text:p>
          </table:table-cell>
          <table:table-cell table:style-name="ce25" table:formula="of:=[.G6]*0.05" office:value-type="float" office:value="0.022504071">
            <text:p>0.0225</text:p>
          </table:table-cell>
          <table:table-cell table:style-name="ce29" table:formula="of:=[.H6]*[.D6]" office:value-type="currency" office:currency="JPY" office:value="1293.30896037">
            <text:p>￥1,293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863.15372385">
            <text:p>￥24,863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60.938033">
            <text:p>￥97,96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6351">
            <text:p>96,35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6351">
            <text:p>￥96,35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6351">
            <text:p>96351</text:p>
          </table:table-cell>
          <table:table-cell table:style-name="ce24"/>
          <table:table-cell table:style-name="ce28" table:formula="of:=SUM([.I3:.I6])" office:value-type="currency" office:currency="JPY" office:value="4898.04690165">
            <text:p>￥4,8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4539">
            <text:p>0.020453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445">
            <text:p>￥868,445</text:p>
          </table:table-cell>
          <table:table-cell table:style-name="ce17" table:formula="of:=[.D3]*[.G3]" office:value-type="currency" office:currency="JPY" office:value="22886.9126855">
            <text:p>￥22,8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539">
            <text:p>0.0263539</text:p>
          </table:table-cell>
          <table:table-cell table:style-name="ce25" table:formula="of:=[.G3]*0.05" office:value-type="float" office:value="0.001317695">
            <text:p>0.0013</text:p>
          </table:table-cell>
          <table:table-cell table:style-name="ce29" table:formula="of:=[.H3]*[.D3]" office:value-type="currency" office:currency="JPY" office:value="1144.345634275">
            <text:p>￥1,144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0.4953">
            <text:p>580.495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8.795">
            <text:p>￥38.795</text:p>
          </table:table-cell>
          <table:table-cell table:style-name="ce17" table:formula="of:=[.D4]*([.B4]+[.C4])" office:value-type="currency" office:currency="JPY" office:value="29239.6091635">
            <text:p>￥29,24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3.6953">
            <text:p>753.6953</text:p>
          </table:table-cell>
          <table:table-cell table:style-name="ce26" table:formula="of:=[.G4]*0.05" office:value-type="float" office:value="37.684765">
            <text:p>37.7</text:p>
          </table:table-cell>
          <table:table-cell table:style-name="ce29" table:formula="of:=[.H4]*[.D4]" office:value-type="currency" office:currency="JPY" office:value="1461.980458175">
            <text:p>￥1,462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4861">
            <text:p>41.486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96">
            <text:p>￥396.000</text:p>
          </table:table-cell>
          <table:table-cell table:style-name="ce17" table:formula="of:=[.D5]*[.G5]" office:value-type="currency" office:currency="JPY" office:value="20784.4956">
            <text:p>￥20,78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4861">
            <text:p>52.4861</text:p>
          </table:table-cell>
          <table:table-cell table:style-name="ce24" table:formula="of:=[.G5]*0.05" office:value-type="float" office:value="2.624305">
            <text:p>3</text:p>
          </table:table-cell>
          <table:table-cell table:style-name="ce29" table:formula="of:=[.H5]*[.D5]" office:value-type="currency" office:currency="JPY" office:value="1039.22478">
            <text:p>￥1,0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13814">
            <text:p>0.34813814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600">
            <text:p>￥55,600</text:p>
          </table:table-cell>
          <table:table-cell table:style-name="ce17" table:formula="of:=[.D6]*[.G6]" office:value-type="currency" office:currency="JPY" office:value="25049.920584">
            <text:p>￥25,0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53814">
            <text:p>0.45053814</text:p>
          </table:table-cell>
          <table:table-cell table:style-name="ce25" table:formula="of:=[.G6]*0.05" office:value-type="float" office:value="0.022526907">
            <text:p>0.0225</text:p>
          </table:table-cell>
          <table:table-cell table:style-name="ce29" table:formula="of:=[.H6]*[.D6]" office:value-type="currency" office:currency="JPY" office:value="1252.4960292">
            <text:p>￥1,252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490.23450825">
            <text:p>￥24,490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502.4061676">
            <text:p>￥95,50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104">
            <text:p>91,10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104">
            <text:p>￥91,1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104">
            <text:p>91104</text:p>
          </table:table-cell>
          <table:table-cell table:style-name="ce24"/>
          <table:table-cell table:style-name="ce28" table:formula="of:=SUM([.I3:.I6])" office:value-type="currency" office:currency="JPY" office:value="4775.12030838">
            <text:p>￥4,77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8784">
            <text:p>0.02038784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800">
            <text:p>￥868,800</text:p>
          </table:table-cell>
          <table:table-cell table:style-name="ce17" table:formula="of:=[.D3]*[.G3]" office:value-type="currency" office:currency="JPY" office:value="22838.875392">
            <text:p>￥22,8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784">
            <text:p>0.02628784</text:p>
          </table:table-cell>
          <table:table-cell table:style-name="ce25" table:formula="of:=[.G3]*0.05" office:value-type="float" office:value="0.001314392">
            <text:p>0.0013</text:p>
          </table:table-cell>
          <table:table-cell table:style-name="ce29" table:formula="of:=[.H3]*[.D3]" office:value-type="currency" office:currency="JPY" office:value="1141.9437696">
            <text:p>￥1,141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5.7482">
            <text:p>585.7482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6.92">
            <text:p>￥36.920</text:p>
          </table:table-cell>
          <table:table-cell table:style-name="ce17" table:formula="of:=[.D4]*([.B4]+[.C4])" office:value-type="currency" office:currency="JPY" office:value="28020.367544">
            <text:p>￥28,0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9482">
            <text:p>758.9482</text:p>
          </table:table-cell>
          <table:table-cell table:style-name="ce26" table:formula="of:=[.G4]*0.05" office:value-type="float" office:value="37.94741">
            <text:p>37.9</text:p>
          </table:table-cell>
          <table:table-cell table:style-name="ce29" table:formula="of:=[.H4]*[.D4]" office:value-type="currency" office:currency="JPY" office:value="1401.0183772">
            <text:p>￥1,40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1939">
            <text:p>41.1939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19750.17176">
            <text:p>￥19,7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939">
            <text:p>52.1939</text:p>
          </table:table-cell>
          <table:table-cell table:style-name="ce24" table:formula="of:=[.G5]*0.05" office:value-type="float" office:value="2.609695">
            <text:p>3</text:p>
          </table:table-cell>
          <table:table-cell table:style-name="ce29" table:formula="of:=[.H5]*[.D5]" office:value-type="currency" office:currency="JPY" office:value="987.508588">
            <text:p>￥987.5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88701">
            <text:p>0.34888701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160">
            <text:p>￥55,160</text:p>
          </table:table-cell>
          <table:table-cell table:style-name="ce17" table:formula="of:=[.D6]*[.G6]" office:value-type="currency" office:currency="JPY" office:value="24892.9914716">
            <text:p>￥24,89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128701">
            <text:p>0.45128701</text:p>
          </table:table-cell>
          <table:table-cell table:style-name="ce25" table:formula="of:=[.G6]*0.05" office:value-type="float" office:value="0.0225643505">
            <text:p>0.0226</text:p>
          </table:table-cell>
          <table:table-cell table:style-name="ce29" table:formula="of:=[.H6]*[.D6]" office:value-type="currency" office:currency="JPY" office:value="1244.64957358">
            <text:p>￥1,244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75.6015419">
            <text:p>￥23,876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924.922458">
            <text:p>￥94,92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957">
            <text:p>85,95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957">
            <text:p>￥85,95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957">
            <text:p>85957</text:p>
          </table:table-cell>
          <table:table-cell table:style-name="ce24"/>
          <table:table-cell table:style-name="ce28" table:formula="of:=SUM([.I3:.I6])" office:value-type="currency" office:currency="JPY" office:value="4746.2461229">
            <text:p>￥4,74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628344">
            <text:p>0.02628344</text:p>
          </table:table-cell>
          <table:table-cell table:style-name="ce8"/>
          <table:table-cell table:style-name="ce12" office:value-type="currency" office:currency="JPY" office:value="866975">
            <text:p>￥866,975</text:p>
          </table:table-cell>
          <table:table-cell table:style-name="ce17" table:formula="of:=[.D3]*[.G3]" office:value-type="currency" office:currency="JPY" office:value="22787.085394">
            <text:p>￥22,7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344">
            <text:p>0.02628344</text:p>
          </table:table-cell>
          <table:table-cell table:style-name="ce25" table:formula="of:=[.G3]*0.05" office:value-type="float" office:value="0.001314172">
            <text:p>0.0013</text:p>
          </table:table-cell>
          <table:table-cell table:style-name="ce29" table:formula="of:=[.H3]*[.D3]" office:value-type="currency" office:currency="JPY" office:value="1139.3542697">
            <text:p>￥1,139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93.8943">
            <text:p>593.894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5.1">
            <text:p>￥35.100</text:p>
          </table:table-cell>
          <table:table-cell table:style-name="ce17" table:formula="of:=[.D4]*([.B4]+[.C4])" office:value-type="currency" office:currency="JPY" office:value="26925.00993">
            <text:p>￥26,92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7.0943">
            <text:p>767.0943</text:p>
          </table:table-cell>
          <table:table-cell table:style-name="ce26" table:formula="of:=[.G4]*0.05" office:value-type="float" office:value="38.354715">
            <text:p>38.4</text:p>
          </table:table-cell>
          <table:table-cell table:style-name="ce29" table:formula="of:=[.H4]*[.D4]" office:value-type="currency" office:currency="JPY" office:value="1346.2504965">
            <text:p>￥1,3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0841">
            <text:p>41.084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86.9">
            <text:p>￥386.900</text:p>
          </table:table-cell>
          <table:table-cell table:style-name="ce17" table:formula="of:=[.D5]*[.G5]" office:value-type="currency" office:currency="JPY" office:value="20151.33829">
            <text:p>￥20,15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0841">
            <text:p>52.0841</text:p>
          </table:table-cell>
          <table:table-cell table:style-name="ce24" table:formula="of:=[.G5]*0.05" office:value-type="float" office:value="2.604205">
            <text:p>3</text:p>
          </table:table-cell>
          <table:table-cell table:style-name="ce29" table:formula="of:=[.H5]*[.D5]" office:value-type="currency" office:currency="JPY" office:value="1007.5669145">
            <text:p>￥1,007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5079148">
            <text:p>0.35079148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300">
            <text:p>￥55,300</text:p>
          </table:table-cell>
          <table:table-cell table:style-name="ce17" table:formula="of:=[.D6]*[.G6]" office:value-type="currency" office:currency="JPY" office:value="25061.488844">
            <text:p>￥25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19148">
            <text:p>0.45319148</text:p>
          </table:table-cell>
          <table:table-cell table:style-name="ce25" table:formula="of:=[.G6]*0.05" office:value-type="float" office:value="0.022659574">
            <text:p>0.0227</text:p>
          </table:table-cell>
          <table:table-cell table:style-name="ce29" table:formula="of:=[.H6]*[.D6]" office:value-type="currency" office:currency="JPY" office:value="1253.0744422">
            <text:p>￥1,25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731.2306145">
            <text:p>￥23,731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257.7994685">
            <text:p>￥97,25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48">
            <text:p>74,9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948">
            <text:p>￥74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48">
            <text:p>74948</text:p>
          </table:table-cell>
          <table:table-cell table:style-name="ce24"/>
          <table:table-cell table:style-name="ce28" table:formula="of:=SUM([.I3:.I6])" office:value-type="currency" office:currency="JPY" office:value="4862.889973425">
            <text:p>￥4,86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741">
            <text:p>0.0206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92450">
            <text:p>￥892,450</text:p>
          </table:table-cell>
          <table:table-cell table:style-name="ce17" table:formula="of:=[.D3]*[.G3]" office:value-type="currency" office:currency="JPY" office:value="23147.8415545">
            <text:p>￥23,14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741">
            <text:p>0.02593741</text:p>
          </table:table-cell>
          <table:table-cell table:style-name="ce25" table:formula="of:=[.G3]*0.05" office:value-type="float" office:value="0.0012968705">
            <text:p>0.0013</text:p>
          </table:table-cell>
          <table:table-cell table:style-name="ce29" table:formula="of:=[.H3]*[.D3]" office:value-type="currency" office:currency="JPY" office:value="1157.392077725">
            <text:p>￥1,157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1.1442">
            <text:p>651.14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5.9">
            <text:p>￥35.900</text:p>
          </table:table-cell>
          <table:table-cell table:style-name="ce17" table:formula="of:=[.D4]*([.B4]+[.C4])" office:value-type="currency" office:currency="JPY" office:value="28265.65678">
            <text:p>￥28,2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7.3442">
            <text:p>787.3442</text:p>
          </table:table-cell>
          <table:table-cell table:style-name="ce26" table:formula="of:=[.G4]*0.05" office:value-type="float" office:value="39.36721">
            <text:p>39.4</text:p>
          </table:table-cell>
          <table:table-cell table:style-name="ce29" table:formula="of:=[.H4]*[.D4]" office:value-type="currency" office:currency="JPY" office:value="1413.282839">
            <text:p>￥1,413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5484">
            <text:p>39.548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96.9">
            <text:p>￥396.900</text:p>
          </table:table-cell>
          <table:table-cell table:style-name="ce17" table:formula="of:=[.D5]*[.G5]" office:value-type="currency" office:currency="JPY" office:value="20459.55996">
            <text:p>￥20,46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5484">
            <text:p>51.5484</text:p>
          </table:table-cell>
          <table:table-cell table:style-name="ce24" table:formula="of:=[.G5]*0.05" office:value-type="float" office:value="2.57742">
            <text:p>3</text:p>
          </table:table-cell>
          <table:table-cell table:style-name="ce29" table:formula="of:=[.H5]*[.D5]" office:value-type="currency" office:currency="JPY" office:value="1022.977998">
            <text:p>￥1,023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30986">
            <text:p>0.3813098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900">
            <text:p>￥55,900</text:p>
          </table:table-cell>
          <table:table-cell table:style-name="ce17" table:formula="of:=[.D6]*[.G6]" office:value-type="currency" office:currency="JPY" office:value="25384.741174">
            <text:p>￥25,38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10986">
            <text:p>0.45410986</text:p>
          </table:table-cell>
          <table:table-cell table:style-name="ce25" table:formula="of:=[.G6]*0.05" office:value-type="float" office:value="0.022705493">
            <text:p>0.0227</text:p>
          </table:table-cell>
          <table:table-cell table:style-name="ce29" table:formula="of:=[.H6]*[.D6]" office:value-type="currency" office:currency="JPY" office:value="1269.2370587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14.449867125">
            <text:p>￥24,31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632.8351263">
            <text:p>￥90,6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1127">
            <text:p>81,1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1127">
            <text:p>￥81,1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1127">
            <text:p>81127</text:p>
          </table:table-cell>
          <table:table-cell table:style-name="ce24"/>
          <table:table-cell table:style-name="ce28" table:formula="of:=SUM([.I3:.I6])" office:value-type="currency" office:currency="JPY" office:value="4531.641756315">
            <text:p>￥4,532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93741">
            <text:p>0.0209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3010">
            <text:p>￥853,010</text:p>
          </table:table-cell>
          <table:table-cell table:style-name="ce17" table:formula="of:=[.D3]*[.G3]" office:value-type="currency" office:currency="JPY" office:value="22380.7731041">
            <text:p>￥22,38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3741">
            <text:p>0.02623741</text:p>
          </table:table-cell>
          <table:table-cell table:style-name="ce25" table:formula="of:=[.G3]*0.05" office:value-type="float" office:value="0.0013118705">
            <text:p>0.0013</text:p>
          </table:table-cell>
          <table:table-cell table:style-name="ce29" table:formula="of:=[.H3]*[.D3]" office:value-type="currency" office:currency="JPY" office:value="1119.038655205">
            <text:p>￥1,119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7541">
            <text:p>650.7541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17">
            <text:p>￥31.170</text:p>
          </table:table-cell>
          <table:table-cell table:style-name="ce17" table:formula="of:=[.D4]*([.B4]+[.C4])" office:value-type="currency" office:currency="JPY" office:value="24529.359297">
            <text:p>￥24,52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9541">
            <text:p>786.9541</text:p>
          </table:table-cell>
          <table:table-cell table:style-name="ce26" table:formula="of:=[.G4]*0.05" office:value-type="float" office:value="39.347705">
            <text:p>39.3</text:p>
          </table:table-cell>
          <table:table-cell table:style-name="ce29" table:formula="of:=[.H4]*[.D4]" office:value-type="currency" office:currency="JPY" office:value="1226.46796485">
            <text:p>￥1,22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8291">
            <text:p>39.829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1.6">
            <text:p>￥381.600</text:p>
          </table:table-cell>
          <table:table-cell table:style-name="ce17" table:formula="of:=[.D5]*[.G5]" office:value-type="currency" office:currency="JPY" office:value="19777.98456">
            <text:p>￥19,77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8291">
            <text:p>51.8291</text:p>
          </table:table-cell>
          <table:table-cell table:style-name="ce24" table:formula="of:=[.G5]*0.05" office:value-type="float" office:value="2.591455">
            <text:p>3</text:p>
          </table:table-cell>
          <table:table-cell table:style-name="ce29" table:formula="of:=[.H5]*[.D5]" office:value-type="currency" office:currency="JPY" office:value="988.899228">
            <text:p>￥988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04227">
            <text:p>0.3810422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2760">
            <text:p>￥52,760</text:p>
          </table:table-cell>
          <table:table-cell table:style-name="ce17" table:formula="of:=[.D6]*[.G6]" office:value-type="currency" office:currency="JPY" office:value="23944.7181652">
            <text:p>￥23,9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84227">
            <text:p>0.45384227</text:p>
          </table:table-cell>
          <table:table-cell table:style-name="ce25" table:formula="of:=[.G6]*0.05" office:value-type="float" office:value="0.0226921135">
            <text:p>0.0227</text:p>
          </table:table-cell>
          <table:table-cell table:style-name="ce29" table:formula="of:=[.H6]*[.D6]" office:value-type="currency" office:currency="JPY" office:value="1197.23590826">
            <text:p>￥1,19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658.208781575">
            <text:p>￥22,65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57.2800121">
            <text:p>￥93,4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0063">
            <text:p>70,0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0063">
            <text:p>￥70,06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0063">
            <text:p>70063</text:p>
          </table:table-cell>
          <table:table-cell table:style-name="ce24"/>
          <table:table-cell table:style-name="ce28" table:formula="of:=SUM([.I3:.I6])" office:value-type="currency" office:currency="JPY" office:value="4672.864000605">
            <text:p>￥4,6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371">
            <text:p>0.0205437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73510">
            <text:p>￥873,510</text:p>
          </table:table-cell>
          <table:table-cell table:style-name="ce17" table:formula="of:=[.D3]*[.G3]" office:value-type="currency" office:currency="JPY" office:value="22574.7391221">
            <text:p>￥22,57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84371">
            <text:p>0.02584371</text:p>
          </table:table-cell>
          <table:table-cell table:style-name="ce25" table:formula="of:=[.G3]*0.05" office:value-type="float" office:value="0.0012921855">
            <text:p>0.0013</text:p>
          </table:table-cell>
          <table:table-cell table:style-name="ce29" table:formula="of:=[.H3]*[.D3]" office:value-type="currency" office:currency="JPY" office:value="1128.736956105">
            <text:p>￥1,128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4075">
            <text:p>650.4075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7">
            <text:p>￥31.700</text:p>
          </table:table-cell>
          <table:table-cell table:style-name="ce17" table:formula="of:=[.D4]*([.B4]+[.C4])" office:value-type="currency" office:currency="JPY" office:value="24935.45775">
            <text:p>￥24,93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6075">
            <text:p>786.6075</text:p>
          </table:table-cell>
          <table:table-cell table:style-name="ce26" table:formula="of:=[.G4]*0.05" office:value-type="float" office:value="39.330375">
            <text:p>39.3</text:p>
          </table:table-cell>
          <table:table-cell table:style-name="ce29" table:formula="of:=[.H4]*[.D4]" office:value-type="currency" office:currency="JPY" office:value="1246.7728875">
            <text:p>￥1,246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2916">
            <text:p>39.291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00.9">
            <text:p>￥400.900</text:p>
          </table:table-cell>
          <table:table-cell table:style-name="ce17" table:formula="of:=[.D5]*[.G5]" office:value-type="currency" office:currency="JPY" office:value="20562.80244">
            <text:p>￥20,5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2916">
            <text:p>51.2916</text:p>
          </table:table-cell>
          <table:table-cell table:style-name="ce24" table:formula="of:=[.G5]*0.05" office:value-type="float" office:value="2.56458">
            <text:p>3</text:p>
          </table:table-cell>
          <table:table-cell table:style-name="ce29" table:formula="of:=[.H5]*[.D5]" office:value-type="currency" office:currency="JPY" office:value="1028.140122">
            <text:p>￥1,028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5048">
            <text:p>0.381504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875">
            <text:p>￥55,875</text:p>
          </table:table-cell>
          <table:table-cell table:style-name="ce17" table:formula="of:=[.D6]*[.G6]" office:value-type="currency" office:currency="JPY" office:value="25384.2807">
            <text:p>￥25,38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3048">
            <text:p>0.4543048</text:p>
          </table:table-cell>
          <table:table-cell table:style-name="ce25" table:formula="of:=[.G6]*0.05" office:value-type="float" office:value="0.02271524">
            <text:p>0.0227</text:p>
          </table:table-cell>
          <table:table-cell table:style-name="ce29" table:formula="of:=[.H6]*[.D6]" office:value-type="currency" office:currency="JPY" office:value="1269.214035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64.320003025">
            <text:p>￥23,36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3512.3363435">
            <text:p>￥83,5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4978">
            <text:p>64,9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4978">
            <text:p>￥64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4978">
            <text:p>64978</text:p>
          </table:table-cell>
          <table:table-cell table:style-name="ce24"/>
          <table:table-cell table:style-name="ce28" table:formula="of:=SUM([.I3:.I6])" office:value-type="currency" office:currency="JPY" office:value="4175.616817175">
            <text:p>￥4,17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23313">
            <text:p>0.0202331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19550">
            <text:p>￥819,550</text:p>
          </table:table-cell>
          <table:table-cell table:style-name="ce17" table:formula="of:=[.D3]*[.G3]" office:value-type="currency" office:currency="JPY" office:value="20925.6766915">
            <text:p>￥20,9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3313">
            <text:p>0.02553313</text:p>
          </table:table-cell>
          <table:table-cell table:style-name="ce25" table:formula="of:=[.G3]*0.05" office:value-type="float" office:value="0.0012766565">
            <text:p>0.0013</text:p>
          </table:table-cell>
          <table:table-cell table:style-name="ce29" table:formula="of:=[.H3]*[.D3]" office:value-type="currency" office:currency="JPY" office:value="1046.283834575">
            <text:p>￥1,046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43.5082">
            <text:p>643.508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7.45">
            <text:p>￥27.450</text:p>
          </table:table-cell>
          <table:table-cell table:style-name="ce17" table:formula="of:=[.D4]*([.B4]+[.C4])" office:value-type="currency" office:currency="JPY" office:value="21402.99009">
            <text:p>￥21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9.7082">
            <text:p>779.7082</text:p>
          </table:table-cell>
          <table:table-cell table:style-name="ce26" table:formula="of:=[.G4]*0.05" office:value-type="float" office:value="38.98541">
            <text:p>39.0</text:p>
          </table:table-cell>
          <table:table-cell table:style-name="ce29" table:formula="of:=[.H4]*[.D4]" office:value-type="currency" office:currency="JPY" office:value="1070.1495045">
            <text:p>￥1,070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7563">
            <text:p>38.756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0">
            <text:p>￥370.000</text:p>
          </table:table-cell>
          <table:table-cell table:style-name="ce17" table:formula="of:=[.D5]*[.G5]" office:value-type="currency" office:currency="JPY" office:value="18779.831">
            <text:p>￥18,78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7563">
            <text:p>50.7563</text:p>
          </table:table-cell>
          <table:table-cell table:style-name="ce24" table:formula="of:=[.G5]*0.05" office:value-type="float" office:value="2.537815">
            <text:p>3</text:p>
          </table:table-cell>
          <table:table-cell table:style-name="ce29" table:formula="of:=[.H5]*[.D5]" office:value-type="currency" office:currency="JPY" office:value="938.99155">
            <text:p>￥939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798146">
            <text:p>0.3779814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700">
            <text:p>￥49,700</text:p>
          </table:table-cell>
          <table:table-cell table:style-name="ce17" table:formula="of:=[.D6]*[.G6]" office:value-type="currency" office:currency="JPY" office:value="22403.838562">
            <text:p>￥22,40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78146">
            <text:p>0.45078146</text:p>
          </table:table-cell>
          <table:table-cell table:style-name="ce25" table:formula="of:=[.G6]*0.05" office:value-type="float" office:value="0.022539073">
            <text:p>0.0225</text:p>
          </table:table-cell>
          <table:table-cell table:style-name="ce29" table:formula="of:=[.H6]*[.D6]" office:value-type="currency" office:currency="JPY" office:value="1120.1919281">
            <text:p>￥1,120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0878.084085875">
            <text:p>￥20,87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815.4643928">
            <text:p>￥75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491">
            <text:p>60,4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0491">
            <text:p>￥60,4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491">
            <text:p>60491</text:p>
          </table:table-cell>
          <table:table-cell table:style-name="ce24"/>
          <table:table-cell table:style-name="ce28" table:formula="of:=SUM([.I3:.I6])" office:value-type="currency" office:currency="JPY" office:value="3790.77321964">
            <text:p>￥3,79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80612">
            <text:p>0.019806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4320">
            <text:p>￥734,320</text:p>
          </table:table-cell>
          <table:table-cell table:style-name="ce17" table:formula="of:=[.D3]*[.G3]" office:value-type="currency" office:currency="JPY" office:value="18435.9260384">
            <text:p>￥18,43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0612">
            <text:p>0.02510612</text:p>
          </table:table-cell>
          <table:table-cell table:style-name="ce25" table:formula="of:=[.G3]*0.05" office:value-type="float" office:value="0.001255306">
            <text:p>0.0013</text:p>
          </table:table-cell>
          <table:table-cell table:style-name="ce29" table:formula="of:=[.H3]*[.D3]" office:value-type="currency" office:currency="JPY" office:value="921.79630192">
            <text:p>￥921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4.196">
            <text:p>634.19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5">
            <text:p>￥25.150</text:p>
          </table:table-cell>
          <table:table-cell table:style-name="ce17" table:formula="of:=[.D4]*([.B4]+[.C4])" office:value-type="currency" office:currency="JPY" office:value="19375.4594">
            <text:p>￥19,3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0.396">
            <text:p>770.396</text:p>
          </table:table-cell>
          <table:table-cell table:style-name="ce26" table:formula="of:=[.G4]*0.05" office:value-type="float" office:value="38.5198">
            <text:p>38.5</text:p>
          </table:table-cell>
          <table:table-cell table:style-name="ce29" table:formula="of:=[.H4]*[.D4]" office:value-type="currency" office:currency="JPY" office:value="968.77297">
            <text:p>￥968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878">
            <text:p>38.187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9.9">
            <text:p>￥359.900</text:p>
          </table:table-cell>
          <table:table-cell table:style-name="ce17" table:formula="of:=[.D5]*[.G5]" office:value-type="currency" office:currency="JPY" office:value="18062.58922">
            <text:p>￥18,0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1878">
            <text:p>50.1878</text:p>
          </table:table-cell>
          <table:table-cell table:style-name="ce24" table:formula="of:=[.G5]*0.05" office:value-type="float" office:value="2.50939">
            <text:p>3</text:p>
          </table:table-cell>
          <table:table-cell table:style-name="ce29" table:formula="of:=[.H5]*[.D5]" office:value-type="currency" office:currency="JPY" office:value="903.129461">
            <text:p>￥903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391796">
            <text:p>0.3739179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640">
            <text:p>￥44,640</text:p>
          </table:table-cell>
          <table:table-cell table:style-name="ce17" table:formula="of:=[.D6]*[.G6]" office:value-type="currency" office:currency="JPY" office:value="19941.4897344">
            <text:p>￥1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671796">
            <text:p>0.44671796</text:p>
          </table:table-cell>
          <table:table-cell table:style-name="ce25" table:formula="of:=[.G6]*0.05" office:value-type="float" office:value="0.022335898">
            <text:p>0.0223</text:p>
          </table:table-cell>
          <table:table-cell table:style-name="ce29" table:formula="of:=[.H6]*[.D6]" office:value-type="currency" office:currency="JPY" office:value="997.07448672">
            <text:p>￥9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953.8660982">
            <text:p>￥18,95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522.458651">
            <text:p>￥72,5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6422">
            <text:p>56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6422">
            <text:p>￥56,42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6422">
            <text:p>56422</text:p>
          </table:table-cell>
          <table:table-cell table:style-name="ce24"/>
          <table:table-cell table:style-name="ce28" table:formula="of:=SUM([.I3:.I6])" office:value-type="currency" office:currency="JPY" office:value="3626.12293255">
            <text:p>￥3,62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589">
            <text:p>0.0193589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200">
            <text:p>￥724,200</text:p>
          </table:table-cell>
          <table:table-cell table:style-name="ce17" table:formula="of:=[.D3]*[.G3]" office:value-type="currency" office:currency="JPY" office:value="17857.97538">
            <text:p>￥17,8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589">
            <text:p>0.0246589</text:p>
          </table:table-cell>
          <table:table-cell table:style-name="ce25" table:formula="of:=[.G3]*0.05" office:value-type="float" office:value="0.001232945">
            <text:p>0.0012</text:p>
          </table:table-cell>
          <table:table-cell table:style-name="ce29" table:formula="of:=[.H3]*[.D3]" office:value-type="currency" office:currency="JPY" office:value="892.898769">
            <text:p>￥89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1754">
            <text:p>623.17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38">
            <text:p>￥24.380</text:p>
          </table:table-cell>
          <table:table-cell table:style-name="ce17" table:formula="of:=[.D4]*([.B4]+[.C4])" office:value-type="currency" office:currency="JPY" office:value="18513.572252">
            <text:p>￥18,5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9.3754">
            <text:p>759.3754</text:p>
          </table:table-cell>
          <table:table-cell table:style-name="ce26" table:formula="of:=[.G4]*0.05" office:value-type="float" office:value="37.96877">
            <text:p>38.0</text:p>
          </table:table-cell>
          <table:table-cell table:style-name="ce29" table:formula="of:=[.H4]*[.D4]" office:value-type="currency" office:currency="JPY" office:value="925.6786126">
            <text:p>￥92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636">
            <text:p>37.563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9">
            <text:p>￥349.000</text:p>
          </table:table-cell>
          <table:table-cell table:style-name="ce17" table:formula="of:=[.D5]*[.G5]" office:value-type="currency" office:currency="JPY" office:value="17297.6964">
            <text:p>￥17,2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5636">
            <text:p>49.5636</text:p>
          </table:table-cell>
          <table:table-cell table:style-name="ce24" table:formula="of:=[.G5]*0.05" office:value-type="float" office:value="2.47818">
            <text:p>2</text:p>
          </table:table-cell>
          <table:table-cell table:style-name="ce29" table:formula="of:=[.H5]*[.D5]" office:value-type="currency" office:currency="JPY" office:value="864.88482">
            <text:p>￥864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43852">
            <text:p>0.3674385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853.214619">
            <text:p>￥18,8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23852">
            <text:p>0.44023852</text:p>
          </table:table-cell>
          <table:table-cell table:style-name="ce25" table:formula="of:=[.G6]*0.05" office:value-type="float" office:value="0.022011926">
            <text:p>0.0220</text:p>
          </table:table-cell>
          <table:table-cell table:style-name="ce29" table:formula="of:=[.H6]*[.D6]" office:value-type="currency" office:currency="JPY" office:value="942.66073095">
            <text:p>￥942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130.61466275">
            <text:p>￥18,131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197.086061">
            <text:p>￥72,19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472">
            <text:p>52,4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472">
            <text:p>￥52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472">
            <text:p>52472</text:p>
          </table:table-cell>
          <table:table-cell table:style-name="ce24"/>
          <table:table-cell table:style-name="ce28" table:formula="of:=SUM([.I3:.I6])" office:value-type="currency" office:currency="JPY" office:value="3609.85430305">
            <text:p>￥3,61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8351">
            <text:p>0.0193835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000">
            <text:p>￥724,000</text:p>
          </table:table-cell>
          <table:table-cell table:style-name="ce17" table:formula="of:=[.D3]*[.G3]" office:value-type="currency" office:currency="JPY" office:value="17870.86124">
            <text:p>￥17,87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8351">
            <text:p>0.02468351</text:p>
          </table:table-cell>
          <table:table-cell table:style-name="ce25" table:formula="of:=[.G3]*0.05" office:value-type="float" office:value="0.0012341755">
            <text:p>0.0012</text:p>
          </table:table-cell>
          <table:table-cell table:style-name="ce29" table:formula="of:=[.H3]*[.D3]" office:value-type="currency" office:currency="JPY" office:value="893.543062">
            <text:p>￥89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5.188">
            <text:p>625.18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195">
            <text:p>￥24.195</text:p>
          </table:table-cell>
          <table:table-cell table:style-name="ce17" table:formula="of:=[.D4]*([.B4]+[.C4])" office:value-type="currency" office:currency="JPY" office:value="18421.78266">
            <text:p>￥18,4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388">
            <text:p>761.388</text:p>
          </table:table-cell>
          <table:table-cell table:style-name="ce26" table:formula="of:=[.G4]*0.05" office:value-type="float" office:value="38.0694">
            <text:p>38.1</text:p>
          </table:table-cell>
          <table:table-cell table:style-name="ce29" table:formula="of:=[.H4]*[.D4]" office:value-type="currency" office:currency="JPY" office:value="921.089133">
            <text:p>￥921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8343">
            <text:p>37.834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7.6">
            <text:p>￥347.600</text:p>
          </table:table-cell>
          <table:table-cell table:style-name="ce17" table:formula="of:=[.D5]*[.G5]" office:value-type="currency" office:currency="JPY" office:value="17322.40268">
            <text:p>￥17,3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8343">
            <text:p>49.8343</text:p>
          </table:table-cell>
          <table:table-cell table:style-name="ce24" table:formula="of:=[.G5]*0.05" office:value-type="float" office:value="2.491715">
            <text:p>2</text:p>
          </table:table-cell>
          <table:table-cell table:style-name="ce29" table:formula="of:=[.H5]*[.D5]" office:value-type="currency" office:currency="JPY" office:value="866.120134">
            <text:p>￥866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7861">
            <text:p>0.36857861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100">
            <text:p>￥42,100</text:p>
          </table:table-cell>
          <table:table-cell table:style-name="ce17" table:formula="of:=[.D6]*[.G6]" office:value-type="currency" office:currency="JPY" office:value="18582.039481">
            <text:p>￥18,58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7861">
            <text:p>0.44137861</text:p>
          </table:table-cell>
          <table:table-cell table:style-name="ce25" table:formula="of:=[.G6]*0.05" office:value-type="float" office:value="0.0220689305">
            <text:p>0.0221</text:p>
          </table:table-cell>
          <table:table-cell table:style-name="ce29" table:formula="of:=[.H6]*[.D6]" office:value-type="currency" office:currency="JPY" office:value="929.10197405">
            <text:p>￥929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049.27151525">
            <text:p>￥18,04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859.8860038">
            <text:p>￥73,86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4"/>
          <table:table-cell table:style-name="ce28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7763">
            <text:p>0.019377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6545">
            <text:p>￥756,545</text:p>
          </table:table-cell>
          <table:table-cell table:style-name="ce17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5" table:formula="of:=[.G3]*0.05" office:value-type="float" office:value="0.0012338815">
            <text:p>0.0012</text:p>
          </table:table-cell>
          <table:table-cell table:style-name="ce29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8028">
            <text:p>624.802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69">
            <text:p>￥24.569</text:p>
          </table:table-cell>
          <table:table-cell table:style-name="ce17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6" table:formula="of:=[.G4]*0.05" office:value-type="float" office:value="38.05014">
            <text:p>38.1</text:p>
          </table:table-cell>
          <table:table-cell table:style-name="ce29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0921">
            <text:p>38.09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1.2">
            <text:p>￥351.200</text:p>
          </table:table-cell>
          <table:table-cell table:style-name="ce17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4" table:formula="of:=[.G5]*0.05" office:value-type="float" office:value="2.504605">
            <text:p>3</text:p>
          </table:table-cell>
          <table:table-cell table:style-name="ce29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4793">
            <text:p>0.36854793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5" table:formula="of:=[.G6]*0.05" office:value-type="float" office:value="0.0220673965">
            <text:p>0.0221</text:p>
          </table:table-cell>
          <table:table-cell table:style-name="ce29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64.97150095">
            <text:p>￥18,465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4"/>
          <table:table-cell table:style-name="ce28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5" table:formula="of:=[.G3]*0.05" office:value-type="float" office:value="0.0012316225">
            <text:p>0.0012</text:p>
          </table:table-cell>
          <table:table-cell table:style-name="ce29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6" table:formula="of:=[.G4]*0.05" office:value-type="float" office:value="38.004845">
            <text:p>38.0</text:p>
          </table:table-cell>
          <table:table-cell table:style-name="ce29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4" table:formula="of:=[.G5]*0.05" office:value-type="float" office:value="2.51679">
            <text:p>3</text:p>
          </table:table-cell>
          <table:table-cell table:style-name="ce29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5" table:formula="of:=[.G6]*0.05" office:value-type="float" office:value="0.0220268485">
            <text:p>0.0220</text:p>
          </table:table-cell>
          <table:table-cell table:style-name="ce29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4"/>
          <table:table-cell table:style-name="ce28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5" table:formula="of:=[.G3]*0.05" office:value-type="float" office:value="0.0012306465">
            <text:p>0.0012</text:p>
          </table:table-cell>
          <table:table-cell table:style-name="ce29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4" table:formula="of:=[.G4]*0.05" office:value-type="float" office:value="38.01162">
            <text:p>38</text:p>
          </table:table-cell>
          <table:table-cell table:style-name="ce29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4" table:formula="of:=[.G5]*0.05" office:value-type="float" office:value="2.53052">
            <text:p>3</text:p>
          </table:table-cell>
          <table:table-cell table:style-name="ce29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5" table:formula="of:=[.G6]*0.05" office:value-type="float" office:value="0.0220333525">
            <text:p>0.0220</text:p>
          </table:table-cell>
          <table:table-cell table:style-name="ce29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4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7" office:value-type="string">
            <text:p>資産5%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5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5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8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4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5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1">
          <table:table-cell table:number-columns-repeated="4"/>
          <table:table-cell table:style-name="ce32" office:value-type="currency" office:currency="JPY" office:value="36000">
            <text:p>￥36,000</text:p>
          </table:table-cell>
          <table:table-cell table:style-name="ce33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6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6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4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7" office:value-type="string">
            <text:p>資産5%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5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5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8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4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5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1">
          <table:table-cell table:number-columns-repeated="4"/>
          <table:table-cell table:style-name="ce32" office:value-type="currency" office:currency="JPY" office:value="32000">
            <text:p>￥32,000</text:p>
          </table:table-cell>
          <table:table-cell table:style-name="ce33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6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6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4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7" office:value-type="string">
            <text:p>資産5%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5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5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8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4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5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1">
          <table:table-cell table:number-columns-repeated="4"/>
          <table:table-cell table:style-name="ce32" office:value-type="currency" office:currency="JPY" office:value="28000">
            <text:p>￥28,000</text:p>
          </table:table-cell>
          <table:table-cell table:style-name="ce33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6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6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4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7" office:value-type="string">
            <text:p>資産5%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5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5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8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4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5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3">
          <table:table-cell table:number-columns-repeated="4"/>
          <table:table-cell table:style-name="ce32" office:value-type="currency" office:currency="JPY" office:value="24000">
            <text:p>￥24,000</text:p>
          </table:table-cell>
          <table:table-cell table:style-name="ce33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6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6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3">2018/06/13</text:date>, <text:time>19:55:0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6-13T19:55:01</dc:date>
    <dc:creator>鈴木 豊樹</dc:creator>
    <meta:editing-duration>P2DT5H38M19S</meta:editing-duration>
    <meta:editing-cycles>196</meta:editing-cycles>
    <meta:generator>OpenOffice/4.1.5$Unix OpenOffice.org_project/415m1$Build-9789</meta:generator>
    <meta:document-statistic meta:table-count="67" meta:cell-count="4180" meta:object-count="0"/>
  </office:meta>
</office:document-meta>
</file>